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8.6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6" style:family="table-cell" style:parent-style-name="Default">
      <style:table-cell-properties fo:wrap-option="no-wrap"/>
    </style:style>
    <style:style style:name="ce5" style:family="table-cell" style:parent-style-name="Default" style:data-style-name="N120"/>
    <style:style style:name="ce8" style:family="table-cell" style:parent-style-name="Default" style:data-style-name="N100">
      <style:table-cell-properties fo:wrap-option="no-wrap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8"/>
          <table:table-cell table:style-name="ce1" office:value-type="string" calcext:value-type="string">
            <text:p>Module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ython: </text:p>
          </table:table-cell>
          <table:table-cell table:formula="of:=COM.ANDLLA.CALC.MYADDIN.PYTHON.MYADDINIMPL.MYPYTHON(RAND())" office:value-type="string" office:string-value="3.12.3 (main, Apr 17 2024, 00:00:00) [GCC 14.0.1 20240411 (Red Hat 14.0.1-0)] 2024-05-05 15:07:29.749622" calcext:value-type="string">
            <text:p>3.12.3 (main, Apr 17 2024, 00:00:00) [GCC 14.0.1 20240411 (Red Hat 14.0.1-0)] 2024-05-05 15:07:29.74962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matrix-columns-spanned="2" table:number-matrix-rows-spanned="341" table:formula="of:=COM.ANDLLA.CALC.MYADDIN.PYTHON.MYADDINIMPL.MYPYTHONMODULES([.R4])" office:value-type="string" office:string-value="sys" calcext:value-type="string">
            <text:p>sys</text:p>
          </table:table-cell>
          <table:table-cell office:value-type="string" office:string-value="&lt;module 'sys' (built-in)&gt;" calcext:value-type="string">
            <text:p>&lt;module 'sys' (built-in)&gt;</text:p>
          </table:table-cell>
        </table:table-row>
        <table:table-row table:style-name="ro1">
          <table:table-cell table:number-columns-repeated="18"/>
          <table:table-cell office:value-type="string" office:string-value="builtins" calcext:value-type="string">
            <text:p>builtins</text:p>
          </table:table-cell>
          <table:table-cell office:value-type="string" office:string-value="&lt;module 'builtins' (built-in)&gt;" calcext:value-type="string">
            <text:p>&lt;module 'builtins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Is Debug</text:p>
          </table:table-cell>
          <table:table-cell office:value-type="float" office:value="1" calcext:value-type="float">
            <text:p>1</text:p>
          </table:table-cell>
          <table:table-cell table:formula="of:=COM.ANDLLA.CALC.MYADDIN.PYTHON.MYADDINIMPL.MYDEBUG([.C6])" office:value-type="string" office:string-value="Debug is: True" calcext:value-type="string">
            <text:p>Debug is: True</text:p>
          </table:table-cell>
          <table:table-cell table:number-columns-repeated="14"/>
          <table:table-cell office:value-type="string" office:string-value="_frozen_importlib" calcext:value-type="string">
            <text:p>_frozen_importlib</text:p>
          </table:table-cell>
          <table:table-cell office:value-type="string" office:string-value="&lt;module '_frozen_importlib' (frozen)&gt;" calcext:value-type="string">
            <text:p>&lt;module '_frozen_importlib' (frozen)&gt;</text:p>
          </table:table-cell>
        </table:table-row>
        <table:table-row table:style-name="ro1">
          <table:table-cell table:number-columns-repeated="18"/>
          <table:table-cell office:value-type="string" office:string-value="_imp" calcext:value-type="string">
            <text:p>_imp</text:p>
          </table:table-cell>
          <table:table-cell office:value-type="string" office:string-value="&lt;module '_imp' (built-in)&gt;" calcext:value-type="string">
            <text:p>&lt;module '_imp' (built-in)&gt;</text:p>
          </table:table-cell>
        </table:table-row>
        <table:table-row table:style-name="ro1">
          <table:table-cell table:number-columns-repeated="18"/>
          <table:table-cell office:value-type="string" office:string-value="_thread" calcext:value-type="string">
            <text:p>_thread</text:p>
          </table:table-cell>
          <table:table-cell office:value-type="string" office:string-value="&lt;module '_thread' (built-in)&gt;" calcext:value-type="string">
            <text:p>&lt;module '_thread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Text Split</text:p>
          </table:table-cell>
          <table:table-cell table:number-matrix-columns-spanned="1" table:number-matrix-rows-spanned="2" table:formula="of:=COM.ANDLLA.CALC.MYADDIN.PYTHON.MYADDINIMPL.MYTEXTSPLIT([.B9];&quot; &quot;)" office:value-type="string" office:string-value="Text" calcext:value-type="string">
            <text:p>Text</text:p>
          </table:table-cell>
          <table:table-cell table:number-columns-repeated="15"/>
          <table:table-cell office:value-type="string" office:string-value="_warnings" calcext:value-type="string">
            <text:p>_warnings</text:p>
          </table:table-cell>
          <table:table-cell office:value-type="string" office:string-value="&lt;module '_warnings' (built-in)&gt;" calcext:value-type="string">
            <text:p>&lt;module '_warnings' (built-in)&gt;</text:p>
          </table:table-cell>
        </table:table-row>
        <table:table-row table:style-name="ro1">
          <table:table-cell table:number-columns-repeated="2"/>
          <table:table-cell office:value-type="string" office:string-value="Split" calcext:value-type="string">
            <text:p>Split</text:p>
          </table:table-cell>
          <table:table-cell table:number-columns-repeated="15"/>
          <table:table-cell office:value-type="string" office:string-value="_weakref" calcext:value-type="string">
            <text:p>_weakref</text:p>
          </table:table-cell>
          <table:table-cell office:value-type="string" office:string-value="&lt;module '_weakref' (built-in)&gt;" calcext:value-type="string">
            <text:p>&lt;module '_weakref' (built-in)&gt;</text:p>
          </table:table-cell>
        </table:table-row>
        <table:table-row table:style-name="ro1">
          <table:table-cell table:number-columns-repeated="18"/>
          <table:table-cell office:value-type="string" office:string-value="_io" calcext:value-type="string">
            <text:p>_io</text:p>
          </table:table-cell>
          <table:table-cell office:value-type="string" office:string-value="&lt;module '_io' (built-in)&gt;" calcext:value-type="string">
            <text:p>&lt;module '_io' (built-in)&gt;</text:p>
          </table:table-cell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 table:number-columns-repeated="16"/>
          <table:table-cell office:value-type="string" office:string-value="marshal" calcext:value-type="string">
            <text:p>marshal</text:p>
          </table:table-cell>
          <table:table-cell office:value-type="string" office:string-value="&lt;module 'marshal' (built-in)&gt;" calcext:value-type="string">
            <text:p>&lt;module 'marshal' (built-in)&gt;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office:value-type="string" calcext:value-type="string">
            <text:p>Sort</text:p>
          </table:table-cell>
          <table:table-cell table:number-columns-repeated="2"/>
          <table:table-cell table:style-name="ce1" office:value-type="string" calcext:value-type="string">
            <text:p>Fil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string" calcext:value-type="string">
            <text:p>Interp</text:p>
          </table:table-cell>
          <table:table-cell/>
          <table:table-cell table:style-name="ce1" office:value-type="string" calcext:value-type="string">
            <text:p>Xlookup</text:p>
          </table:table-cell>
          <table:table-cell table:number-columns-repeated="3"/>
          <table:table-cell office:value-type="string" office:string-value="posix" calcext:value-type="string">
            <text:p>posix</text:p>
          </table:table-cell>
          <table:table-cell office:value-type="string" office:string-value="&lt;module 'posix' (built-in)&gt;" calcext:value-type="string">
            <text:p>&lt;module 'posix' (built-in)&gt;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955" calcext:value-type="float">
            <text:p>955</text:p>
          </table:table-cell>
          <table:table-cell/>
          <table:table-cell office:value-type="float" office:value="1" calcext:value-type="float">
            <text:p>1</text:p>
          </table:table-cell>
          <table:table-cell table:number-matrix-columns-spanned="2" table:number-matrix-rows-spanned="17" table:formula="of:=COM.ANDLLA.CALC.MYADDIN.PYTHON.MYADDINIMPL.MYSORT([.B14:.C30];[.E14]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number-matrix-columns-spanned="1" table:number-matrix-rows-spanned="4" table:formula="of:=COM.ANDLLA.CALC.MYADDIN.PYTHON.MYADDINIMPL.MYFILTER([.$B$14:.$B$30];[.$B$14:.$B$30]&lt;=3)" office:value-type="float" office:value="2" calcext:value-type="float">
            <text:p>2</text:p>
          </table:table-cell>
          <table:table-cell table:number-matrix-columns-spanned="1" table:number-matrix-rows-spanned="4" table:formula="of:=COM.ANDLLA.CALC.MYADDIN.PYTHON.MYADDINIMPL.MYFILTER([.$B$14:.$B$30];[.$B$14:.$B$30]&lt;3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COM.ANDLLA.CALC.MYADDIN.PYTHON.MYADDINIMPL.MYINTERP([.B$14:.B$30];[.C$14:.C$30];[.L14])" office:value-type="float" office:value="30" calcext:value-type="float">
            <text:p>30</text:p>
          </table:table-cell>
          <table:table-cell/>
          <table:table-cell table:style-name="ce2" table:formula="of:=[.B14]" office:value-type="float" office:value="21" calcext:value-type="float">
            <text:p>21</text:p>
          </table:table-cell>
          <table:table-cell table:formula="of:=COM.ANDLLA.CALC.MYADDIN.PYTHON.MYADDINIMPL.MYXLOOKUP([.$B$14:.$B$30];[.O14];[.$G$14:.$G$30])" office:value-type="float" office:value="30" calcext:value-type="float">
            <text:p>30</text:p>
          </table:table-cell>
          <table:table-cell table:number-columns-repeated="2"/>
          <table:table-cell office:value-type="string" office:string-value="_frozen_importlib_external" calcext:value-type="string">
            <text:p>_frozen_importlib_external</text:p>
          </table:table-cell>
          <table:table-cell office:value-type="string" office:string-value="&lt;module '_frozen_importlib_external' (frozen)&gt;" calcext:value-type="string">
            <text:p>&lt;module '_frozen_importlib_external' (frozen)&gt;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float" office:value="30" calcext:value-type="float">
            <text:p>30.0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5544" calcext:value-type="float">
            <text:p>455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COM.ANDLLA.CALC.MYADDIN.PYTHON.MYADDINIMPL.MYINTERP([.B$14:.B$30];[.C$14:.C$30];[.L15])" office:value-type="float" office:value="30" calcext:value-type="float">
            <text:p>30</text:p>
          </table:table-cell>
          <table:table-cell/>
          <table:table-cell table:style-name="ce2" table:formula="of:=[.B15]" office:value-type="float" office:value="2" calcext:value-type="float">
            <text:p>2</text:p>
          </table:table-cell>
          <table:table-cell table:formula="of:=COM.ANDLLA.CALC.MYADDIN.PYTHON.MYADDINIMPL.MYXLOOKUP([.$B$14:.$B$30];[.O15];[.$G$14:.$G$30])" office:value-type="float" office:value="45544" calcext:value-type="float">
            <text:p>45,544</text:p>
          </table:table-cell>
          <table:table-cell table:number-columns-repeated="2"/>
          <table:table-cell office:value-type="string" office:string-value="time" calcext:value-type="string">
            <text:p>time</text:p>
          </table:table-cell>
          <table:table-cell office:value-type="string" office:string-value="&lt;module 'time' (built-in)&gt;" calcext:value-type="string">
            <text:p>&lt;module 'time' (built-in)&gt;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45544" calcext:value-type="float">
            <text:p>45,54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5440" calcext:value-type="float">
            <text:p>545440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L15]+1" office:value-type="float" office:value="2" calcext:value-type="float">
            <text:p>2</text:p>
          </table:table-cell>
          <table:table-cell table:style-name="ce2" table:formula="of:=COM.ANDLLA.CALC.MYADDIN.PYTHON.MYADDINIMPL.MYINTERP([.B$14:.B$30];[.C$14:.C$30];[.L16])" office:value-type="float" office:value="30" calcext:value-type="float">
            <text:p>30</text:p>
          </table:table-cell>
          <table:table-cell/>
          <table:table-cell table:style-name="ce2" table:formula="of:=[.B16]" office:value-type="float" office:value="3" calcext:value-type="float">
            <text:p>3</text:p>
          </table:table-cell>
          <table:table-cell table:formula="of:=COM.ANDLLA.CALC.MYADDIN.PYTHON.MYADDINIMPL.MYXLOOKUP([.$B$14:.$B$30];[.O16];[.$G$14:.$G$30])" office:value-type="float" office:value="545440" calcext:value-type="float">
            <text:p>545,440</text:p>
          </table:table-cell>
          <table:table-cell table:number-columns-repeated="2"/>
          <table:table-cell office:value-type="string" office:string-value="zipimport" calcext:value-type="string">
            <text:p>zipimport</text:p>
          </table:table-cell>
          <table:table-cell office:value-type="string" office:string-value="&lt;module 'zipimport' (frozen)&gt;" calcext:value-type="string">
            <text:p>&lt;module 'zipimport' (frozen)&gt;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545440" calcext:value-type="float">
            <text:p>545,4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72720" calcext:value-type="float">
            <text:p>272720</text:p>
          </table:table-cell>
          <table:table-cell/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table:formula="of:=[.L16]+1" office:value-type="float" office:value="3" calcext:value-type="float">
            <text:p>3</text:p>
          </table:table-cell>
          <table:table-cell table:style-name="ce2" table:formula="of:=COM.ANDLLA.CALC.MYADDIN.PYTHON.MYADDINIMPL.MYINTERP([.B$14:.B$30];[.C$14:.C$30];[.L17])" office:value-type="float" office:value="45544" calcext:value-type="float">
            <text:p>45,544</text:p>
          </table:table-cell>
          <table:table-cell/>
          <table:table-cell table:style-name="ce2" table:formula="of:=[.B17]" office:value-type="float" office:value="4" calcext:value-type="float">
            <text:p>4</text:p>
          </table:table-cell>
          <table:table-cell table:formula="of:=COM.ANDLLA.CALC.MYADDIN.PYTHON.MYADDINIMPL.MYXLOOKUP([.$B$14:.$B$30];[.O17];[.$G$14:.$G$30])" office:value-type="float" office:value="272720" calcext:value-type="float">
            <text:p>272,720</text:p>
          </table:table-cell>
          <table:table-cell table:number-columns-repeated="2"/>
          <table:table-cell office:value-type="string" office:string-value="_codecs" calcext:value-type="string">
            <text:p>_codecs</text:p>
          </table:table-cell>
          <table:table-cell office:value-type="string" office:string-value="&lt;module '_codecs' (built-in)&gt;" calcext:value-type="string">
            <text:p>&lt;module '_codecs' (built-in)&gt;</text:p>
          </table:table-cell>
        </table:table-row>
        <table:table-row table:style-name="ro1">
          <table:table-cell/>
          <table:table-cell table:formula="of:=[.B17]+5" office:value-type="float" office:value="9" calcext:value-type="float">
            <text:p>9</text:p>
          </table:table-cell>
          <table:table-cell table:formula="of:=[.C17]/2" office:value-type="float" office:value="272720" calcext:value-type="float">
            <text:p>272720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54544" calcext:value-type="float">
            <text:p>54544</text:p>
          </table:table-cell>
          <table:table-cell table:number-columns-repeated="4"/>
          <table:table-cell table:formula="of:=[.L17]+1" office:value-type="float" office:value="4" calcext:value-type="float">
            <text:p>4</text:p>
          </table:table-cell>
          <table:table-cell table:style-name="ce2" table:formula="of:=COM.ANDLLA.CALC.MYADDIN.PYTHON.MYADDINIMPL.MYINTERP([.B$14:.B$30];[.C$14:.C$30];[.L18])" office:value-type="float" office:value="545440" calcext:value-type="float">
            <text:p>545,440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COM.ANDLLA.CALC.MYADDIN.PYTHON.MYADDINIMPL.MYXLOOKUP([.$B$14:.$B$30];[.O18];[.$G$14:.$G$30])" office:value-type="string" office:string-value="#N/A" calcext:value-type="string">
            <text:p>#N/A</text:p>
          </table:table-cell>
          <table:table-cell table:number-columns-repeated="2"/>
          <table:table-cell office:value-type="string" office:string-value="codecs" calcext:value-type="string">
            <text:p>codecs</text:p>
          </table:table-cell>
          <table:table-cell office:value-type="string" office:string-value="&lt;module 'codecs' (frozen)&gt;" calcext:value-type="string">
            <text:p>&lt;module 'codecs' (frozen)&gt;</text:p>
          </table:table-cell>
        </table:table-row>
        <table:table-row table:style-name="ro1">
          <table:table-cell/>
          <table:table-cell table:formula="of:=[.B18]+0.5" office:value-type="float" office:value="9.5" calcext:value-type="float">
            <text:p>9.5</text:p>
          </table:table-cell>
          <table:table-cell table:formula="of:=[.C18]/5" office:value-type="float" office:value="54544" calcext:value-type="float">
            <text:p>5454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908.8" calcext:value-type="float">
            <text:p>10908.8</text:p>
          </table:table-cell>
          <table:table-cell table:number-columns-repeated="4"/>
          <table:table-cell table:formula="of:=[.L18]+1" office:value-type="float" office:value="5" calcext:value-type="float">
            <text:p>5</text:p>
          </table:table-cell>
          <table:table-cell table:style-name="ce2" table:formula="of:=COM.ANDLLA.CALC.MYADDIN.PYTHON.MYADDINIMPL.MYINTERP([.B$14:.B$30];[.C$14:.C$30];[.L19])" office:value-type="float" office:value="490896" calcext:value-type="float">
            <text:p>490,896</text:p>
          </table:table-cell>
          <table:table-cell/>
          <table:table-cell table:style-name="ce2" table:formula="of:=[.B19]" office:value-type="float" office:value="9.5" calcext:value-type="float">
            <text:p>10</text:p>
          </table:table-cell>
          <table:table-cell table:formula="of:=COM.ANDLLA.CALC.MYADDIN.PYTHON.MYADDINIMPL.MYXLOOKUP([.$B$14:.$B$30];[.O19];[.$G$14:.$G$30])" office:value-type="float" office:value="10908.8" calcext:value-type="float">
            <text:p>10,909</text:p>
          </table:table-cell>
          <table:table-cell table:number-columns-repeated="2"/>
          <table:table-cell office:value-type="string" office:string-value="encodings.aliases" calcext:value-type="string">
            <text:p>encodings.aliases</text:p>
          </table:table-cell>
          <table:table-cell office:value-type="string" office:string-value="&lt;module 'encodings.aliases' from '/usr/lib64/python3.12/encodings/aliases.py'&gt;" calcext:value-type="string">
            <text:p>&lt;module 'encodings.aliases' from '/usr/lib64/python3.12/encodings/aliases.py'&gt;</text:p>
          </table:table-cell>
        </table:table-row>
        <table:table-row table:style-name="ro1">
          <table:table-cell/>
          <table:table-cell table:formula="of:=[.B19]+0.5" office:value-type="float" office:value="10" calcext:value-type="float">
            <text:p>10</text:p>
          </table:table-cell>
          <table:table-cell table:formula="of:=[.C19]/5" office:value-type="float" office:value="10908.8" calcext:value-type="float">
            <text:p>10908.8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office:value-type="float" office:value="2181.76" calcext:value-type="float">
            <text:p>2181.76</text:p>
          </table:table-cell>
          <table:table-cell table:number-columns-repeated="4"/>
          <table:table-cell table:formula="of:=[.L19]+1" office:value-type="float" office:value="6" calcext:value-type="float">
            <text:p>6</text:p>
          </table:table-cell>
          <table:table-cell table:style-name="ce2" table:formula="of:=COM.ANDLLA.CALC.MYADDIN.PYTHON.MYADDINIMPL.MYINTERP([.B$14:.B$30];[.C$14:.C$30];[.L20])" office:value-type="float" office:value="436352" calcext:value-type="float">
            <text:p>436,352</text:p>
          </table:table-cell>
          <table:table-cell/>
          <table:table-cell table:style-name="ce2" table:formula="of:=[.B20]" office:value-type="float" office:value="10" calcext:value-type="float">
            <text:p>10</text:p>
          </table:table-cell>
          <table:table-cell table:formula="of:=COM.ANDLLA.CALC.MYADDIN.PYTHON.MYADDINIMPL.MYXLOOKUP([.$B$14:.$B$30];[.O20];[.$G$14:.$G$30])" office:value-type="float" office:value="2181.76" calcext:value-type="float">
            <text:p>2,182</text:p>
          </table:table-cell>
          <table:table-cell table:number-columns-repeated="2"/>
          <table:table-cell office:value-type="string" office:string-value="encodings" calcext:value-type="string">
            <text:p>encodings</text:p>
          </table:table-cell>
          <table:table-cell office:value-type="string" office:string-value="&lt;module 'encodings' from '/usr/lib64/python3.12/encodings/__init__.py'&gt;" calcext:value-type="string">
            <text:p>&lt;module 'encodings' from '/usr/lib64/python3.12/encodings/__init__.py'&gt;</text:p>
          </table:table-cell>
        </table:table-row>
        <table:table-row table:style-name="ro1">
          <table:table-cell/>
          <table:table-cell table:formula="of:=[.B20]+0.5" office:value-type="float" office:value="10.5" calcext:value-type="float">
            <text:p>10.5</text:p>
          </table:table-cell>
          <table:table-cell table:formula="of:=[.C20]/5" office:value-type="float" office:value="2181.76" calcext:value-type="float">
            <text:p>2181.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36.352" calcext:value-type="float">
            <text:p>436.352</text:p>
          </table:table-cell>
          <table:table-cell table:number-columns-repeated="4"/>
          <table:table-cell table:formula="of:=[.L20]+1" office:value-type="float" office:value="7" calcext:value-type="float">
            <text:p>7</text:p>
          </table:table-cell>
          <table:table-cell table:style-name="ce2" table:formula="of:=COM.ANDLLA.CALC.MYADDIN.PYTHON.MYADDINIMPL.MYINTERP([.B$14:.B$30];[.C$14:.C$30];[.L21])" office:value-type="float" office:value="381808" calcext:value-type="float">
            <text:p>381,808</text:p>
          </table:table-cell>
          <table:table-cell/>
          <table:table-cell table:style-name="ce2" table:formula="of:=[.B21]" office:value-type="float" office:value="10.5" calcext:value-type="float">
            <text:p>11</text:p>
          </table:table-cell>
          <table:table-cell table:formula="of:=COM.ANDLLA.CALC.MYADDIN.PYTHON.MYADDINIMPL.MYXLOOKUP([.$B$14:.$B$30];[.O21];[.$G$14:.$G$30])" office:value-type="float" office:value="436.352" calcext:value-type="float">
            <text:p>436</text:p>
          </table:table-cell>
          <table:table-cell table:number-columns-repeated="2"/>
          <table:table-cell office:value-type="string" office:string-value="encodings.utf_8" calcext:value-type="string">
            <text:p>encodings.utf_8</text:p>
          </table:table-cell>
          <table:table-cell office:value-type="string" office:string-value="&lt;module 'encodings.utf_8' from '/usr/lib64/python3.12/encodings/utf_8.py'&gt;" calcext:value-type="string">
            <text:p>&lt;module 'encodings.utf_8' from '/usr/lib64/python3.12/encodings/utf_8.py'&gt;</text:p>
          </table:table-cell>
        </table:table-row>
        <table:table-row table:style-name="ro1">
          <table:table-cell/>
          <table:table-cell table:formula="of:=[.B21]+0.5" office:value-type="float" office:value="11" calcext:value-type="float">
            <text:p>11</text:p>
          </table:table-cell>
          <table:table-cell table:formula="of:=[.C21]/5" office:value-type="float" office:value="436.352" calcext:value-type="float">
            <text:p>436.352</text:p>
          </table:table-cell>
          <table:table-cell table:number-columns-repeated="2"/>
          <table:table-cell office:value-type="float" office:value="11.5" calcext:value-type="float">
            <text:p>11.5</text:p>
          </table:table-cell>
          <table:table-cell office:value-type="float" office:value="87.2704" calcext:value-type="float">
            <text:p>87.2704</text:p>
          </table:table-cell>
          <table:table-cell table:number-columns-repeated="4"/>
          <table:table-cell table:formula="of:=[.L21]+1" office:value-type="float" office:value="8" calcext:value-type="float">
            <text:p>8</text:p>
          </table:table-cell>
          <table:table-cell table:style-name="ce2" table:formula="of:=COM.ANDLLA.CALC.MYADDIN.PYTHON.MYADDINIMPL.MYINTERP([.B$14:.B$30];[.C$14:.C$30];[.L22])" office:value-type="float" office:value="327264" calcext:value-type="float">
            <text:p>327,264</text:p>
          </table:table-cell>
          <table:table-cell/>
          <table:table-cell table:style-name="ce2" table:formula="of:=[.B22]" office:value-type="float" office:value="11" calcext:value-type="float">
            <text:p>11</text:p>
          </table:table-cell>
          <table:table-cell table:formula="of:=COM.ANDLLA.CALC.MYADDIN.PYTHON.MYADDINIMPL.MYXLOOKUP([.$B$14:.$B$30];[.O22];[.$G$14:.$G$30])" office:value-type="float" office:value="87.2704" calcext:value-type="float">
            <text:p>87</text:p>
          </table:table-cell>
          <table:table-cell table:number-columns-repeated="2"/>
          <table:table-cell office:value-type="string" office:string-value="_signal" calcext:value-type="string">
            <text:p>_signal</text:p>
          </table:table-cell>
          <table:table-cell office:value-type="string" office:string-value="&lt;module '_signal' (built-in)&gt;" calcext:value-type="string">
            <text:p>&lt;module '_signal' (built-in)&gt;</text:p>
          </table:table-cell>
        </table:table-row>
        <table:table-row table:style-name="ro1">
          <table:table-cell/>
          <table:table-cell table:formula="of:=[.B22]+0.5" office:value-type="float" office:value="11.5" calcext:value-type="float">
            <text:p>11.5</text:p>
          </table:table-cell>
          <table:table-cell table:formula="of:=[.C22]/5" office:value-type="float" office:value="87.2704" calcext:value-type="float">
            <text:p>87.270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.45408" calcext:value-type="float">
            <text:p>17.45408</text:p>
          </table:table-cell>
          <table:table-cell table:number-columns-repeated="4"/>
          <table:table-cell table:formula="of:=[.L22]+1" office:value-type="float" office:value="9" calcext:value-type="float">
            <text:p>9</text:p>
          </table:table-cell>
          <table:table-cell table:style-name="ce2" table:formula="of:=COM.ANDLLA.CALC.MYADDIN.PYTHON.MYADDINIMPL.MYINTERP([.B$14:.B$30];[.C$14:.C$30];[.L23])" office:value-type="float" office:value="272720" calcext:value-type="float">
            <text:p>272,720</text:p>
          </table:table-cell>
          <table:table-cell/>
          <table:table-cell table:style-name="ce2" table:formula="of:=[.B23]" office:value-type="float" office:value="11.5" calcext:value-type="float">
            <text:p>12</text:p>
          </table:table-cell>
          <table:table-cell table:formula="of:=COM.ANDLLA.CALC.MYADDIN.PYTHON.MYADDINIMPL.MYXLOOKUP([.$B$14:.$B$30];[.O23];[.$G$14:.$G$30])" office:value-type="float" office:value="17.45408" calcext:value-type="float">
            <text:p>17</text:p>
          </table:table-cell>
          <table:table-cell table:number-columns-repeated="2"/>
          <table:table-cell office:value-type="string" office:string-value="_abc" calcext:value-type="string">
            <text:p>_abc</text:p>
          </table:table-cell>
          <table:table-cell office:value-type="string" office:string-value="&lt;module '_abc' (built-in)&gt;" calcext:value-type="string">
            <text:p>&lt;module '_abc' (built-in)&gt;</text:p>
          </table:table-cell>
        </table:table-row>
        <table:table-row table:style-name="ro1">
          <table:table-cell/>
          <table:table-cell table:formula="of:=[.B23]+0.5" office:value-type="float" office:value="12" calcext:value-type="float">
            <text:p>12</text:p>
          </table:table-cell>
          <table:table-cell table:formula="of:=[.C23]/5" office:value-type="float" office:value="17.45408" calcext:value-type="float">
            <text:p>17.45408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3.490816" calcext:value-type="float">
            <text:p>3.490816</text:p>
          </table:table-cell>
          <table:table-cell table:number-columns-repeated="4"/>
          <table:table-cell table:formula="of:=[.L23]+1" office:value-type="float" office:value="10" calcext:value-type="float">
            <text:p>10</text:p>
          </table:table-cell>
          <table:table-cell table:style-name="ce2" table:formula="of:=COM.ANDLLA.CALC.MYADDIN.PYTHON.MYADDINIMPL.MYINTERP([.B$14:.B$30];[.C$14:.C$30];[.L24])" office:value-type="float" office:value="10908.8" calcext:value-type="float">
            <text:p>10,909</text:p>
          </table:table-cell>
          <table:table-cell/>
          <table:table-cell table:style-name="ce2" table:formula="of:=[.B24]" office:value-type="float" office:value="12" calcext:value-type="float">
            <text:p>12</text:p>
          </table:table-cell>
          <table:table-cell table:formula="of:=COM.ANDLLA.CALC.MYADDIN.PYTHON.MYADDINIMPL.MYXLOOKUP([.$B$14:.$B$30];[.O24];[.$G$14:.$G$30])" office:value-type="float" office:value="3.490816" calcext:value-type="float">
            <text:p>3</text:p>
          </table:table-cell>
          <table:table-cell table:number-columns-repeated="2"/>
          <table:table-cell office:value-type="string" office:string-value="abc" calcext:value-type="string">
            <text:p>abc</text:p>
          </table:table-cell>
          <table:table-cell office:value-type="string" office:string-value="&lt;module 'abc' (frozen)&gt;" calcext:value-type="string">
            <text:p>&lt;module 'abc' (frozen)&gt;</text:p>
          </table:table-cell>
        </table:table-row>
        <table:table-row table:style-name="ro1">
          <table:table-cell/>
          <table:table-cell table:formula="of:=[.B24]+0.5" office:value-type="float" office:value="12.5" calcext:value-type="float">
            <text:p>12.5</text:p>
          </table:table-cell>
          <table:table-cell table:formula="of:=[.C24]/5" office:value-type="float" office:value="3.490816" calcext:value-type="float">
            <text:p>3.4908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6981632" calcext:value-type="float">
            <text:p>0.6981632</text:p>
          </table:table-cell>
          <table:table-cell table:number-columns-repeated="4"/>
          <table:table-cell table:formula="of:=[.L24]+1" office:value-type="float" office:value="11" calcext:value-type="float">
            <text:p>11</text:p>
          </table:table-cell>
          <table:table-cell table:style-name="ce2" table:formula="of:=COM.ANDLLA.CALC.MYADDIN.PYTHON.MYADDINIMPL.MYINTERP([.B$14:.B$30];[.C$14:.C$30];[.L25])" office:value-type="float" office:value="436.352" calcext:value-type="float">
            <text:p>436</text:p>
          </table:table-cell>
          <table:table-cell table:number-columns-repeated="5"/>
          <table:table-cell office:value-type="string" office:string-value="io" calcext:value-type="string">
            <text:p>io</text:p>
          </table:table-cell>
          <table:table-cell office:value-type="string" office:string-value="&lt;module 'io' (frozen)&gt;" calcext:value-type="string">
            <text:p>&lt;module 'io' (frozen)&gt;</text:p>
          </table:table-cell>
        </table:table-row>
        <table:table-row table:style-name="ro1">
          <table:table-cell/>
          <table:table-cell table:formula="of:=[.B25]+0.5" office:value-type="float" office:value="13" calcext:value-type="float">
            <text:p>13</text:p>
          </table:table-cell>
          <table:table-cell table:formula="of:=[.C25]/5" office:value-type="float" office:value="0.6981632" calcext:value-type="float">
            <text:p>0.6981632</text:p>
          </table:table-cell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0.13963264" calcext:value-type="float">
            <text:p>0.13963264</text:p>
          </table:table-cell>
          <table:table-cell table:number-columns-repeated="4"/>
          <table:table-cell table:formula="of:=[.L25]+1" office:value-type="float" office:value="12" calcext:value-type="float">
            <text:p>12</text:p>
          </table:table-cell>
          <table:table-cell table:style-name="ce2" table:formula="of:=COM.ANDLLA.CALC.MYADDIN.PYTHON.MYADDINIMPL.MYINTERP([.B$14:.B$30];[.C$14:.C$30];[.L26])" office:value-type="float" office:value="17.45408" calcext:value-type="float">
            <text:p>17</text:p>
          </table:table-cell>
          <table:table-cell table:number-columns-repeated="5"/>
          <table:table-cell office:value-type="string" office:string-value="__main__" calcext:value-type="string">
            <text:p>__main__</text:p>
          </table:table-cell>
          <table:table-cell office:value-type="string" office:string-value="&lt;module '__main__' (&lt;class '_frozen_importlib.BuiltinImporter'&gt;)&gt;" calcext:value-type="string">
            <text:p>&lt;module '__main__' (&lt;class '_frozen_importlib.BuiltinImporter'&gt;)&gt;</text:p>
          </table:table-cell>
        </table:table-row>
        <table:table-row table:style-name="ro1">
          <table:table-cell/>
          <table:table-cell table:formula="of:=[.B26]+0.5" office:value-type="float" office:value="13.5" calcext:value-type="float">
            <text:p>13.5</text:p>
          </table:table-cell>
          <table:table-cell table:formula="of:=[.C26]/5" office:value-type="float" office:value="0.13963264" calcext:value-type="float">
            <text:p>0.1396326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027926528" calcext:value-type="float">
            <text:p>0.027926528</text:p>
          </table:table-cell>
          <table:table-cell table:number-columns-repeated="4"/>
          <table:table-cell table:formula="of:=[.L26]+1" office:value-type="float" office:value="13" calcext:value-type="float">
            <text:p>13</text:p>
          </table:table-cell>
          <table:table-cell table:style-name="ce2" table:formula="of:=COM.ANDLLA.CALC.MYADDIN.PYTHON.MYADDINIMPL.MYINTERP([.B$14:.B$30];[.C$14:.C$30];[.L27])" office:value-type="float" office:value="0.6981632" calcext:value-type="float">
            <text:p>1</text:p>
          </table:table-cell>
          <table:table-cell table:number-columns-repeated="5"/>
          <table:table-cell office:value-type="string" office:string-value="_stat" calcext:value-type="string">
            <text:p>_stat</text:p>
          </table:table-cell>
          <table:table-cell office:value-type="string" office:string-value="&lt;module '_stat' (built-in)&gt;" calcext:value-type="string">
            <text:p>&lt;module '_stat' (built-in)&gt;</text:p>
          </table:table-cell>
        </table:table-row>
        <table:table-row table:style-name="ro1">
          <table:table-cell/>
          <table:table-cell table:formula="of:=[.B27]+0.5" office:value-type="float" office:value="14" calcext:value-type="float">
            <text:p>14</text:p>
          </table:table-cell>
          <table:table-cell table:formula="of:=[.C27]/5" office:value-type="float" office:value="0.027926528" calcext:value-type="float">
            <text:p>0.027926528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0.0055853056" calcext:value-type="float">
            <text:p>0.0055853056</text:p>
          </table:table-cell>
          <table:table-cell table:number-columns-repeated="4"/>
          <table:table-cell table:formula="of:=[.L27]+1" office:value-type="float" office:value="14" calcext:value-type="float">
            <text:p>14</text:p>
          </table:table-cell>
          <table:table-cell table:style-name="ce2" table:formula="of:=COM.ANDLLA.CALC.MYADDIN.PYTHON.MYADDINIMPL.MYINTERP([.B$14:.B$30];[.C$14:.C$30];[.L28])" office:value-type="float" office:value="0.027926528" calcext:value-type="float">
            <text:p>0</text:p>
          </table:table-cell>
          <table:table-cell table:number-columns-repeated="5"/>
          <table:table-cell office:value-type="string" office:string-value="stat" calcext:value-type="string">
            <text:p>stat</text:p>
          </table:table-cell>
          <table:table-cell office:value-type="string" office:string-value="&lt;module 'stat' (frozen)&gt;" calcext:value-type="string">
            <text:p>&lt;module 'stat' (frozen)&gt;</text:p>
          </table:table-cell>
        </table:table-row>
        <table:table-row table:style-name="ro1">
          <table:table-cell/>
          <table:table-cell table:formula="of:=[.B28]+0.5" office:value-type="float" office:value="14.5" calcext:value-type="float">
            <text:p>14.5</text:p>
          </table:table-cell>
          <table:table-cell table:formula="of:=[.C28]/5" office:value-type="float" office:value="0.0055853056" calcext:value-type="float">
            <text:p>0.005585305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111706112" calcext:value-type="float">
            <text:p>0.00111706112</text:p>
          </table:table-cell>
          <table:table-cell table:number-columns-repeated="4"/>
          <table:table-cell table:formula="of:=[.L28]+1" office:value-type="float" office:value="15" calcext:value-type="float">
            <text:p>15</text:p>
          </table:table-cell>
          <table:table-cell table:style-name="ce2" table:formula="of:=COM.ANDLLA.CALC.MYADDIN.PYTHON.MYADDINIMPL.MYINTERP([.B$14:.B$30];[.C$14:.C$30];[.L29])" office:value-type="float" office:value="0.00111706112" calcext:value-type="float">
            <text:p>0</text:p>
          </table:table-cell>
          <table:table-cell table:number-columns-repeated="5"/>
          <table:table-cell office:value-type="string" office:string-value="_collections_abc" calcext:value-type="string">
            <text:p>_collections_abc</text:p>
          </table:table-cell>
          <table:table-cell office:value-type="string" office:string-value="&lt;module '_collections_abc' (frozen)&gt;" calcext:value-type="string">
            <text:p>&lt;module '_collections_abc' (frozen)&gt;</text:p>
          </table:table-cell>
        </table:table-row>
        <table:table-row table:style-name="ro1">
          <table:table-cell/>
          <table:table-cell table:formula="of:=[.B29]+0.5" office:value-type="float" office:value="15" calcext:value-type="float">
            <text:p>15</text:p>
          </table:table-cell>
          <table:table-cell table:formula="of:=[.C29]/5" office:value-type="float" office:value="0.00111706112" calcext:value-type="float">
            <text:p>0.001117061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55" calcext:value-type="float">
            <text:p>955</text:p>
          </table:table-cell>
          <table:table-cell table:number-columns-repeated="4"/>
          <table:table-cell table:formula="of:=[.L29]+1" office:value-type="float" office:value="16" calcext:value-type="float">
            <text:p>16</text:p>
          </table:table-cell>
          <table:table-cell table:style-name="ce2" table:formula="of:=COM.ANDLLA.CALC.MYADDIN.PYTHON.MYADDINIMPL.MYINTERP([.B$14:.B$30];[.C$14:.C$30];[.L30])" office:value-type="float" office:value="159.167597550933" calcext:value-type="float">
            <text:p>159</text:p>
          </table:table-cell>
          <table:table-cell table:number-columns-repeated="5"/>
          <table:table-cell office:value-type="string" office:string-value="genericpath" calcext:value-type="string">
            <text:p>genericpath</text:p>
          </table:table-cell>
          <table:table-cell office:value-type="string" office:string-value="&lt;module 'genericpath' (frozen)&gt;" calcext:value-type="string">
            <text:p>&lt;module 'genericpath' (frozen)&gt;</text:p>
          </table:table-cell>
        </table:table-row>
        <table:table-row table:style-name="ro1">
          <table:table-cell table:number-columns-repeated="11"/>
          <table:table-cell table:formula="of:=[.L30]+1" office:value-type="float" office:value="17" calcext:value-type="float">
            <text:p>17</text:p>
          </table:table-cell>
          <table:table-cell table:style-name="ce2" table:formula="of:=COM.ANDLLA.CALC.MYADDIN.PYTHON.MYADDINIMPL.MYINTERP([.B$14:.B$30];[.C$14:.C$30];[.L31])" office:value-type="float" office:value="318.334078040747" calcext:value-type="float">
            <text:p>318</text:p>
          </table:table-cell>
          <table:table-cell table:number-columns-repeated="5"/>
          <table:table-cell office:value-type="string" office:string-value="posixpath" calcext:value-type="string">
            <text:p>posixpath</text:p>
          </table:table-cell>
          <table:table-cell office:value-type="string" office:string-value="&lt;module 'posixpath' (frozen)&gt;" calcext:value-type="string">
            <text:p>&lt;module 'posixpath' (frozen)&gt;</text:p>
          </table:table-cell>
        </table:table-row>
        <table:table-row table:style-name="ro1">
          <table:table-cell table:number-columns-repeated="11"/>
          <table:table-cell table:formula="of:=[.L31]+1" office:value-type="float" office:value="18" calcext:value-type="float">
            <text:p>18</text:p>
          </table:table-cell>
          <table:table-cell table:style-name="ce2" table:formula="of:=COM.ANDLLA.CALC.MYADDIN.PYTHON.MYADDINIMPL.MYINTERP([.B$14:.B$30];[.C$14:.C$30];[.L32])" office:value-type="float" office:value="477.50055853056" calcext:value-type="float">
            <text:p>478</text:p>
          </table:table-cell>
          <table:table-cell table:number-columns-repeated="5"/>
          <table:table-cell office:value-type="string" office:string-value="os.path" calcext:value-type="string">
            <text:p>os.path</text:p>
          </table:table-cell>
          <table:table-cell office:value-type="string" office:string-value="&lt;module 'posixpath' (frozen)&gt;" calcext:value-type="string">
            <text:p>&lt;module 'posixpath' (frozen)&gt;</text:p>
          </table:table-cell>
        </table:table-row>
        <table:table-row table:style-name="ro1">
          <table:table-cell table:number-columns-repeated="11"/>
          <table:table-cell table:formula="of:=[.L32]+1" office:value-type="float" office:value="19" calcext:value-type="float">
            <text:p>19</text:p>
          </table:table-cell>
          <table:table-cell table:style-name="ce2" table:formula="of:=COM.ANDLLA.CALC.MYADDIN.PYTHON.MYADDINIMPL.MYINTERP([.B$14:.B$30];[.C$14:.C$30];[.L33])" office:value-type="float" office:value="636.667039020373" calcext:value-type="float">
            <text:p>637</text:p>
          </table:table-cell>
          <table:table-cell table:number-columns-repeated="5"/>
          <table:table-cell office:value-type="string" office:string-value="os" calcext:value-type="string">
            <text:p>os</text:p>
          </table:table-cell>
          <table:table-cell office:value-type="string" office:string-value="&lt;module 'os' (frozen)&gt;" calcext:value-type="string">
            <text:p>&lt;module 'os' (frozen)&gt;</text:p>
          </table:table-cell>
        </table:table-row>
        <table:table-row table:style-name="ro1">
          <table:table-cell table:number-columns-repeated="11"/>
          <table:table-cell table:formula="of:=[.L33]+1" office:value-type="float" office:value="20" calcext:value-type="float">
            <text:p>20</text:p>
          </table:table-cell>
          <table:table-cell table:style-name="ce2" table:formula="of:=COM.ANDLLA.CALC.MYADDIN.PYTHON.MYADDINIMPL.MYINTERP([.B$14:.B$30];[.C$14:.C$30];[.L34])" office:value-type="float" office:value="795.833519510187" calcext:value-type="float">
            <text:p>796</text:p>
          </table:table-cell>
          <table:table-cell table:number-columns-repeated="5"/>
          <table:table-cell office:value-type="string" office:string-value="_sitebuiltins" calcext:value-type="string">
            <text:p>_sitebuiltins</text:p>
          </table:table-cell>
          <table:table-cell office:value-type="string" office:string-value="&lt;module '_sitebuiltins' (frozen)&gt;" calcext:value-type="string">
            <text:p>&lt;module '_sitebuiltins' (frozen)&gt;</text:p>
          </table:table-cell>
        </table:table-row>
        <table:table-row table:style-name="ro1">
          <table:table-cell/>
          <table:table-cell table:style-name="ce1" office:value-type="string" calcext:value-type="string">
            <text:p>Data</text:p>
          </table:table-cell>
          <table:table-cell/>
          <table:table-cell table:style-name="ce1" office:value-type="string" calcext:value-type="string">
            <text:p>Unique</text:p>
          </table:table-cell>
          <table:table-cell/>
          <table:table-cell table:style-name="ce1" office:value-type="string" calcext:value-type="string">
            <text:p>Sorted</text:p>
          </table:table-cell>
          <table:table-cell/>
          <table:table-cell table:style-name="ce1" office:value-type="string" calcext:value-type="string">
            <text:p>Unique Sorted</text:p>
          </table:table-cell>
          <table:table-cell/>
          <table:table-cell table:style-name="ce1" office:value-type="string" calcext:value-type="string">
            <text:p>Sorted – No Optional Params</text:p>
          </table:table-cell>
          <table:table-cell/>
          <table:table-cell table:formula="of:=[.L34]+1" office:value-type="float" office:value="21" calcext:value-type="float">
            <text:p>21</text:p>
          </table:table-cell>
          <table:table-cell table:style-name="ce2" table:formula="of:=COM.ANDLLA.CALC.MYADDIN.PYTHON.MYADDINIMPL.MYINTERP([.B$14:.B$30];[.C$14:.C$30];[.L35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types" calcext:value-type="string">
            <text:p>types</text:p>
          </table:table-cell>
          <table:table-cell office:value-type="string" office:string-value="&lt;module 'types' from '/usr/lib64/python3.12/types.py'&gt;" calcext:value-type="string">
            <text:p>&lt;module 'types' from '/usr/lib64/python3.12/types.py'&gt;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table:number-matrix-columns-spanned="1" table:number-matrix-rows-spanned="17" table:formula="of:=COM.ANDLLA.CALC.MYADDIN.PYTHON.MYADDINIMPL.MYUNIQUE([.B36:.B52])" office:value-type="float" office:value="1" calcext:value-type="float">
            <text:p>1</text:p>
          </table:table-cell>
          <table:table-cell/>
          <table:table-cell table:number-matrix-columns-spanned="1" table:number-matrix-rows-spanned="13" table:formula="of:=COM.ANDLLA.CALC.MYADDIN.PYTHON.MYADDINIMPL.MYSORT([.D36:.D48];1;1)" office:value-type="float" office:value="1" calcext:value-type="float">
            <text:p>1</text:p>
          </table:table-cell>
          <table:table-cell/>
          <table:table-cell table:number-matrix-columns-spanned="1" table:number-matrix-rows-spanned="21" table:formula="of:=COM.ANDLLA.CALC.MYADDIN.PYTHON.MYADDINIMPL.MYSORT(COM.ANDLLA.CALC.MYADDIN.PYTHON.MYADDINIMPL.MYUNIQUE([.B36:.B52]);1;1)" office:value-type="float" office:value="1" calcext:value-type="float">
            <text:p>1</text:p>
          </table:table-cell>
          <table:table-cell/>
          <table:table-cell table:style-name="ce11" table:number-matrix-columns-spanned="1" table:number-matrix-rows-spanned="13" table:formula="of:=COM.ANDLLA.CALC.MYADDIN.PYTHON.MYADDINIMPL.MYSORT([.H36:.H48])" office:value-type="float" office:value="1" calcext:value-type="float">
            <text:p>1</text:p>
          </table:table-cell>
          <table:table-cell/>
          <table:table-cell table:formula="of:=[.L35]+1" office:value-type="float" office:value="22" calcext:value-type="float">
            <text:p>22</text:p>
          </table:table-cell>
          <table:table-cell table:style-name="ce2" table:formula="of:=COM.ANDLLA.CALC.MYADDIN.PYTHON.MYADDINIMPL.MYINTERP([.B$14:.B$30];[.C$14:.C$30];[.L36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._bootstrap" calcext:value-type="string">
            <text:p>importlib._bootstrap</text:p>
          </table:table-cell>
          <table:table-cell office:value-type="string" office:string-value="&lt;module '_frozen_importlib' (frozen)&gt;" calcext:value-type="string">
            <text:p>&lt;module '_frozen_importlib' (frozen)&gt;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/>
          <table:table-cell table:formula="of:=[.L36]+1" office:value-type="float" office:value="23" calcext:value-type="float">
            <text:p>23</text:p>
          </table:table-cell>
          <table:table-cell table:style-name="ce2" table:formula="of:=COM.ANDLLA.CALC.MYADDIN.PYTHON.MYADDINIMPL.MYINTERP([.B$14:.B$30];[.C$14:.C$30];[.L37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._bootstrap_external" calcext:value-type="string">
            <text:p>importlib._bootstrap_external</text:p>
          </table:table-cell>
          <table:table-cell office:value-type="string" office:string-value="&lt;module '_frozen_importlib_external' (frozen)&gt;" calcext:value-type="string">
            <text:p>&lt;module '_frozen_importlib_external' (frozen)&g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/>
          <table:table-cell table:formula="of:=[.L37]+1" office:value-type="float" office:value="24" calcext:value-type="float">
            <text:p>24</text:p>
          </table:table-cell>
          <table:table-cell table:style-name="ce2" table:formula="of:=COM.ANDLLA.CALC.MYADDIN.PYTHON.MYADDINIMPL.MYINTERP([.B$14:.B$30];[.C$14:.C$30];[.L38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warnings" calcext:value-type="string">
            <text:p>warnings</text:p>
          </table:table-cell>
          <table:table-cell office:value-type="string" office:string-value="&lt;module 'warnings' from '/usr/lib64/python3.12/warnings.py'&gt;" calcext:value-type="string">
            <text:p>&lt;module 'warnings' from '/usr/lib64/python3.12/warnings.py'&gt;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formula="of:=[.L38]+1" office:value-type="float" office:value="25" calcext:value-type="float">
            <text:p>25</text:p>
          </table:table-cell>
          <table:table-cell table:style-name="ce2" table:formula="of:=COM.ANDLLA.CALC.MYADDIN.PYTHON.MYADDINIMPL.MYINTERP([.B$14:.B$30];[.C$14:.C$30];[.L39])" office:value-type="float" office:value="955" calcext:value-type="float">
            <text:p>955</text:p>
          </table:table-cell>
          <table:table-cell table:number-columns-repeated="5"/>
          <table:table-cell office:value-type="string" office:string-value="importlib" calcext:value-type="string">
            <text:p>importlib</text:p>
          </table:table-cell>
          <table:table-cell office:value-type="string" office:string-value="&lt;module 'importlib' from '/usr/lib64/python3.12/importlib/__init__.py'&gt;" calcext:value-type="string">
            <text:p>&lt;module 'importlib' from '/usr/lib64/python3.12/importlib/__init__.py'&gt;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8"/>
          <table:table-cell office:value-type="string" office:string-value="importlib._abc" calcext:value-type="string">
            <text:p>importlib._abc</text:p>
          </table:table-cell>
          <table:table-cell office:value-type="string" office:string-value="&lt;module 'importlib._abc' from '/usr/lib64/python3.12/importlib/_abc.py'&gt;" calcext:value-type="string">
            <text:p>&lt;module 'importlib._abc' from '/usr/lib64/python3.12/importlib/_abc.py'&gt;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number-columns-repeated="8"/>
          <table:table-cell office:value-type="string" office:string-value="itertools" calcext:value-type="string">
            <text:p>itertools</text:p>
          </table:table-cell>
          <table:table-cell office:value-type="string" office:string-value="&lt;module 'itertools' (built-in)&gt;" calcext:value-type="string">
            <text:p>&lt;module 'itertools' (built-in)&gt;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number-columns-repeated="8"/>
          <table:table-cell office:value-type="string" office:string-value="keyword" calcext:value-type="string">
            <text:p>keyword</text:p>
          </table:table-cell>
          <table:table-cell office:value-type="string" office:string-value="&lt;module 'keyword' from '/usr/lib64/python3.12/keyword.py'&gt;" calcext:value-type="string">
            <text:p>&lt;module 'keyword' from '/usr/lib64/python3.12/keyword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231" calcext:value-type="float">
            <text:p>23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number-columns-repeated="8"/>
          <table:table-cell office:value-type="string" office:string-value="_operator" calcext:value-type="string">
            <text:p>_operator</text:p>
          </table:table-cell>
          <table:table-cell office:value-type="string" office:string-value="&lt;module '_operator' (built-in)&gt;" calcext:value-type="string">
            <text:p>&lt;module '_operator' (built-in)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456" calcext:value-type="float">
            <text:p>5,45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11" office:value-type="float" office:value="22" calcext:value-type="float">
            <text:p>22</text:p>
          </table:table-cell>
          <table:table-cell table:number-columns-repeated="8"/>
          <table:table-cell office:value-type="string" office:string-value="operator" calcext:value-type="string">
            <text:p>operator</text:p>
          </table:table-cell>
          <table:table-cell office:value-type="string" office:string-value="&lt;module 'operator' from '/usr/lib64/python3.12/operator.py'&gt;" calcext:value-type="string">
            <text:p>&lt;module 'operator' from '/usr/lib64/python3.12/operator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465" calcext:value-type="float">
            <text:p>5,465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table:style-name="ce11" office:value-type="float" office:value="231" calcext:value-type="float">
            <text:p>231</text:p>
          </table:table-cell>
          <table:table-cell table:number-columns-repeated="8"/>
          <table:table-cell office:value-type="string" office:string-value="reprlib" calcext:value-type="string">
            <text:p>reprlib</text:p>
          </table:table-cell>
          <table:table-cell office:value-type="string" office:string-value="&lt;module 'reprlib' from '/usr/lib64/python3.12/reprlib.py'&gt;" calcext:value-type="string">
            <text:p>&lt;module 'reprlib' from '/usr/lib64/python3.12/reprlib.py'&gt;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ce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table:style-name="ce11" office:value-type="float" office:value="564" calcext:value-type="float">
            <text:p>564</text:p>
          </table:table-cell>
          <table:table-cell table:number-columns-repeated="8"/>
          <table:table-cell office:value-type="string" office:string-value="_collections" calcext:value-type="string">
            <text:p>_collections</text:p>
          </table:table-cell>
          <table:table-cell office:value-type="string" office:string-value="&lt;module '_collections' (built-in)&gt;" calcext:value-type="string">
            <text:p>&lt;module '_collections' (built-in)&gt;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5456" calcext:value-type="float">
            <text:p>5456</text:p>
          </table:table-cell>
          <table:table-cell/>
          <table:table-cell office:value-type="float" office:value="5456" calcext:value-type="float">
            <text:p>5456</text:p>
          </table:table-cell>
          <table:table-cell/>
          <table:table-cell table:style-name="ce11" office:value-type="float" office:value="5456" calcext:value-type="float">
            <text:p>5456</text:p>
          </table:table-cell>
          <table:table-cell table:number-columns-repeated="8"/>
          <table:table-cell office:value-type="string" office:string-value="collections" calcext:value-type="string">
            <text:p>collections</text:p>
          </table:table-cell>
          <table:table-cell office:value-type="string" office:string-value="&lt;module 'collections' from '/usr/lib64/python3.12/collections/__init__.py'&gt;" calcext:value-type="string">
            <text:p>&lt;module 'collections' from '/usr/lib64/python3.12/collections/__init__.py'&gt;</text:p>
          </table:table-cell>
        </table:table-row>
        <table:table-row table:style-name="ro1">
          <table:table-cell/>
          <table:table-cell office:value-type="float" office:value="5456" calcext:value-type="float">
            <text:p>5456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/>
          <table:table-cell office:value-type="float" office:value="5465" calcext:value-type="float">
            <text:p>5465</text:p>
          </table:table-cell>
          <table:table-cell/>
          <table:table-cell office:value-type="float" office:value="5465" calcext:value-type="float">
            <text:p>5465</text:p>
          </table:table-cell>
          <table:table-cell/>
          <table:table-cell table:style-name="ce11" office:value-type="float" office:value="5465" calcext:value-type="float">
            <text:p>5465</text:p>
          </table:table-cell>
          <table:table-cell table:number-columns-repeated="8"/>
          <table:table-cell office:value-type="string" office:string-value="_functools" calcext:value-type="string">
            <text:p>_functools</text:p>
          </table:table-cell>
          <table:table-cell office:value-type="string" office:string-value="&lt;module '_functools' (built-in)&gt;" calcext:value-type="string">
            <text:p>&lt;module '_functools' (built-in)&gt;</text:p>
          </table:table-cell>
        </table:table-row>
        <table:table-row table:style-name="ro1">
          <table:table-cell/>
          <table:table-cell office:value-type="float" office:value="5465" calcext:value-type="float">
            <text:p>5465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functools" calcext:value-type="string">
            <text:p>functools</text:p>
          </table:table-cell>
          <table:table-cell office:value-type="string" office:string-value="&lt;module 'functools' from '/usr/lib64/python3.12/functools.py'&gt;" calcext:value-type="string">
            <text:p>&lt;module 'functools' from '/usr/lib64/python3.12/functools.py'&gt;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weakrefset" calcext:value-type="string">
            <text:p>_weakrefset</text:p>
          </table:table-cell>
          <table:table-cell office:value-type="string" office:string-value="&lt;module '_weakrefset' from '/usr/lib64/python3.12/_weakrefset.py'&gt;" calcext:value-type="string">
            <text:p>&lt;module '_weakrefset' from '/usr/lib64/python3.12/_weakrefset.py'&gt;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threading" calcext:value-type="string">
            <text:p>threading</text:p>
          </table:table-cell>
          <table:table-cell office:value-type="string" office:string-value="&lt;module 'threading' from '/usr/lib64/python3.12/threading.py'&gt;" calcext:value-type="string">
            <text:p>&lt;module 'threading' from '/usr/lib64/python3.12/threading.py'&gt;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style-name="ce2" office:value-type="string" office:string-value="" calcext:value-type="error">
            <text:p>#N/A</text:p>
          </table:table-cell>
          <table:table-cell table:number-columns-repeated="3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importlib.util" calcext:value-type="string">
            <text:p>importlib.util</text:p>
          </table:table-cell>
          <table:table-cell office:value-type="string" office:string-value="&lt;module 'importlib.util' (frozen)&gt;" calcext:value-type="string">
            <text:p>&lt;module 'importlib.util' (frozen)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importlib.machinery" calcext:value-type="string">
            <text:p>importlib.machinery</text:p>
          </table:table-cell>
          <table:table-cell office:value-type="string" office:string-value="&lt;module 'importlib.machinery' (frozen)&gt;" calcext:value-type="string">
            <text:p>&lt;module 'importlib.machinery' (frozen)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paste" calcext:value-type="string">
            <text:p>paste</text:p>
          </table:table-cell>
          <table:table-cell office:value-type="string" office:string-value="&lt;module 'paste' (namespace) from ['/usr/lib/python3.12/site-packages/paste']&gt;" calcext:value-type="string">
            <text:p>&lt;module 'paste' (namespace) from ['/usr/lib/python3.12/site-packages/paste']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abrt_exception_handler3" calcext:value-type="string">
            <text:p>abrt_exception_handler3</text:p>
          </table:table-cell>
          <table:table-cell office:value-type="string" office:string-value="&lt;module 'abrt_exception_handler3' from '/usr/lib/python3.12/site-packages/abrt_exception_handler3.py'&gt;" calcext:value-type="string">
            <text:p>&lt;module 'abrt_exception_handler3' from '/usr/lib/python3.12/site-packages/abrt_exception_handler3.py'&gt;</text:p>
          </table:table-cell>
        </table:table-row>
        <table:table-row table:style-name="ro1">
          <table:table-cell table:number-columns-repeated="7"/>
          <table:table-cell office:value-type="string" office:string-value="" calcext:value-type="error">
            <text:p>#N/A</text:p>
          </table:table-cell>
          <table:table-cell table:number-columns-repeated="10"/>
          <table:table-cell office:value-type="string" office:string-value="_distutils_hack" calcext:value-type="string">
            <text:p>_distutils_hack</text:p>
          </table:table-cell>
          <table:table-cell office:value-type="string" office:string-value="&lt;module '_distutils_hack' from '/usr/lib/python3.12/site-packages/_distutils_hack/__init__.py'&gt;" calcext:value-type="string">
            <text:p>&lt;module '_distutils_hack' from '/usr/lib/python3.12/site-packages/_distutils_hack/__init__.py'&gt;</text:p>
          </table:table-cell>
        </table:table-row>
        <table:table-row table:style-name="ro1">
          <table:table-cell table:number-columns-repeated="18"/>
          <table:table-cell office:value-type="string" office:string-value="site" calcext:value-type="string">
            <text:p>site</text:p>
          </table:table-cell>
          <table:table-cell office:value-type="string" office:string-value="&lt;module 'site' (frozen)&gt;" calcext:value-type="string">
            <text:p>&lt;module 'site' (frozen)&gt;</text:p>
          </table:table-cell>
        </table:table-row>
        <table:table-row table:style-name="ro1">
          <table:table-cell table:number-columns-repeated="18"/>
          <table:table-cell office:value-type="string" office:string-value="pyuno" calcext:value-type="string">
            <text:p>pyuno</text:p>
          </table:table-cell>
          <table:table-cell office:value-type="string" office:string-value="&lt;module 'pyuno' (built-in)&gt;" calcext:value-type="string">
            <text:p>&lt;module 'pyuno' (built-in)&gt;</text:p>
          </table:table-cell>
        </table:table-row>
        <table:table-row table:style-name="ro1">
          <table:table-cell table:number-columns-repeated="18"/>
          <table:table-cell office:value-type="string" office:string-value="collections.abc" calcext:value-type="string">
            <text:p>collections.abc</text:p>
          </table:table-cell>
          <table:table-cell office:value-type="string" office:string-value="&lt;module 'collections.abc' from '/usr/lib64/python3.12/collections/abc.py'&gt;" calcext:value-type="string">
            <text:p>&lt;module 'collections.abc' from '/usr/lib64/python3.12/collections/abc.py'&gt;</text:p>
          </table:table-cell>
        </table:table-row>
        <table:table-row table:style-name="ro1">
          <table:table-cell/>
          <table:table-cell table:style-name="ce6" table:number-matrix-columns-spanned="12" table:number-matrix-rows-spanned="17" table:formula="of:=COM.ANDLLA.CALC.MYADDIN.PYTHON.MYADDINIMPL.MYWEBCSV(&quot;https://data-api.ecb.europa.eu/service/data/EST?format=csvdata&quot;)" office:value-type="string" office:string-value="KEY" calcext:value-type="string">
            <text:p>KEY</text:p>
          </table:table-cell>
          <table:table-cell table:style-name="ce6" office:value-type="string" office:string-value="FREQ" calcext:value-type="string">
            <text:p>FREQ</text:p>
          </table:table-cell>
          <table:table-cell table:style-name="ce6" office:value-type="string" office:string-value="BENCHMARK_ITEM" calcext:value-type="string">
            <text:p>BENCHMARK_ITEM</text:p>
          </table:table-cell>
          <table:table-cell table:style-name="ce6" office:value-type="string" office:string-value="DATA_TYPE_EST" calcext:value-type="string">
            <text:p>DATA_TYPE_EST</text:p>
          </table:table-cell>
          <table:table-cell table:style-name="ce6" office:value-type="string" office:string-value="TIME_PERIOD" calcext:value-type="string">
            <text:p>TIME_PERIOD</text:p>
          </table:table-cell>
          <table:table-cell table:style-name="ce6" office:value-type="string" office:string-value="OBS_VALUE" calcext:value-type="string">
            <text:p>OBS_VALUE</text:p>
          </table:table-cell>
          <table:table-cell table:style-name="ce6" office:value-type="string" office:string-value="OBS_STATUS" calcext:value-type="string">
            <text:p>OBS_STATUS</text:p>
          </table:table-cell>
          <table:table-cell table:style-name="ce6" office:value-type="string" office:string-value="CONF_STATUS" calcext:value-type="string">
            <text:p>CONF_STATUS</text:p>
          </table:table-cell>
          <table:table-cell table:style-name="ce6" office:value-type="string" office:string-value="PRE_BREAK_VALUE" calcext:value-type="string">
            <text:p>PRE_BREAK_VALUE</text:p>
          </table:table-cell>
          <table:table-cell table:style-name="ce6" office:value-type="string" office:string-value="COMMENT_OBS" calcext:value-type="string">
            <text:p>COMMENT_OBS</text:p>
          </table:table-cell>
          <table:table-cell table:style-name="ce6" office:value-type="string" office:string-value="CALCUL_START_DATE" calcext:value-type="string">
            <text:p>CALCUL_START_DATE</text:p>
          </table:table-cell>
          <table:table-cell table:style-name="ce6" office:value-type="string" office:string-value="CALCUL_END_DATE" calcext:value-type="string">
            <text:p>CALCUL_END_DATE</text:p>
          </table:table-cell>
          <table:table-cell table:number-columns-repeated="5"/>
          <table:table-cell office:value-type="string" office:string-value="enum" calcext:value-type="string">
            <text:p>enum</text:p>
          </table:table-cell>
          <table:table-cell office:value-type="string" office:string-value="&lt;module 'enum' from '/usr/lib64/python3.12/enum.py'&gt;" calcext:value-type="string">
            <text:p>&lt;module 'enum' from '/usr/lib64/python3.12/enum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1" calcext:value-type="string">
            <text:p>2019-10-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sre" calcext:value-type="string">
            <text:p>_sre</text:p>
          </table:table-cell>
          <table:table-cell office:value-type="string" office:string-value="&lt;module '_sre' (built-in)&gt;" calcext:value-type="string">
            <text:p>&lt;module '_sre' (built-in)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2" calcext:value-type="string">
            <text:p>2019-10-02</text:p>
          </table:table-cell>
          <table:table-cell table:style-name="ce6" office:value-type="float" office:value="99.998475" calcext:value-type="float">
            <text:p>99.998475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onstants" calcext:value-type="string">
            <text:p>re._constants</text:p>
          </table:table-cell>
          <table:table-cell office:value-type="string" office:string-value="&lt;module 're._constants' from '/usr/lib64/python3.12/re/_constants.py'&gt;" calcext:value-type="string">
            <text:p>&lt;module 're._constants' from '/usr/lib64/python3.12/re/_constants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3" calcext:value-type="string">
            <text:p>2019-10-03</text:p>
          </table:table-cell>
          <table:table-cell table:style-name="ce6" office:value-type="float" office:value="99.99694447" calcext:value-type="float">
            <text:p>99.99694447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parser" calcext:value-type="string">
            <text:p>re._parser</text:p>
          </table:table-cell>
          <table:table-cell office:value-type="string" office:string-value="&lt;module 're._parser' from '/usr/lib64/python3.12/re/_parser.py'&gt;" calcext:value-type="string">
            <text:p>&lt;module 're._parser' from '/usr/lib64/python3.12/re/_parser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4" calcext:value-type="string">
            <text:p>2019-10-04</text:p>
          </table:table-cell>
          <table:table-cell table:style-name="ce6" office:value-type="float" office:value="99.99540285" calcext:value-type="float">
            <text:p>99.99540285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asefix" calcext:value-type="string">
            <text:p>re._casefix</text:p>
          </table:table-cell>
          <table:table-cell office:value-type="string" office:string-value="&lt;module 're._casefix' from '/usr/lib64/python3.12/re/_casefix.py'&gt;" calcext:value-type="string">
            <text:p>&lt;module 're._casefix' from '/usr/lib64/python3.12/re/_casefix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7" calcext:value-type="string">
            <text:p>2019-10-07</text:p>
          </table:table-cell>
          <table:table-cell table:style-name="ce6" office:value-type="float" office:value="99.99079473" calcext:value-type="float">
            <text:p>99.99079473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._compiler" calcext:value-type="string">
            <text:p>re._compiler</text:p>
          </table:table-cell>
          <table:table-cell office:value-type="string" office:string-value="&lt;module 're._compiler' from '/usr/lib64/python3.12/re/_compiler.py'&gt;" calcext:value-type="string">
            <text:p>&lt;module 're._compiler' from '/usr/lib64/python3.12/re/_compiler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8" calcext:value-type="string">
            <text:p>2019-10-08</text:p>
          </table:table-cell>
          <table:table-cell table:style-name="ce6" office:value-type="float" office:value="99.98925598" calcext:value-type="float">
            <text:p>99.98925598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copyreg" calcext:value-type="string">
            <text:p>copyreg</text:p>
          </table:table-cell>
          <table:table-cell office:value-type="string" office:string-value="&lt;module 'copyreg' from '/usr/lib64/python3.12/copyreg.py'&gt;" calcext:value-type="string">
            <text:p>&lt;module 'copyreg' from '/usr/lib64/python3.12/copyreg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09" calcext:value-type="string">
            <text:p>2019-10-09</text:p>
          </table:table-cell>
          <table:table-cell table:style-name="ce6" office:value-type="float" office:value="99.98772281" calcext:value-type="float">
            <text:p>99.98772281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re" calcext:value-type="string">
            <text:p>re</text:p>
          </table:table-cell>
          <table:table-cell office:value-type="string" office:string-value="&lt;module 're' from '/usr/lib64/python3.12/re/__init__.py'&gt;" calcext:value-type="string">
            <text:p>&lt;module 're' from '/usr/lib64/python3.12/re/__init__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0" calcext:value-type="string">
            <text:p>2019-10-10</text:p>
          </table:table-cell>
          <table:table-cell table:style-name="ce6" office:value-type="float" office:value="99.98618967" calcext:value-type="float">
            <text:p>99.98618967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oken" calcext:value-type="string">
            <text:p>token</text:p>
          </table:table-cell>
          <table:table-cell office:value-type="string" office:string-value="&lt;module 'token' from '/usr/lib64/python3.12/token.py'&gt;" calcext:value-type="string">
            <text:p>&lt;module 'token' from '/usr/lib64/python3.12/token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1" calcext:value-type="string">
            <text:p>2019-10-11</text:p>
          </table:table-cell>
          <table:table-cell table:style-name="ce6" office:value-type="float" office:value="99.98465654" calcext:value-type="float">
            <text:p>99.98465654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tokenize" calcext:value-type="string">
            <text:p>_tokenize</text:p>
          </table:table-cell>
          <table:table-cell office:value-type="string" office:string-value="&lt;module '_tokenize' (built-in)&gt;" calcext:value-type="string">
            <text:p>&lt;module '_tokenize' (built-in)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4" calcext:value-type="string">
            <text:p>2019-10-14</text:p>
          </table:table-cell>
          <table:table-cell table:style-name="ce6" office:value-type="float" office:value="99.98007391" calcext:value-type="float">
            <text:p>99.98007391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okenize" calcext:value-type="string">
            <text:p>tokenize</text:p>
          </table:table-cell>
          <table:table-cell office:value-type="string" office:string-value="&lt;module 'tokenize' from '/usr/lib64/python3.12/tokenize.py'&gt;" calcext:value-type="string">
            <text:p>&lt;module 'tokenize' from '/usr/lib64/python3.12/tokenize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5" calcext:value-type="string">
            <text:p>2019-10-15</text:p>
          </table:table-cell>
          <table:table-cell table:style-name="ce6" office:value-type="float" office:value="99.97854922" calcext:value-type="float">
            <text:p>99.97854922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linecache" calcext:value-type="string">
            <text:p>linecache</text:p>
          </table:table-cell>
          <table:table-cell office:value-type="string" office:string-value="&lt;module 'linecache' from '/usr/lib64/python3.12/linecache.py'&gt;" calcext:value-type="string">
            <text:p>&lt;module 'linecache' from '/usr/lib64/python3.12/linecache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6" calcext:value-type="string">
            <text:p>2019-10-16</text:p>
          </table:table-cell>
          <table:table-cell table:style-name="ce6" office:value-type="float" office:value="99.97701899" calcext:value-type="float">
            <text:p>99.97701899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extwrap" calcext:value-type="string">
            <text:p>textwrap</text:p>
          </table:table-cell>
          <table:table-cell office:value-type="string" office:string-value="&lt;module 'textwrap' from '/usr/lib64/python3.12/textwrap.py'&gt;" calcext:value-type="string">
            <text:p>&lt;module 'textwrap' from '/usr/lib64/python3.12/textwrap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7" calcext:value-type="string">
            <text:p>2019-10-17</text:p>
          </table:table-cell>
          <table:table-cell table:style-name="ce6" office:value-type="float" office:value="99.97549712" calcext:value-type="float">
            <text:p>99.97549712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contextlib" calcext:value-type="string">
            <text:p>contextlib</text:p>
          </table:table-cell>
          <table:table-cell office:value-type="string" office:string-value="&lt;module 'contextlib' from '/usr/lib64/python3.12/contextlib.py'&gt;" calcext:value-type="string">
            <text:p>&lt;module 'contextlib' from '/usr/lib64/python3.12/contextlib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18" calcext:value-type="string">
            <text:p>2019-10-18</text:p>
          </table:table-cell>
          <table:table-cell table:style-name="ce6" office:value-type="float" office:value="99.97397527" calcext:value-type="float">
            <text:p>99.97397527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traceback" calcext:value-type="string">
            <text:p>traceback</text:p>
          </table:table-cell>
          <table:table-cell office:value-type="string" office:string-value="&lt;module 'traceback' from '/usr/lib64/python3.12/traceback.py'&gt;" calcext:value-type="string">
            <text:p>&lt;module 'traceback' from '/usr/lib64/python3.12/traceback.py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21" calcext:value-type="string">
            <text:p>2019-10-21</text:p>
          </table:table-cell>
          <table:table-cell table:style-name="ce6" office:value-type="float" office:value="99.96941812" calcext:value-type="float">
            <text:p>99.96941812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_socket" calcext:value-type="string">
            <text:p>_socket</text:p>
          </table:table-cell>
          <table:table-cell office:value-type="string" office:string-value="&lt;module '_socket' from '/usr/lib64/python3.12/lib-dynload/_socket.cpython-312-x86_64-linux-gnu.so'&gt;" calcext:value-type="string">
            <text:p>&lt;module '_socket' from '/usr/lib64/python3.12/lib-dynload/_socket.cpython-312-x86_64-linux-gnu.so'&gt;</text:p>
          </table:table-cell>
        </table:table-row>
        <table:table-row table:style-name="ro1">
          <table:table-cell/>
          <table:table-cell table:style-name="ce6" office:value-type="string" office:string-value="EST.B.EU000A2QQF08.CI" calcext:value-type="string">
            <text:p>EST.B.EU000A2QQF08.CI</text:p>
          </table:table-cell>
          <table:table-cell table:style-name="ce6" office:value-type="string" office:string-value="B" calcext:value-type="string">
            <text:p>B</text:p>
          </table:table-cell>
          <table:table-cell table:style-name="ce6" office:value-type="string" office:string-value="EU000A2QQF08" calcext:value-type="string">
            <text:p>EU000A2QQF08</text:p>
          </table:table-cell>
          <table:table-cell table:style-name="ce6" office:value-type="string" office:string-value="CI" calcext:value-type="string">
            <text:p>CI</text:p>
          </table:table-cell>
          <table:table-cell table:style-name="ce6" office:value-type="string" office:string-value="2019-10-22" calcext:value-type="string">
            <text:p>2019-10-22</text:p>
          </table:table-cell>
          <table:table-cell table:style-name="ce6" office:value-type="float" office:value="99.96789359" calcext:value-type="float">
            <text:p>99.96789359</text:p>
          </table:table-cell>
          <table:table-cell table:style-name="ce6" office:value-type="string" office:string-value="A" calcext:value-type="string">
            <text:p>A</text:p>
          </table:table-cell>
          <table:table-cell table:style-name="ce6" office:value-type="string" office:string-value="F" calcext:value-type="string">
            <text:p>F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style-name="ce6" office:value-type="string" office:string-value="" calcext:value-type="error">
            <text:p>#NUM!</text:p>
          </table:table-cell>
          <table:table-cell table:number-columns-repeated="5"/>
          <table:table-cell office:value-type="string" office:string-value="math" calcext:value-type="string">
            <text:p>math</text:p>
          </table:table-cell>
          <table:table-cell office:value-type="string" office:string-value="&lt;module 'math' from '/usr/lib64/python3.12/lib-dynload/math.cpython-312-x86_64-linux-gnu.so'&gt;" calcext:value-type="string">
            <text:p>&lt;module 'math' from '/usr/lib64/python3.12/lib-dynload/mat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elect" calcext:value-type="string">
            <text:p>select</text:p>
          </table:table-cell>
          <table:table-cell office:value-type="string" office:string-value="&lt;module 'select' from '/usr/lib64/python3.12/lib-dynload/select.cpython-312-x86_64-linux-gnu.so'&gt;" calcext:value-type="string">
            <text:p>&lt;module 'select' from '/usr/lib64/python3.12/lib-dynload/sele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electors" calcext:value-type="string">
            <text:p>selectors</text:p>
          </table:table-cell>
          <table:table-cell office:value-type="string" office:string-value="&lt;module 'selectors' from '/usr/lib64/python3.12/selectors.py'&gt;" calcext:value-type="string">
            <text:p>&lt;module 'selectors' from '/usr/lib64/python3.12/selectors.py'&gt;</text:p>
          </table:table-cell>
        </table:table-row>
        <table:table-row table:style-name="ro1">
          <table:table-cell table:number-columns-repeated="18"/>
          <table:table-cell office:value-type="string" office:string-value="errno" calcext:value-type="string">
            <text:p>errno</text:p>
          </table:table-cell>
          <table:table-cell office:value-type="string" office:string-value="&lt;module 'errno' (built-in)&gt;" calcext:value-type="string">
            <text:p>&lt;module 'errno' (built-in)&gt;</text:p>
          </table:table-cell>
        </table:table-row>
        <table:table-row table:style-name="ro1">
          <table:table-cell table:number-columns-repeated="18"/>
          <table:table-cell office:value-type="string" office:string-value="array" calcext:value-type="string">
            <text:p>array</text:p>
          </table:table-cell>
          <table:table-cell office:value-type="string" office:string-value="&lt;module 'array' from '/usr/lib64/python3.12/lib-dynload/array.cpython-312-x86_64-linux-gnu.so'&gt;" calcext:value-type="string">
            <text:p>&lt;module 'array' from '/usr/lib64/python3.12/lib-dynload/array.cpython-312-x86_64-linux-gnu.so'&gt;</text:p>
          </table:table-cell>
        </table:table-row>
        <table:table-row table:style-name="ro1">
          <table:table-cell/>
          <table:table-cell table:style-name="ce1" office:value-type="string" calcext:value-type="string">
            <text:p>MyWebCsv List Keys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office:value-type="string" office:string-value="socket" calcext:value-type="string">
            <text:p>socket</text:p>
          </table:table-cell>
          <table:table-cell office:value-type="string" office:string-value="&lt;module 'socket' from '/usr/lib64/python3.12/socket.py'&gt;" calcext:value-type="string">
            <text:p>&lt;module 'socket' from '/usr/lib64/python3.12/socket.py'&gt;</text:p>
          </table:table-cell>
        </table:table-row>
        <table:table-row table:style-name="ro1">
          <table:table-cell table:number-columns-repeated="3"/>
          <table:table-cell table:style-name="ce8" table:number-matrix-columns-spanned="1" table:number-matrix-rows-spanned="5" table:formula="of:=COM.ANDLLA.CALC.MYADDIN.PYTHON.MYADDINIMPL.MYWEBCSVLIST([.D81])" office:value-type="string" office:string-value="https://data-api.ecb.europa.eu/service/data/EST?format=csvdata" calcext:value-type="string">
            <text:p>https://data-api.ecb.europa.eu/service/data/EST?format=csvdata</text:p>
          </table:table-cell>
          <table:table-cell table:number-columns-repeated="14"/>
          <table:table-cell office:value-type="string" office:string-value="uno" calcext:value-type="string">
            <text:p>uno</text:p>
          </table:table-cell>
          <table:table-cell office:value-type="string" office:string-value="&lt;module 'uno' from '/usr/lib64/python3.12/site-packages/uno.py'&gt;" calcext:value-type="string">
            <text:p>&lt;module 'uno' from '/usr/lib64/python3.12/site-packages/uno.py'&gt;</text:p>
          </table:table-cell>
        </table:table-row>
        <table:table-row table:style-name="ro1">
          <table:table-cell table:number-columns-repeated="3"/>
          <table:table-cell table:style-name="ce8" office:value-type="float" office:value="0" calcext:value-type="float">
            <text:p/>
          </table:table-cell>
          <table:table-cell table:number-columns-repeated="14"/>
          <table:table-cell office:value-type="string" office:string-value="unohelper" calcext:value-type="string">
            <text:p>unohelper</text:p>
          </table:table-cell>
          <table:table-cell office:value-type="string" office:string-value="&lt;module 'unohelper' from '/usr/lib64/python3.12/site-packages/unohelper.py'&gt;" calcext:value-type="string">
            <text:p>&lt;module 'unohelper' from '/usr/lib64/python3.12/site-packages/unohelper.py'&gt;</text:p>
          </table:table-cell>
        </table:table-row>
        <table:table-row table:style-name="ro1">
          <table:table-cell table:number-columns-repeated="3"/>
          <table:table-cell table:style-name="ce8" office:value-type="string" office:string-value="" calcext:value-type="error">
            <text:p>#N/A</text:p>
          </table:table-cell>
          <table:table-cell table:number-columns-repeated="14"/>
          <table:table-cell office:value-type="string" office:string-value="urllib" calcext:value-type="string">
            <text:p>urllib</text:p>
          </table:table-cell>
          <table:table-cell office:value-type="string" office:string-value="&lt;module 'urllib' from '/usr/lib64/python3.12/urllib/__init__.py'&gt;" calcext:value-type="string">
            <text:p>&lt;module 'urllib' from '/usr/lib64/python3.12/urllib/__init__.py'&gt;</text:p>
          </table:table-cell>
        </table:table-row>
        <table:table-row table:style-name="ro1">
          <table:table-cell table:number-columns-repeated="3"/>
          <table:table-cell table:style-name="ce8" office:value-type="string" office:string-value="" calcext:value-type="error">
            <text:p>#N/A</text:p>
          </table:table-cell>
          <table:table-cell table:number-columns-repeated="14"/>
          <table:table-cell office:value-type="string" office:string-value="ipaddress" calcext:value-type="string">
            <text:p>ipaddress</text:p>
          </table:table-cell>
          <table:table-cell office:value-type="string" office:string-value="&lt;module 'ipaddress' from '/usr/lib64/python3.12/ipaddress.py'&gt;" calcext:value-type="string">
            <text:p>&lt;module 'ipaddress' from '/usr/lib64/python3.12/ipaddress.py'&gt;</text:p>
          </table:table-cell>
        </table:table-row>
        <table:table-row table:style-name="ro1">
          <table:table-cell table:number-columns-repeated="3"/>
          <table:table-cell table:style-name="ce8" office:value-type="string" office:string-value="" calcext:value-type="error">
            <text:p>#N/A</text:p>
          </table:table-cell>
          <table:table-cell table:number-columns-repeated="14"/>
          <table:table-cell office:value-type="string" office:string-value="urllib.parse" calcext:value-type="string">
            <text:p>urllib.parse</text:p>
          </table:table-cell>
          <table:table-cell office:value-type="string" office:string-value="&lt;module 'urllib.parse' from '/usr/lib64/python3.12/urllib/parse.py'&gt;" calcext:value-type="string">
            <text:p>&lt;module 'urllib.parse' from '/usr/lib64/python3.12/urllib/parse.py'&gt;</text:p>
          </table:table-cell>
        </table:table-row>
        <table:table-row table:style-name="ro1">
          <table:table-cell table:number-columns-repeated="18"/>
          <table:table-cell office:value-type="string" office:string-value="pythonloader" calcext:value-type="string">
            <text:p>pythonloader</text:p>
          </table:table-cell>
          <table:table-cell office:value-type="string" office:string-value="&lt;module 'pythonloader' from '/usr/lib64/libreoffice/program/pythonloader.py'&gt;" calcext:value-type="string">
            <text:p>&lt;module 'pythonloader' from '/usr/lib64/libreoffice/program/pythonloader.py'&gt;</text:p>
          </table:table-cell>
        </table:table-row>
        <table:table-row table:style-name="ro1">
          <table:table-cell table:number-columns-repeated="18"/>
          <table:table-cell office:value-type="string" office:string-value="_datetime" calcext:value-type="string">
            <text:p>_datetime</text:p>
          </table:table-cell>
          <table:table-cell office:value-type="string" office:string-value="&lt;module '_datetime' from '/usr/lib64/python3.12/lib-dynload/_datetime.cpython-312-x86_64-linux-gnu.so'&gt;" calcext:value-type="string">
            <text:p>&lt;module '_datetime' from '/usr/lib64/python3.12/lib-dynload/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datetime" calcext:value-type="string">
            <text:p>datetime</text:p>
          </table:table-cell>
          <table:table-cell office:value-type="string" office:string-value="&lt;module 'datetime' from '/usr/lib64/python3.12/datetime.py'&gt;" calcext:value-type="string">
            <text:p>&lt;module 'datetime' from '/usr/lib64/python3.12/datetime.py'&gt;</text:p>
          </table:table-cell>
        </table:table-row>
        <table:table-row table:style-name="ro1">
          <table:table-cell/>
          <table:table-cell table:style-name="ce1" office:value-type="string" calcext:value-type="string">
            <text:p>MyWebCsv Clea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office:value-type="string" office:string-value="numpy._utils._convertions" calcext:value-type="string">
            <text:p>numpy._utils._convertions</text:p>
          </table:table-cell>
          <table:table-cell office:value-type="string" office:string-value="&lt;module 'numpy._utils._convertions' from '/home/user/.local/lib/python3.12/site-packages/numpy/_utils/_convertions.py'&gt;" calcext:value-type="string">
            <text:p>&lt;module 'numpy._utils._convertions' from '/home/user/.local/lib/python3.12/site-packages/numpy/_utils/_convertions.py'&gt;</text:p>
          </table:table-cell>
        </table:table-row>
        <table:table-row table:style-name="ro1">
          <table:table-cell table:number-columns-repeated="3"/>
          <table:table-cell table:formula="of:=COM.ANDLLA.CALC.MYADDIN.PYTHON.MYADDINIMPL.MYWEBCSVCLEAR([.D90])" office:value-type="string" office:string-value="myWebCsv Cache Cleared: 2024-05-05 15:05:59.190743" calcext:value-type="string">
            <text:p>myWebCsv Cache Cleared: 2024-05-05 15:05:59.190743</text:p>
          </table:table-cell>
          <table:table-cell table:number-columns-repeated="14"/>
          <table:table-cell office:value-type="string" office:string-value="numpy._utils" calcext:value-type="string">
            <text:p>numpy._utils</text:p>
          </table:table-cell>
          <table:table-cell office:value-type="string" office:string-value="&lt;module 'numpy._utils' from '/home/user/.local/lib/python3.12/site-packages/numpy/_utils/__init__.py'&gt;" calcext:value-type="string">
            <text:p>&lt;module 'numpy._utils' from '/home/user/.local/lib/python3.12/site-packages/numpy/_utils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globals" calcext:value-type="string">
            <text:p>numpy._globals</text:p>
          </table:table-cell>
          <table:table-cell office:value-type="string" office:string-value="&lt;module 'numpy._globals' from '/home/user/.local/lib/python3.12/site-packages/numpy/_globals.py'&gt;" calcext:value-type="string">
            <text:p>&lt;module 'numpy._globals' from '/home/user/.local/lib/python3.12/site-packages/numpy/_globals.py'&gt;</text:p>
          </table:table-cell>
        </table:table-row>
        <table:table-row table:style-name="ro1">
          <table:table-cell table:number-columns-repeated="18"/>
          <table:table-cell office:value-type="string" office:string-value="numpy.exceptions" calcext:value-type="string">
            <text:p>numpy.exceptions</text:p>
          </table:table-cell>
          <table:table-cell office:value-type="string" office:string-value="&lt;module 'numpy.exceptions' from '/home/user/.local/lib/python3.12/site-packages/numpy/exceptions.py'&gt;" calcext:value-type="string">
            <text:p>&lt;module 'numpy.exceptions' from '/home/user/.local/lib/python3.12/site-packages/numpy/exceptions.py'&gt;</text:p>
          </table:table-cell>
        </table:table-row>
        <table:table-row table:style-name="ro1">
          <table:table-cell table:number-columns-repeated="18"/>
          <table:table-cell office:value-type="string" office:string-value="numpy.version" calcext:value-type="string">
            <text:p>numpy.version</text:p>
          </table:table-cell>
          <table:table-cell office:value-type="string" office:string-value="&lt;module 'numpy.version' from '/home/user/.local/lib/python3.12/site-packages/numpy/version.py'&gt;" calcext:value-type="string">
            <text:p>&lt;module 'numpy.version' from '/home/user/.local/lib/python3.12/site-packages/numpy/version.py'&gt;</text:p>
          </table:table-cell>
        </table:table-row>
        <table:table-row table:style-name="ro1">
          <table:table-cell table:number-columns-repeated="18"/>
          <table:table-cell office:value-type="string" office:string-value="numpy._distributor_init" calcext:value-type="string">
            <text:p>numpy._distributor_init</text:p>
          </table:table-cell>
          <table:table-cell office:value-type="string" office:string-value="&lt;module 'numpy._distributor_init' from '/home/user/.local/lib/python3.12/site-packages/numpy/_distributor_init.py'&gt;" calcext:value-type="string">
            <text:p>&lt;module 'numpy._distributor_init' from '/home/user/.local/lib/python3.12/site-packages/numpy/_distributor_init.py'&gt;</text:p>
          </table:table-cell>
        </table:table-row>
        <table:table-row table:style-name="ro1">
          <table:table-cell table:number-columns-repeated="18"/>
          <table:table-cell office:value-type="string" office:string-value="numpy._utils._inspect" calcext:value-type="string">
            <text:p>numpy._utils._inspect</text:p>
          </table:table-cell>
          <table:table-cell office:value-type="string" office:string-value="&lt;module 'numpy._utils._inspect' from '/home/user/.local/lib/python3.12/site-packages/numpy/_utils/_inspect.py'&gt;" calcext:value-type="string">
            <text:p>&lt;module 'numpy._utils._inspect' from '/home/user/.local/lib/python3.12/site-packages/numpy/_utils/_inspect.py'&gt;</text:p>
          </table:table-cell>
        </table:table-row>
        <table:table-row table:style-name="ro1">
          <table:table-cell table:number-columns-repeated="18"/>
          <table:table-cell office:value-type="string" office:string-value="numpy.core._exceptions" calcext:value-type="string">
            <text:p>numpy.core._exceptions</text:p>
          </table:table-cell>
          <table:table-cell office:value-type="string" office:string-value="&lt;module 'numpy.core._exceptions' from '/home/user/.local/lib/python3.12/site-packages/numpy/core/_exceptions.py'&gt;" calcext:value-type="string">
            <text:p>&lt;module 'numpy.core._exceptions' from '/home/user/.local/lib/python3.12/site-packages/numpy/core/_exceptions.py'&gt;</text:p>
          </table:table-cell>
        </table:table-row>
        <table:table-row table:style-name="ro1">
          <table:table-cell table:number-columns-repeated="18"/>
          <table:table-cell office:value-type="string" office:string-value="numpy.dtypes" calcext:value-type="string">
            <text:p>numpy.dtypes</text:p>
          </table:table-cell>
          <table:table-cell office:value-type="string" office:string-value="&lt;module 'numpy.dtypes' from '/home/user/.local/lib/python3.12/site-packages/numpy/dtypes.py'&gt;" calcext:value-type="string">
            <text:p>&lt;module 'numpy.dtypes' from '/home/user/.local/lib/python3.12/site-packages/numpy/dtypes.py'&gt;</text:p>
          </table:table-cell>
        </table:table-row>
        <table:table-row table:style-name="ro1">
          <table:table-cell table:number-columns-repeated="18"/>
          <table:table-cell office:value-type="string" office:string-value="numpy.core._multiarray_umath" calcext:value-type="string">
            <text:p>numpy.core._multiarray_umath</text:p>
          </table:table-cell>
          <table:table-cell office:value-type="string" office:string-value="&lt;module 'numpy.core._multiarray_umath' from '/home/user/.local/lib/python3.12/site-packages/numpy/core/_multiarray_umath.cpython-312-x86_64-linux-gnu.so'&gt;" calcext:value-type="string">
            <text:p>&lt;module 'numpy.core._multiarray_umath' from '/home/user/.local/lib/python3.12/site-packages/numpy/core/_multiarray_umat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core.overrides" calcext:value-type="string">
            <text:p>numpy.core.overrides</text:p>
          </table:table-cell>
          <table:table-cell office:value-type="string" office:string-value="&lt;module 'numpy.core.overrides' from '/home/user/.local/lib/python3.12/site-packages/numpy/core/overrides.py'&gt;" calcext:value-type="string">
            <text:p>&lt;module 'numpy.core.overrides' from '/home/user/.local/lib/python3.12/site-packages/numpy/core/overrides.py'&gt;</text:p>
          </table:table-cell>
        </table:table-row>
        <table:table-row table:style-name="ro1">
          <table:table-cell table:number-columns-repeated="18"/>
          <table:table-cell office:value-type="string" office:string-value="numpy.core.multiarray" calcext:value-type="string">
            <text:p>numpy.core.multiarray</text:p>
          </table:table-cell>
          <table:table-cell office:value-type="string" office:string-value="&lt;module 'numpy.core.multiarray' from '/home/user/.local/lib/python3.12/site-packages/numpy/core/multiarray.py'&gt;" calcext:value-type="string">
            <text:p>&lt;module 'numpy.core.multiarray' from '/home/user/.local/lib/python3.12/site-packages/numpy/core/multi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umath" calcext:value-type="string">
            <text:p>numpy.core.umath</text:p>
          </table:table-cell>
          <table:table-cell office:value-type="string" office:string-value="&lt;module 'numpy.core.umath' from '/home/user/.local/lib/python3.12/site-packages/numpy/core/umath.py'&gt;" calcext:value-type="string">
            <text:p>&lt;module 'numpy.core.umath' from '/home/user/.local/lib/python3.12/site-packages/numpy/core/umath.py'&gt;</text:p>
          </table:table-cell>
        </table:table-row>
        <table:table-row table:style-name="ro1">
          <table:table-cell table:number-columns-repeated="18"/>
          <table:table-cell office:value-type="string" office:string-value="numbers" calcext:value-type="string">
            <text:p>numbers</text:p>
          </table:table-cell>
          <table:table-cell office:value-type="string" office:string-value="&lt;module 'numbers' from '/usr/lib64/python3.12/numbers.py'&gt;" calcext:value-type="string">
            <text:p>&lt;module 'numbers' from '/usr/lib64/python3.12/numbers.py'&gt;</text:p>
          </table:table-cell>
        </table:table-row>
        <table:table-row table:style-name="ro1">
          <table:table-cell table:number-columns-repeated="18"/>
          <table:table-cell office:value-type="string" office:string-value="numpy.core._string_helpers" calcext:value-type="string">
            <text:p>numpy.core._string_helpers</text:p>
          </table:table-cell>
          <table:table-cell office:value-type="string" office:string-value="&lt;module 'numpy.core._string_helpers' from '/home/user/.local/lib/python3.12/site-packages/numpy/core/_string_helpers.py'&gt;" calcext:value-type="string">
            <text:p>&lt;module 'numpy.core._string_helpers' from '/home/user/.local/lib/python3.12/site-packages/numpy/core/_string_helpers.py'&gt;</text:p>
          </table:table-cell>
        </table:table-row>
        <table:table-row table:style-name="ro1">
          <table:table-cell table:number-columns-repeated="18"/>
          <table:table-cell office:value-type="string" office:string-value="fnmatch" calcext:value-type="string">
            <text:p>fnmatch</text:p>
          </table:table-cell>
          <table:table-cell office:value-type="string" office:string-value="&lt;module 'fnmatch' from '/usr/lib64/python3.12/fnmatch.py'&gt;" calcext:value-type="string">
            <text:p>&lt;module 'fnmatch' from '/usr/lib64/python3.12/fnmatch.py'&gt;</text:p>
          </table:table-cell>
        </table:table-row>
        <table:table-row table:style-name="ro1">
          <table:table-cell table:number-columns-repeated="18"/>
          <table:table-cell office:value-type="string" office:string-value="ntpath" calcext:value-type="string">
            <text:p>ntpath</text:p>
          </table:table-cell>
          <table:table-cell office:value-type="string" office:string-value="&lt;module 'ntpath' (frozen)&gt;" calcext:value-type="string">
            <text:p>&lt;module 'ntpath' (frozen)&gt;</text:p>
          </table:table-cell>
        </table:table-row>
        <table:table-row table:style-name="ro1">
          <table:table-cell table:number-columns-repeated="18"/>
          <table:table-cell office:value-type="string" office:string-value="pathlib" calcext:value-type="string">
            <text:p>pathlib</text:p>
          </table:table-cell>
          <table:table-cell office:value-type="string" office:string-value="&lt;module 'pathlib' from '/usr/lib64/python3.12/pathlib.py'&gt;" calcext:value-type="string">
            <text:p>&lt;module 'pathlib' from '/usr/lib64/python3.12/pathlib.py'&gt;</text:p>
          </table:table-cell>
        </table:table-row>
        <table:table-row table:style-name="ro1">
          <table:table-cell table:number-columns-repeated="18"/>
          <table:table-cell office:value-type="string" office:string-value="_struct" calcext:value-type="string">
            <text:p>_struct</text:p>
          </table:table-cell>
          <table:table-cell office:value-type="string" office:string-value="&lt;module '_struct' from '/usr/lib64/python3.12/lib-dynload/_struct.cpython-312-x86_64-linux-gnu.so'&gt;" calcext:value-type="string">
            <text:p>&lt;module '_struct' from '/usr/lib64/python3.12/lib-dynload/_stru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truct" calcext:value-type="string">
            <text:p>struct</text:p>
          </table:table-cell>
          <table:table-cell office:value-type="string" office:string-value="&lt;module 'struct' from '/usr/lib64/python3.12/struct.py'&gt;" calcext:value-type="string">
            <text:p>&lt;module 'struct' from '/usr/lib64/python3.12/struct.py'&gt;</text:p>
          </table:table-cell>
        </table:table-row>
        <table:table-row table:style-name="ro1">
          <table:table-cell table:number-columns-repeated="18"/>
          <table:table-cell office:value-type="string" office:string-value="_compat_pickle" calcext:value-type="string">
            <text:p>_compat_pickle</text:p>
          </table:table-cell>
          <table:table-cell office:value-type="string" office:string-value="&lt;module '_compat_pickle' from '/usr/lib64/python3.12/_compat_pickle.py'&gt;" calcext:value-type="string">
            <text:p>&lt;module '_compat_pickle' from '/usr/lib64/python3.12/_compat_pickle.py'&gt;</text:p>
          </table:table-cell>
        </table:table-row>
        <table:table-row table:style-name="ro1">
          <table:table-cell table:number-columns-repeated="18"/>
          <table:table-cell office:value-type="string" office:string-value="_pickle" calcext:value-type="string">
            <text:p>_pickle</text:p>
          </table:table-cell>
          <table:table-cell office:value-type="string" office:string-value="&lt;module '_pickle' from '/usr/lib64/python3.12/lib-dynload/_pickle.cpython-312-x86_64-linux-gnu.so'&gt;" calcext:value-type="string">
            <text:p>&lt;module '_pickle' from '/usr/lib64/python3.12/lib-dynload/_pickl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ickle" calcext:value-type="string">
            <text:p>pickle</text:p>
          </table:table-cell>
          <table:table-cell office:value-type="string" office:string-value="&lt;module 'pickle' from '/usr/lib64/python3.12/pickle.py'&gt;" calcext:value-type="string">
            <text:p>&lt;module 'pickle' from '/usr/lib64/python3.12/pickle.py'&gt;</text:p>
          </table:table-cell>
        </table:table-row>
        <table:table-row table:style-name="ro1">
          <table:table-cell table:number-columns-repeated="18"/>
          <table:table-cell office:value-type="string" office:string-value="numpy.compat.py3k" calcext:value-type="string">
            <text:p>numpy.compat.py3k</text:p>
          </table:table-cell>
          <table:table-cell office:value-type="string" office:string-value="&lt;module 'numpy.compat.py3k' from '/home/user/.local/lib/python3.12/site-packages/numpy/compat/py3k.py'&gt;" calcext:value-type="string">
            <text:p>&lt;module 'numpy.compat.py3k' from '/home/user/.local/lib/python3.12/site-packages/numpy/compat/py3k.py'&gt;</text:p>
          </table:table-cell>
        </table:table-row>
        <table:table-row table:style-name="ro1">
          <table:table-cell table:number-columns-repeated="18"/>
          <table:table-cell office:value-type="string" office:string-value="numpy.compat" calcext:value-type="string">
            <text:p>numpy.compat</text:p>
          </table:table-cell>
          <table:table-cell office:value-type="string" office:string-value="&lt;module 'numpy.compat' from '/home/user/.local/lib/python3.12/site-packages/numpy/compat/__init__.py'&gt;" calcext:value-type="string">
            <text:p>&lt;module 'numpy.compat' from '/home/user/.local/lib/python3.12/site-packages/numpy/compat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ore._dtype" calcext:value-type="string">
            <text:p>numpy.core._dtype</text:p>
          </table:table-cell>
          <table:table-cell office:value-type="string" office:string-value="&lt;module 'numpy.core._dtype' from '/home/user/.local/lib/python3.12/site-packages/numpy/core/_dtype.py'&gt;" calcext:value-type="string">
            <text:p>&lt;module 'numpy.core._dtype' from '/home/user/.local/lib/python3.12/site-packages/numpy/core/_dtype.py'&gt;</text:p>
          </table:table-cell>
        </table:table-row>
        <table:table-row table:style-name="ro1">
          <table:table-cell table:number-columns-repeated="18"/>
          <table:table-cell office:value-type="string" office:string-value="numpy.core._type_aliases" calcext:value-type="string">
            <text:p>numpy.core._type_aliases</text:p>
          </table:table-cell>
          <table:table-cell office:value-type="string" office:string-value="&lt;module 'numpy.core._type_aliases' from '/home/user/.local/lib/python3.12/site-packages/numpy/core/_type_aliases.py'&gt;" calcext:value-type="string">
            <text:p>&lt;module 'numpy.core._type_aliases' from '/home/user/.local/lib/python3.12/site-packages/numpy/core/_type_aliases.py'&gt;</text:p>
          </table:table-cell>
        </table:table-row>
        <table:table-row table:style-name="ro1">
          <table:table-cell table:number-columns-repeated="18"/>
          <table:table-cell office:value-type="string" office:string-value="numpy.core.numerictypes" calcext:value-type="string">
            <text:p>numpy.core.numerictypes</text:p>
          </table:table-cell>
          <table:table-cell office:value-type="string" office:string-value="&lt;module 'numpy.core.numerictypes' from '/home/user/.local/lib/python3.12/site-packages/numpy/core/numerictypes.py'&gt;" calcext:value-type="string">
            <text:p>&lt;module 'numpy.core.numerictypes' from '/home/user/.local/lib/python3.12/site-packages/numpy/core/numerictypes.py'&gt;</text:p>
          </table:table-cell>
        </table:table-row>
        <table:table-row table:style-name="ro1">
          <table:table-cell table:number-columns-repeated="18"/>
          <table:table-cell office:value-type="string" office:string-value="_contextvars" calcext:value-type="string">
            <text:p>_contextvars</text:p>
          </table:table-cell>
          <table:table-cell office:value-type="string" office:string-value="&lt;module '_contextvars' from '/usr/lib64/python3.12/lib-dynload/_contextvars.cpython-312-x86_64-linux-gnu.so'&gt;" calcext:value-type="string">
            <text:p>&lt;module '_contextvars' from '/usr/lib64/python3.12/lib-dynload/_contextvar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ontextvars" calcext:value-type="string">
            <text:p>contextvars</text:p>
          </table:table-cell>
          <table:table-cell office:value-type="string" office:string-value="&lt;module 'contextvars' from '/usr/lib64/python3.12/contextvars.py'&gt;" calcext:value-type="string">
            <text:p>&lt;module 'contextvars' from '/usr/lib64/python3.12/contextvars.py'&gt;</text:p>
          </table:table-cell>
        </table:table-row>
        <table:table-row table:style-name="ro1">
          <table:table-cell table:number-columns-repeated="18"/>
          <table:table-cell office:value-type="string" office:string-value="numpy.core._ufunc_config" calcext:value-type="string">
            <text:p>numpy.core._ufunc_config</text:p>
          </table:table-cell>
          <table:table-cell office:value-type="string" office:string-value="&lt;module 'numpy.core._ufunc_config' from '/home/user/.local/lib/python3.12/site-packages/numpy/core/_ufunc_config.py'&gt;" calcext:value-type="string">
            <text:p>&lt;module 'numpy.core._ufunc_config' from '/home/user/.local/lib/python3.12/site-packages/numpy/core/_ufunc_config.py'&gt;</text:p>
          </table:table-cell>
        </table:table-row>
        <table:table-row table:style-name="ro1">
          <table:table-cell table:number-columns-repeated="18"/>
          <table:table-cell office:value-type="string" office:string-value="numpy.core._methods" calcext:value-type="string">
            <text:p>numpy.core._methods</text:p>
          </table:table-cell>
          <table:table-cell office:value-type="string" office:string-value="&lt;module 'numpy.core._methods' from '/home/user/.local/lib/python3.12/site-packages/numpy/core/_methods.py'&gt;" calcext:value-type="string">
            <text:p>&lt;module 'numpy.core._methods' from '/home/user/.local/lib/python3.12/site-packages/numpy/core/_methods.py'&gt;</text:p>
          </table:table-cell>
        </table:table-row>
        <table:table-row table:style-name="ro1">
          <table:table-cell table:number-columns-repeated="18"/>
          <table:table-cell office:value-type="string" office:string-value="numpy.core.fromnumeric" calcext:value-type="string">
            <text:p>numpy.core.fromnumeric</text:p>
          </table:table-cell>
          <table:table-cell office:value-type="string" office:string-value="&lt;module 'numpy.core.fromnumeric' from '/home/user/.local/lib/python3.12/site-packages/numpy/core/fromnumeric.py'&gt;" calcext:value-type="string">
            <text:p>&lt;module 'numpy.core.fromnumeric' from '/home/user/.local/lib/python3.12/site-packages/numpy/core/fromnumeric.py'&gt;</text:p>
          </table:table-cell>
        </table:table-row>
        <table:table-row table:style-name="ro1">
          <table:table-cell table:number-columns-repeated="18"/>
          <table:table-cell office:value-type="string" office:string-value="numpy.core.shape_base" calcext:value-type="string">
            <text:p>numpy.core.shape_base</text:p>
          </table:table-cell>
          <table:table-cell office:value-type="string" office:string-value="&lt;module 'numpy.core.shape_base' from '/home/user/.local/lib/python3.12/site-packages/numpy/core/shape_base.py'&gt;" calcext:value-type="string">
            <text:p>&lt;module 'numpy.core.shape_base' from '/home/user/.local/lib/python3.12/site-packages/numpy/core/shape_base.py'&gt;</text:p>
          </table:table-cell>
        </table:table-row>
        <table:table-row table:style-name="ro1">
          <table:table-cell table:number-columns-repeated="18"/>
          <table:table-cell office:value-type="string" office:string-value="numpy.core.arrayprint" calcext:value-type="string">
            <text:p>numpy.core.arrayprint</text:p>
          </table:table-cell>
          <table:table-cell office:value-type="string" office:string-value="&lt;module 'numpy.core.arrayprint' from '/home/user/.local/lib/python3.12/site-packages/numpy/core/arrayprint.py'&gt;" calcext:value-type="string">
            <text:p>&lt;module 'numpy.core.arrayprint' from '/home/user/.local/lib/python3.12/site-packages/numpy/core/arrayprint.py'&gt;</text:p>
          </table:table-cell>
        </table:table-row>
        <table:table-row table:style-name="ro1">
          <table:table-cell table:number-columns-repeated="18"/>
          <table:table-cell office:value-type="string" office:string-value="numpy.core._asarray" calcext:value-type="string">
            <text:p>numpy.core._asarray</text:p>
          </table:table-cell>
          <table:table-cell office:value-type="string" office:string-value="&lt;module 'numpy.core._asarray' from '/home/user/.local/lib/python3.12/site-packages/numpy/core/_asarray.py'&gt;" calcext:value-type="string">
            <text:p>&lt;module 'numpy.core._asarray' from '/home/user/.local/lib/python3.12/site-packages/numpy/core/_as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numeric" calcext:value-type="string">
            <text:p>numpy.core.numeric</text:p>
          </table:table-cell>
          <table:table-cell office:value-type="string" office:string-value="&lt;module 'numpy.core.numeric' from '/home/user/.local/lib/python3.12/site-packages/numpy/core/numeric.py'&gt;" calcext:value-type="string">
            <text:p>&lt;module 'numpy.core.numeric' from '/home/user/.local/lib/python3.12/site-packages/numpy/core/numeric.py'&gt;</text:p>
          </table:table-cell>
        </table:table-row>
        <table:table-row table:style-name="ro1">
          <table:table-cell table:number-columns-repeated="18"/>
          <table:table-cell office:value-type="string" office:string-value="numpy.core.defchararray" calcext:value-type="string">
            <text:p>numpy.core.defchararray</text:p>
          </table:table-cell>
          <table:table-cell office:value-type="string" office:string-value="&lt;module 'numpy.core.defchararray' from '/home/user/.local/lib/python3.12/site-packages/numpy/core/defchararray.py'&gt;" calcext:value-type="string">
            <text:p>&lt;module 'numpy.core.defchararray' from '/home/user/.local/lib/python3.12/site-packages/numpy/core/defchararray.py'&gt;</text:p>
          </table:table-cell>
        </table:table-row>
        <table:table-row table:style-name="ro1">
          <table:table-cell table:number-columns-repeated="18"/>
          <table:table-cell office:value-type="string" office:string-value="numpy.core.records" calcext:value-type="string">
            <text:p>numpy.core.records</text:p>
          </table:table-cell>
          <table:table-cell office:value-type="string" office:string-value="&lt;module 'numpy.core.records' from '/home/user/.local/lib/python3.12/site-packages/numpy/core/records.py'&gt;" calcext:value-type="string">
            <text:p>&lt;module 'numpy.core.records' from '/home/user/.local/lib/python3.12/site-packages/numpy/core/records.py'&gt;</text:p>
          </table:table-cell>
        </table:table-row>
        <table:table-row table:style-name="ro1">
          <table:table-cell table:number-columns-repeated="18"/>
          <table:table-cell office:value-type="string" office:string-value="numpy.core.memmap" calcext:value-type="string">
            <text:p>numpy.core.memmap</text:p>
          </table:table-cell>
          <table:table-cell office:value-type="string" office:string-value="&lt;module 'numpy.core.memmap' from '/home/user/.local/lib/python3.12/site-packages/numpy/core/memmap.py'&gt;" calcext:value-type="string">
            <text:p>&lt;module 'numpy.core.memmap' from '/home/user/.local/lib/python3.12/site-packages/numpy/core/memmap.py'&gt;</text:p>
          </table:table-cell>
        </table:table-row>
        <table:table-row table:style-name="ro1">
          <table:table-cell table:number-columns-repeated="18"/>
          <table:table-cell office:value-type="string" office:string-value="numpy.core.function_base" calcext:value-type="string">
            <text:p>numpy.core.function_base</text:p>
          </table:table-cell>
          <table:table-cell office:value-type="string" office:string-value="&lt;module 'numpy.core.function_base' from '/home/user/.local/lib/python3.12/site-packages/numpy/core/function_base.py'&gt;" calcext:value-type="string">
            <text:p>&lt;module 'numpy.core.function_base' from '/home/user/.local/lib/python3.12/site-packages/numpy/core/function_base.py'&gt;</text:p>
          </table:table-cell>
        </table:table-row>
        <table:table-row table:style-name="ro1">
          <table:table-cell table:number-columns-repeated="18"/>
          <table:table-cell office:value-type="string" office:string-value="numpy.core._machar" calcext:value-type="string">
            <text:p>numpy.core._machar</text:p>
          </table:table-cell>
          <table:table-cell office:value-type="string" office:string-value="&lt;module 'numpy.core._machar' from '/home/user/.local/lib/python3.12/site-packages/numpy/core/_machar.py'&gt;" calcext:value-type="string">
            <text:p>&lt;module 'numpy.core._machar' from '/home/user/.local/lib/python3.12/site-packages/numpy/core/_machar.py'&gt;</text:p>
          </table:table-cell>
        </table:table-row>
        <table:table-row table:style-name="ro1">
          <table:table-cell table:number-columns-repeated="18"/>
          <table:table-cell office:value-type="string" office:string-value="numpy.core.getlimits" calcext:value-type="string">
            <text:p>numpy.core.getlimits</text:p>
          </table:table-cell>
          <table:table-cell office:value-type="string" office:string-value="&lt;module 'numpy.core.getlimits' from '/home/user/.local/lib/python3.12/site-packages/numpy/core/getlimits.py'&gt;" calcext:value-type="string">
            <text:p>&lt;module 'numpy.core.getlimits' from '/home/user/.local/lib/python3.12/site-packages/numpy/core/getlimits.py'&gt;</text:p>
          </table:table-cell>
        </table:table-row>
        <table:table-row table:style-name="ro1">
          <table:table-cell table:number-columns-repeated="18"/>
          <table:table-cell office:value-type="string" office:string-value="numpy.core.einsumfunc" calcext:value-type="string">
            <text:p>numpy.core.einsumfunc</text:p>
          </table:table-cell>
          <table:table-cell office:value-type="string" office:string-value="&lt;module 'numpy.core.einsumfunc' from '/home/user/.local/lib/python3.12/site-packages/numpy/core/einsumfunc.py'&gt;" calcext:value-type="string">
            <text:p>&lt;module 'numpy.core.einsumfunc' from '/home/user/.local/lib/python3.12/site-packages/numpy/core/einsumfunc.py'&gt;</text:p>
          </table:table-cell>
        </table:table-row>
        <table:table-row table:style-name="ro1">
          <table:table-cell table:number-columns-repeated="18"/>
          <table:table-cell office:value-type="string" office:string-value="numpy.core._multiarray_tests" calcext:value-type="string">
            <text:p>numpy.core._multiarray_tests</text:p>
          </table:table-cell>
          <table:table-cell office:value-type="string" office:string-value="&lt;module 'numpy.core._multiarray_tests' from '/home/user/.local/lib/python3.12/site-packages/numpy/core/_multiarray_tests.cpython-312-x86_64-linux-gnu.so'&gt;" calcext:value-type="string">
            <text:p>&lt;module 'numpy.core._multiarray_tests' from '/home/user/.local/lib/python3.12/site-packages/numpy/core/_multiarray_test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core._add_newdocs" calcext:value-type="string">
            <text:p>numpy.core._add_newdocs</text:p>
          </table:table-cell>
          <table:table-cell office:value-type="string" office:string-value="&lt;module 'numpy.core._add_newdocs' from '/home/user/.local/lib/python3.12/site-packages/numpy/core/_add_newdocs.py'&gt;" calcext:value-type="string">
            <text:p>&lt;module 'numpy.core._add_newdocs' from '/home/user/.local/lib/python3.12/site-packages/numpy/core/_add_newdocs.py'&gt;</text:p>
          </table:table-cell>
        </table:table-row>
        <table:table-row table:style-name="ro1">
          <table:table-cell table:number-columns-repeated="18"/>
          <table:table-cell office:value-type="string" office:string-value="numpy.core._add_newdocs_scalars" calcext:value-type="string">
            <text:p>numpy.core._add_newdocs_scalars</text:p>
          </table:table-cell>
          <table:table-cell office:value-type="string" office:string-value="&lt;module 'numpy.core._add_newdocs_scalars' from '/home/user/.local/lib/python3.12/site-packages/numpy/core/_add_newdocs_scalars.py'&gt;" calcext:value-type="string">
            <text:p>&lt;module 'numpy.core._add_newdocs_scalars' from '/home/user/.local/lib/python3.12/site-packages/numpy/core/_add_newdocs_scalars.py'&gt;</text:p>
          </table:table-cell>
        </table:table-row>
        <table:table-row table:style-name="ro1">
          <table:table-cell table:number-columns-repeated="18"/>
          <table:table-cell office:value-type="string" office:string-value="numpy.core._dtype_ctypes" calcext:value-type="string">
            <text:p>numpy.core._dtype_ctypes</text:p>
          </table:table-cell>
          <table:table-cell office:value-type="string" office:string-value="&lt;module 'numpy.core._dtype_ctypes' from '/home/user/.local/lib/python3.12/site-packages/numpy/core/_dtype_ctypes.py'&gt;" calcext:value-type="string">
            <text:p>&lt;module 'numpy.core._dtype_ctypes' from '/home/user/.local/lib/python3.12/site-packages/numpy/core/_dtype_ctypes.py'&gt;</text:p>
          </table:table-cell>
        </table:table-row>
        <table:table-row table:style-name="ro1">
          <table:table-cell table:number-columns-repeated="18"/>
          <table:table-cell office:value-type="string" office:string-value="_ast" calcext:value-type="string">
            <text:p>_ast</text:p>
          </table:table-cell>
          <table:table-cell office:value-type="string" office:string-value="&lt;module '_ast' (built-in)&gt;" calcext:value-type="string">
            <text:p>&lt;module '_ast' (built-in)&gt;</text:p>
          </table:table-cell>
        </table:table-row>
        <table:table-row table:style-name="ro1">
          <table:table-cell table:number-columns-repeated="18"/>
          <table:table-cell office:value-type="string" office:string-value="ast" calcext:value-type="string">
            <text:p>ast</text:p>
          </table:table-cell>
          <table:table-cell office:value-type="string" office:string-value="&lt;module 'ast' from '/usr/lib64/python3.12/ast.py'&gt;" calcext:value-type="string">
            <text:p>&lt;module 'ast' from '/usr/lib64/python3.12/ast.py'&gt;</text:p>
          </table:table-cell>
        </table:table-row>
        <table:table-row table:style-name="ro1">
          <table:table-cell table:number-columns-repeated="18"/>
          <table:table-cell office:value-type="string" office:string-value="_ctypes" calcext:value-type="string">
            <text:p>_ctypes</text:p>
          </table:table-cell>
          <table:table-cell office:value-type="string" office:string-value="&lt;module '_ctypes' from '/usr/lib64/python3.12/lib-dynload/_ctypes.cpython-312-x86_64-linux-gnu.so'&gt;" calcext:value-type="string">
            <text:p>&lt;module '_ctypes' from '/usr/lib64/python3.12/lib-dynload/_ctyp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types._endian" calcext:value-type="string">
            <text:p>ctypes._endian</text:p>
          </table:table-cell>
          <table:table-cell office:value-type="string" office:string-value="&lt;module 'ctypes._endian' from '/usr/lib64/python3.12/ctypes/_endian.py'&gt;" calcext:value-type="string">
            <text:p>&lt;module 'ctypes._endian' from '/usr/lib64/python3.12/ctypes/_endian.py'&gt;</text:p>
          </table:table-cell>
        </table:table-row>
        <table:table-row table:style-name="ro1">
          <table:table-cell table:number-columns-repeated="18"/>
          <table:table-cell office:value-type="string" office:string-value="ctypes" calcext:value-type="string">
            <text:p>ctypes</text:p>
          </table:table-cell>
          <table:table-cell office:value-type="string" office:string-value="&lt;module 'ctypes' from '/usr/lib64/python3.12/ctypes/__init__.py'&gt;" calcext:value-type="string">
            <text:p>&lt;module 'ctypes' from '/usr/lib64/python3.12/ctypes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ore._internal" calcext:value-type="string">
            <text:p>numpy.core._internal</text:p>
          </table:table-cell>
          <table:table-cell office:value-type="string" office:string-value="&lt;module 'numpy.core._internal' from '/home/user/.local/lib/python3.12/site-packages/numpy/core/_internal.py'&gt;" calcext:value-type="string">
            <text:p>&lt;module 'numpy.core._internal' from '/home/user/.local/lib/python3.12/site-packages/numpy/core/_internal.py'&gt;</text:p>
          </table:table-cell>
        </table:table-row>
        <table:table-row table:style-name="ro1">
          <table:table-cell table:number-columns-repeated="18"/>
          <table:table-cell office:value-type="string" office:string-value="numpy._pytesttester" calcext:value-type="string">
            <text:p>numpy._pytesttester</text:p>
          </table:table-cell>
          <table:table-cell office:value-type="string" office:string-value="&lt;module 'numpy._pytesttester' from '/home/user/.local/lib/python3.12/site-packages/numpy/_pytesttester.py'&gt;" calcext:value-type="string">
            <text:p>&lt;module 'numpy._pytesttester' from '/home/user/.local/lib/python3.12/site-packages/numpy/_pytesttester.py'&gt;</text:p>
          </table:table-cell>
        </table:table-row>
        <table:table-row table:style-name="ro1">
          <table:table-cell table:number-columns-repeated="18"/>
          <table:table-cell office:value-type="string" office:string-value="numpy.core" calcext:value-type="string">
            <text:p>numpy.core</text:p>
          </table:table-cell>
          <table:table-cell office:value-type="string" office:string-value="&lt;module 'numpy.core' from '/home/user/.local/lib/python3.12/site-packages/numpy/core/__init__.py'&gt;" calcext:value-type="string">
            <text:p>&lt;module 'numpy.core' from '/home/user/.local/lib/python3.12/site-packages/numpy/core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_config__" calcext:value-type="string">
            <text:p>numpy.__config__</text:p>
          </table:table-cell>
          <table:table-cell office:value-type="string" office:string-value="&lt;module 'numpy.__config__' from '/home/user/.local/lib/python3.12/site-packages/numpy/__config__.py'&gt;" calcext:value-type="string">
            <text:p>&lt;module 'numpy.__config__' from '/home/user/.local/lib/python3.12/site-packages/numpy/__config__.py'&gt;</text:p>
          </table:table-cell>
        </table:table-row>
        <table:table-row table:style-name="ro1">
          <table:table-cell table:number-columns-repeated="18"/>
          <table:table-cell office:value-type="string" office:string-value="numpy.lib.mixins" calcext:value-type="string">
            <text:p>numpy.lib.mixins</text:p>
          </table:table-cell>
          <table:table-cell office:value-type="string" office:string-value="&lt;module 'numpy.lib.mixins' from '/home/user/.local/lib/python3.12/site-packages/numpy/lib/mixins.py'&gt;" calcext:value-type="string">
            <text:p>&lt;module 'numpy.lib.mixins' from '/home/user/.local/lib/python3.12/site-packages/numpy/lib/mixins.py'&gt;</text:p>
          </table:table-cell>
        </table:table-row>
        <table:table-row table:style-name="ro1">
          <table:table-cell table:number-columns-repeated="18"/>
          <table:table-cell office:value-type="string" office:string-value="numpy.lib.ufunclike" calcext:value-type="string">
            <text:p>numpy.lib.ufunclike</text:p>
          </table:table-cell>
          <table:table-cell office:value-type="string" office:string-value="&lt;module 'numpy.lib.ufunclike' from '/home/user/.local/lib/python3.12/site-packages/numpy/lib/ufunclike.py'&gt;" calcext:value-type="string">
            <text:p>&lt;module 'numpy.lib.ufunclike' from '/home/user/.local/lib/python3.12/site-packages/numpy/lib/ufunclike.py'&gt;</text:p>
          </table:table-cell>
        </table:table-row>
        <table:table-row table:style-name="ro1">
          <table:table-cell table:number-columns-repeated="18"/>
          <table:table-cell office:value-type="string" office:string-value="numpy.lib.type_check" calcext:value-type="string">
            <text:p>numpy.lib.type_check</text:p>
          </table:table-cell>
          <table:table-cell office:value-type="string" office:string-value="&lt;module 'numpy.lib.type_check' from '/home/user/.local/lib/python3.12/site-packages/numpy/lib/type_check.py'&gt;" calcext:value-type="string">
            <text:p>&lt;module 'numpy.lib.type_check' from '/home/user/.local/lib/python3.12/site-packages/numpy/lib/type_check.py'&gt;</text:p>
          </table:table-cell>
        </table:table-row>
        <table:table-row table:style-name="ro1">
          <table:table-cell table:number-columns-repeated="18"/>
          <table:table-cell office:value-type="string" office:string-value="numpy.lib.scimath" calcext:value-type="string">
            <text:p>numpy.lib.scimath</text:p>
          </table:table-cell>
          <table:table-cell office:value-type="string" office:string-value="&lt;module 'numpy.lib.scimath' from '/home/user/.local/lib/python3.12/site-packages/numpy/lib/scimath.py'&gt;" calcext:value-type="string">
            <text:p>&lt;module 'numpy.lib.scimath' from '/home/user/.local/lib/python3.12/site-packages/numpy/lib/scimath.py'&gt;</text:p>
          </table:table-cell>
        </table:table-row>
        <table:table-row table:style-name="ro1">
          <table:table-cell table:number-columns-repeated="18"/>
          <table:table-cell office:value-type="string" office:string-value="_typing" calcext:value-type="string">
            <text:p>_typing</text:p>
          </table:table-cell>
          <table:table-cell office:value-type="string" office:string-value="&lt;module '_typing' (built-in)&gt;" calcext:value-type="string">
            <text:p>&lt;module '_typing' (built-in)&gt;</text:p>
          </table:table-cell>
        </table:table-row>
        <table:table-row table:style-name="ro1">
          <table:table-cell table:number-columns-repeated="18"/>
          <table:table-cell office:value-type="string" office:string-value="typing.io" calcext:value-type="string">
            <text:p>typing.io</text:p>
          </table:table-cell>
          <table:table-cell office:value-type="string" office:string-value="&lt;class 'typing.io'&gt;" calcext:value-type="string">
            <text:p>&lt;class 'typing.io'&gt;</text:p>
          </table:table-cell>
        </table:table-row>
        <table:table-row table:style-name="ro1">
          <table:table-cell table:number-columns-repeated="18"/>
          <table:table-cell office:value-type="string" office:string-value="typing.re" calcext:value-type="string">
            <text:p>typing.re</text:p>
          </table:table-cell>
          <table:table-cell office:value-type="string" office:string-value="&lt;class 'typing.re'&gt;" calcext:value-type="string">
            <text:p>&lt;class 'typing.re'&gt;</text:p>
          </table:table-cell>
        </table:table-row>
        <table:table-row table:style-name="ro1">
          <table:table-cell table:number-columns-repeated="18"/>
          <table:table-cell office:value-type="string" office:string-value="typing" calcext:value-type="string">
            <text:p>typing</text:p>
          </table:table-cell>
          <table:table-cell office:value-type="string" office:string-value="&lt;module 'typing' from '/usr/lib64/python3.12/typing.py'&gt;" calcext:value-type="string">
            <text:p>&lt;module 'typing' from '/usr/lib64/python3.12/typing.py'&gt;</text:p>
          </table:table-cell>
        </table:table-row>
        <table:table-row table:style-name="ro1">
          <table:table-cell table:number-columns-repeated="18"/>
          <table:table-cell office:value-type="string" office:string-value="numpy.lib.stride_tricks" calcext:value-type="string">
            <text:p>numpy.lib.stride_tricks</text:p>
          </table:table-cell>
          <table:table-cell office:value-type="string" office:string-value="&lt;module 'numpy.lib.stride_tricks' from '/home/user/.local/lib/python3.12/site-packages/numpy/lib/stride_tricks.py'&gt;" calcext:value-type="string">
            <text:p>&lt;module 'numpy.lib.stride_tricks' from '/home/user/.local/lib/python3.12/site-packages/numpy/lib/stride_tricks.py'&gt;</text:p>
          </table:table-cell>
        </table:table-row>
        <table:table-row table:style-name="ro1">
          <table:table-cell table:number-columns-repeated="18"/>
          <table:table-cell office:value-type="string" office:string-value="numpy.lib.twodim_base" calcext:value-type="string">
            <text:p>numpy.lib.twodim_base</text:p>
          </table:table-cell>
          <table:table-cell office:value-type="string" office:string-value="&lt;module 'numpy.lib.twodim_base' from '/home/user/.local/lib/python3.12/site-packages/numpy/lib/twodim_base.py'&gt;" calcext:value-type="string">
            <text:p>&lt;module 'numpy.lib.twodim_base' from '/home/user/.local/lib/python3.12/site-packages/numpy/lib/twodim_base.py'&gt;</text:p>
          </table:table-cell>
        </table:table-row>
        <table:table-row table:style-name="ro1">
          <table:table-cell table:number-columns-repeated="18"/>
          <table:table-cell office:value-type="string" office:string-value="numpy.linalg._umath_linalg" calcext:value-type="string">
            <text:p>numpy.linalg._umath_linalg</text:p>
          </table:table-cell>
          <table:table-cell office:value-type="string" office:string-value="&lt;module 'numpy.linalg._umath_linalg' from '/home/user/.local/lib/python3.12/site-packages/numpy/linalg/_umath_linalg.cpython-312-x86_64-linux-gnu.so'&gt;" calcext:value-type="string">
            <text:p>&lt;module 'numpy.linalg._umath_linalg' from '/home/user/.local/lib/python3.12/site-packages/numpy/linalg/_umath_linal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_future__" calcext:value-type="string">
            <text:p>__future__</text:p>
          </table:table-cell>
          <table:table-cell office:value-type="string" office:string-value="&lt;module '__future__' from '/usr/lib64/python3.12/__future__.py'&gt;" calcext:value-type="string">
            <text:p>&lt;module '__future__' from '/usr/lib64/python3.12/__future__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nested_sequence" calcext:value-type="string">
            <text:p>numpy._typing._nested_sequence</text:p>
          </table:table-cell>
          <table:table-cell office:value-type="string" office:string-value="&lt;module 'numpy._typing._nested_sequence' from '/home/user/.local/lib/python3.12/site-packages/numpy/_typing/_nested_sequence.py'&gt;" calcext:value-type="string">
            <text:p>&lt;module 'numpy._typing._nested_sequence' from '/home/user/.local/lib/python3.12/site-packages/numpy/_typing/_nested_sequenc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nbit" calcext:value-type="string">
            <text:p>numpy._typing._nbit</text:p>
          </table:table-cell>
          <table:table-cell office:value-type="string" office:string-value="&lt;module 'numpy._typing._nbit' from '/home/user/.local/lib/python3.12/site-packages/numpy/_typing/_nbit.py'&gt;" calcext:value-type="string">
            <text:p>&lt;module 'numpy._typing._nbit' from '/home/user/.local/lib/python3.12/site-packages/numpy/_typing/_nbit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char_codes" calcext:value-type="string">
            <text:p>numpy._typing._char_codes</text:p>
          </table:table-cell>
          <table:table-cell office:value-type="string" office:string-value="&lt;module 'numpy._typing._char_codes' from '/home/user/.local/lib/python3.12/site-packages/numpy/_typing/_char_codes.py'&gt;" calcext:value-type="string">
            <text:p>&lt;module 'numpy._typing._char_codes' from '/home/user/.local/lib/python3.12/site-packages/numpy/_typing/_char_codes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scalars" calcext:value-type="string">
            <text:p>numpy._typing._scalars</text:p>
          </table:table-cell>
          <table:table-cell office:value-type="string" office:string-value="&lt;module 'numpy._typing._scalars' from '/home/user/.local/lib/python3.12/site-packages/numpy/_typing/_scalars.py'&gt;" calcext:value-type="string">
            <text:p>&lt;module 'numpy._typing._scalars' from '/home/user/.local/lib/python3.12/site-packages/numpy/_typing/_scalars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shape" calcext:value-type="string">
            <text:p>numpy._typing._shape</text:p>
          </table:table-cell>
          <table:table-cell office:value-type="string" office:string-value="&lt;module 'numpy._typing._shape' from '/home/user/.local/lib/python3.12/site-packages/numpy/_typing/_shape.py'&gt;" calcext:value-type="string">
            <text:p>&lt;module 'numpy._typing._shape' from '/home/user/.local/lib/python3.12/site-packages/numpy/_typing/_shap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dtype_like" calcext:value-type="string">
            <text:p>numpy._typing._dtype_like</text:p>
          </table:table-cell>
          <table:table-cell office:value-type="string" office:string-value="&lt;module 'numpy._typing._dtype_like' from '/home/user/.local/lib/python3.12/site-packages/numpy/_typing/_dtype_like.py'&gt;" calcext:value-type="string">
            <text:p>&lt;module 'numpy._typing._dtype_like' from '/home/user/.local/lib/python3.12/site-packages/numpy/_typing/_dtype_like.py'&gt;</text:p>
          </table:table-cell>
        </table:table-row>
        <table:table-row table:style-name="ro1">
          <table:table-cell table:number-columns-repeated="18"/>
          <table:table-cell office:value-type="string" office:string-value="numpy._typing._array_like" calcext:value-type="string">
            <text:p>numpy._typing._array_like</text:p>
          </table:table-cell>
          <table:table-cell office:value-type="string" office:string-value="&lt;module 'numpy._typing._array_like' from '/home/user/.local/lib/python3.12/site-packages/numpy/_typing/_array_like.py'&gt;" calcext:value-type="string">
            <text:p>&lt;module 'numpy._typing._array_like' from '/home/user/.local/lib/python3.12/site-packages/numpy/_typing/_array_like.py'&gt;</text:p>
          </table:table-cell>
        </table:table-row>
        <table:table-row table:style-name="ro1">
          <table:table-cell table:number-columns-repeated="18"/>
          <table:table-cell office:value-type="string" office:string-value="numpy._typing" calcext:value-type="string">
            <text:p>numpy._typing</text:p>
          </table:table-cell>
          <table:table-cell office:value-type="string" office:string-value="&lt;module 'numpy._typing' from '/home/user/.local/lib/python3.12/site-packages/numpy/_typing/__init__.py'&gt;" calcext:value-type="string">
            <text:p>&lt;module 'numpy._typing' from '/home/user/.local/lib/python3.12/site-packages/numpy/_typing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linalg.linalg" calcext:value-type="string">
            <text:p>numpy.linalg.linalg</text:p>
          </table:table-cell>
          <table:table-cell office:value-type="string" office:string-value="&lt;module 'numpy.linalg.linalg' from '/home/user/.local/lib/python3.12/site-packages/numpy/linalg/linalg.py'&gt;" calcext:value-type="string">
            <text:p>&lt;module 'numpy.linalg.linalg' from '/home/user/.local/lib/python3.12/site-packages/numpy/linalg/linalg.py'&gt;</text:p>
          </table:table-cell>
        </table:table-row>
        <table:table-row table:style-name="ro1">
          <table:table-cell table:number-columns-repeated="18"/>
          <table:table-cell office:value-type="string" office:string-value="numpy.linalg" calcext:value-type="string">
            <text:p>numpy.linalg</text:p>
          </table:table-cell>
          <table:table-cell office:value-type="string" office:string-value="&lt;module 'numpy.linalg' from '/home/user/.local/lib/python3.12/site-packages/numpy/linalg/__init__.py'&gt;" calcext:value-type="string">
            <text:p>&lt;module 'numpy.linalg' from '/home/user/.local/lib/python3.12/site-packages/numpy/linalg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matrixlib.defmatrix" calcext:value-type="string">
            <text:p>numpy.matrixlib.defmatrix</text:p>
          </table:table-cell>
          <table:table-cell office:value-type="string" office:string-value="&lt;module 'numpy.matrixlib.defmatrix' from '/home/user/.local/lib/python3.12/site-packages/numpy/matrixlib/defmatrix.py'&gt;" calcext:value-type="string">
            <text:p>&lt;module 'numpy.matrixlib.defmatrix' from '/home/user/.local/lib/python3.12/site-packages/numpy/matrixlib/defmatrix.py'&gt;</text:p>
          </table:table-cell>
        </table:table-row>
        <table:table-row table:style-name="ro1">
          <table:table-cell table:number-columns-repeated="18"/>
          <table:table-cell office:value-type="string" office:string-value="numpy.matrixlib" calcext:value-type="string">
            <text:p>numpy.matrixlib</text:p>
          </table:table-cell>
          <table:table-cell office:value-type="string" office:string-value="&lt;module 'numpy.matrixlib' from '/home/user/.local/lib/python3.12/site-packages/numpy/matrixlib/__init__.py'&gt;" calcext:value-type="string">
            <text:p>&lt;module 'numpy.matrixlib' from '/home/user/.local/lib/python3.12/site-packages/numpy/matrixlib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lib.histograms" calcext:value-type="string">
            <text:p>numpy.lib.histograms</text:p>
          </table:table-cell>
          <table:table-cell office:value-type="string" office:string-value="&lt;module 'numpy.lib.histograms' from '/home/user/.local/lib/python3.12/site-packages/numpy/lib/histograms.py'&gt;" calcext:value-type="string">
            <text:p>&lt;module 'numpy.lib.histograms' from '/home/user/.local/lib/python3.12/site-packages/numpy/lib/histograms.py'&gt;</text:p>
          </table:table-cell>
        </table:table-row>
        <table:table-row table:style-name="ro1">
          <table:table-cell table:number-columns-repeated="18"/>
          <table:table-cell office:value-type="string" office:string-value="numpy.lib.function_base" calcext:value-type="string">
            <text:p>numpy.lib.function_base</text:p>
          </table:table-cell>
          <table:table-cell office:value-type="string" office:string-value="&lt;module 'numpy.lib.function_base' from '/home/user/.local/lib/python3.12/site-packages/numpy/lib/function_base.py'&gt;" calcext:value-type="string">
            <text:p>&lt;module 'numpy.lib.function_base' from '/home/user/.local/lib/python3.12/site-packages/numpy/lib/function_base.py'&gt;</text:p>
          </table:table-cell>
        </table:table-row>
        <table:table-row table:style-name="ro1">
          <table:table-cell table:number-columns-repeated="18"/>
          <table:table-cell office:value-type="string" office:string-value="numpy.lib.index_tricks" calcext:value-type="string">
            <text:p>numpy.lib.index_tricks</text:p>
          </table:table-cell>
          <table:table-cell office:value-type="string" office:string-value="&lt;module 'numpy.lib.index_tricks' from '/home/user/.local/lib/python3.12/site-packages/numpy/lib/index_tricks.py'&gt;" calcext:value-type="string">
            <text:p>&lt;module 'numpy.lib.index_tricks' from '/home/user/.local/lib/python3.12/site-packages/numpy/lib/index_tricks.py'&gt;</text:p>
          </table:table-cell>
        </table:table-row>
        <table:table-row table:style-name="ro1">
          <table:table-cell table:number-columns-repeated="18"/>
          <table:table-cell office:value-type="string" office:string-value="numpy.lib.nanfunctions" calcext:value-type="string">
            <text:p>numpy.lib.nanfunctions</text:p>
          </table:table-cell>
          <table:table-cell office:value-type="string" office:string-value="&lt;module 'numpy.lib.nanfunctions' from '/home/user/.local/lib/python3.12/site-packages/numpy/lib/nanfunctions.py'&gt;" calcext:value-type="string">
            <text:p>&lt;module 'numpy.lib.nanfunctions' from '/home/user/.local/lib/python3.12/site-packages/numpy/lib/nanfunctions.py'&gt;</text:p>
          </table:table-cell>
        </table:table-row>
        <table:table-row table:style-name="ro1">
          <table:table-cell table:number-columns-repeated="18"/>
          <table:table-cell office:value-type="string" office:string-value="numpy.lib.shape_base" calcext:value-type="string">
            <text:p>numpy.lib.shape_base</text:p>
          </table:table-cell>
          <table:table-cell office:value-type="string" office:string-value="&lt;module 'numpy.lib.shape_base' from '/home/user/.local/lib/python3.12/site-packages/numpy/lib/shape_base.py'&gt;" calcext:value-type="string">
            <text:p>&lt;module 'numpy.lib.shape_base' from '/home/user/.local/lib/python3.12/site-packages/numpy/lib/shape_base.py'&gt;</text:p>
          </table:table-cell>
        </table:table-row>
        <table:table-row table:style-name="ro1">
          <table:table-cell table:number-columns-repeated="18"/>
          <table:table-cell office:value-type="string" office:string-value="numpy.lib.polynomial" calcext:value-type="string">
            <text:p>numpy.lib.polynomial</text:p>
          </table:table-cell>
          <table:table-cell office:value-type="string" office:string-value="&lt;module 'numpy.lib.polynomial' from '/home/user/.local/lib/python3.12/site-packages/numpy/lib/polynomial.py'&gt;" calcext:value-type="string">
            <text:p>&lt;module 'numpy.lib.polynomial' from '/home/user/.local/lib/python3.12/site-packages/numpy/lib/polynomial.py'&gt;</text:p>
          </table:table-cell>
        </table:table-row>
        <table:table-row table:style-name="ro1">
          <table:table-cell table:number-columns-repeated="18"/>
          <table:table-cell office:value-type="string" office:string-value="platform" calcext:value-type="string">
            <text:p>platform</text:p>
          </table:table-cell>
          <table:table-cell office:value-type="string" office:string-value="&lt;module 'platform' from '/usr/lib64/python3.12/platform.py'&gt;" calcext:value-type="string">
            <text:p>&lt;module 'platform' from '/usr/lib64/python3.12/platform.py'&gt;</text:p>
          </table:table-cell>
        </table:table-row>
        <table:table-row table:style-name="ro1">
          <table:table-cell table:number-columns-repeated="18"/>
          <table:table-cell office:value-type="string" office:string-value="numpy.lib.utils" calcext:value-type="string">
            <text:p>numpy.lib.utils</text:p>
          </table:table-cell>
          <table:table-cell office:value-type="string" office:string-value="&lt;module 'numpy.lib.utils' from '/home/user/.local/lib/python3.12/site-packages/numpy/lib/utils.py'&gt;" calcext:value-type="string">
            <text:p>&lt;module 'numpy.lib.utils' from '/home/user/.local/lib/python3.12/site-packages/numpy/lib/utils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setops" calcext:value-type="string">
            <text:p>numpy.lib.arraysetops</text:p>
          </table:table-cell>
          <table:table-cell office:value-type="string" office:string-value="&lt;module 'numpy.lib.arraysetops' from '/home/user/.local/lib/python3.12/site-packages/numpy/lib/arraysetops.py'&gt;" calcext:value-type="string">
            <text:p>&lt;module 'numpy.lib.arraysetops' from '/home/user/.local/lib/python3.12/site-packages/numpy/lib/arraysetops.py'&gt;</text:p>
          </table:table-cell>
        </table:table-row>
        <table:table-row table:style-name="ro1">
          <table:table-cell table:number-columns-repeated="18"/>
          <table:table-cell office:value-type="string" office:string-value="weakref" calcext:value-type="string">
            <text:p>weakref</text:p>
          </table:table-cell>
          <table:table-cell office:value-type="string" office:string-value="&lt;module 'weakref' from '/usr/lib64/python3.12/weakref.py'&gt;" calcext:value-type="string">
            <text:p>&lt;module 'weakref' from '/usr/lib64/python3.12/weakref.py'&gt;</text:p>
          </table:table-cell>
        </table:table-row>
        <table:table-row table:style-name="ro1">
          <table:table-cell table:number-columns-repeated="18"/>
          <table:table-cell office:value-type="string" office:string-value="numpy.lib.format" calcext:value-type="string">
            <text:p>numpy.lib.format</text:p>
          </table:table-cell>
          <table:table-cell office:value-type="string" office:string-value="&lt;module 'numpy.lib.format' from '/home/user/.local/lib/python3.12/site-packages/numpy/lib/format.py'&gt;" calcext:value-type="string">
            <text:p>&lt;module 'numpy.lib.format' from '/home/user/.local/lib/python3.12/site-packages/numpy/lib/format.py'&gt;</text:p>
          </table:table-cell>
        </table:table-row>
        <table:table-row table:style-name="ro1">
          <table:table-cell table:number-columns-repeated="18"/>
          <table:table-cell office:value-type="string" office:string-value="numpy.lib._datasource" calcext:value-type="string">
            <text:p>numpy.lib._datasource</text:p>
          </table:table-cell>
          <table:table-cell office:value-type="string" office:string-value="&lt;module 'numpy.lib._datasource' from '/home/user/.local/lib/python3.12/site-packages/numpy/lib/_datasource.py'&gt;" calcext:value-type="string">
            <text:p>&lt;module 'numpy.lib._datasource' from '/home/user/.local/lib/python3.12/site-packages/numpy/lib/_datasource.py'&gt;</text:p>
          </table:table-cell>
        </table:table-row>
        <table:table-row table:style-name="ro1">
          <table:table-cell table:number-columns-repeated="18"/>
          <table:table-cell office:value-type="string" office:string-value="numpy.lib._iotools" calcext:value-type="string">
            <text:p>numpy.lib._iotools</text:p>
          </table:table-cell>
          <table:table-cell office:value-type="string" office:string-value="&lt;module 'numpy.lib._iotools' from '/home/user/.local/lib/python3.12/site-packages/numpy/lib/_iotools.py'&gt;" calcext:value-type="string">
            <text:p>&lt;module 'numpy.lib._iotools' from '/home/user/.local/lib/python3.12/site-packages/numpy/lib/_iotools.py'&gt;</text:p>
          </table:table-cell>
        </table:table-row>
        <table:table-row table:style-name="ro1">
          <table:table-cell table:number-columns-repeated="18"/>
          <table:table-cell office:value-type="string" office:string-value="numpy.lib.npyio" calcext:value-type="string">
            <text:p>numpy.lib.npyio</text:p>
          </table:table-cell>
          <table:table-cell office:value-type="string" office:string-value="&lt;module 'numpy.lib.npyio' from '/home/user/.local/lib/python3.12/site-packages/numpy/lib/npyio.py'&gt;" calcext:value-type="string">
            <text:p>&lt;module 'numpy.lib.npyio' from '/home/user/.local/lib/python3.12/site-packages/numpy/lib/npyio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terator" calcext:value-type="string">
            <text:p>numpy.lib.arrayterator</text:p>
          </table:table-cell>
          <table:table-cell office:value-type="string" office:string-value="&lt;module 'numpy.lib.arrayterator' from '/home/user/.local/lib/python3.12/site-packages/numpy/lib/arrayterator.py'&gt;" calcext:value-type="string">
            <text:p>&lt;module 'numpy.lib.arrayterator' from '/home/user/.local/lib/python3.12/site-packages/numpy/lib/arrayterator.py'&gt;</text:p>
          </table:table-cell>
        </table:table-row>
        <table:table-row table:style-name="ro1">
          <table:table-cell table:number-columns-repeated="18"/>
          <table:table-cell office:value-type="string" office:string-value="numpy.lib.arraypad" calcext:value-type="string">
            <text:p>numpy.lib.arraypad</text:p>
          </table:table-cell>
          <table:table-cell office:value-type="string" office:string-value="&lt;module 'numpy.lib.arraypad' from '/home/user/.local/lib/python3.12/site-packages/numpy/lib/arraypad.py'&gt;" calcext:value-type="string">
            <text:p>&lt;module 'numpy.lib.arraypad' from '/home/user/.local/lib/python3.12/site-packages/numpy/lib/arraypad.py'&gt;</text:p>
          </table:table-cell>
        </table:table-row>
        <table:table-row table:style-name="ro1">
          <table:table-cell table:number-columns-repeated="18"/>
          <table:table-cell office:value-type="string" office:string-value="numpy.lib._version" calcext:value-type="string">
            <text:p>numpy.lib._version</text:p>
          </table:table-cell>
          <table:table-cell office:value-type="string" office:string-value="&lt;module 'numpy.lib._version' from '/home/user/.local/lib/python3.12/site-packages/numpy/lib/_version.py'&gt;" calcext:value-type="string">
            <text:p>&lt;module 'numpy.lib._version' from '/home/user/.local/lib/python3.12/site-packages/numpy/lib/_version.py'&gt;</text:p>
          </table:table-cell>
        </table:table-row>
        <table:table-row table:style-name="ro1">
          <table:table-cell table:number-columns-repeated="18"/>
          <table:table-cell office:value-type="string" office:string-value="numpy.lib" calcext:value-type="string">
            <text:p>numpy.lib</text:p>
          </table:table-cell>
          <table:table-cell office:value-type="string" office:string-value="&lt;module 'numpy.lib' from '/home/user/.local/lib/python3.12/site-packages/numpy/lib/__init__.py'&gt;" calcext:value-type="string">
            <text:p>&lt;module 'numpy.lib' from '/home/user/.local/lib/python3.12/site-packages/numpy/lib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fft._pocketfft_internal" calcext:value-type="string">
            <text:p>numpy.fft._pocketfft_internal</text:p>
          </table:table-cell>
          <table:table-cell office:value-type="string" office:string-value="&lt;module 'numpy.fft._pocketfft_internal' from '/home/user/.local/lib/python3.12/site-packages/numpy/fft/_pocketfft_internal.cpython-312-x86_64-linux-gnu.so'&gt;" calcext:value-type="string">
            <text:p>&lt;module 'numpy.fft._pocketfft_internal' from '/home/user/.local/lib/python3.12/site-packages/numpy/fft/_pocketfft_intern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fft._pocketfft" calcext:value-type="string">
            <text:p>numpy.fft._pocketfft</text:p>
          </table:table-cell>
          <table:table-cell office:value-type="string" office:string-value="&lt;module 'numpy.fft._pocketfft' from '/home/user/.local/lib/python3.12/site-packages/numpy/fft/_pocketfft.py'&gt;" calcext:value-type="string">
            <text:p>&lt;module 'numpy.fft._pocketfft' from '/home/user/.local/lib/python3.12/site-packages/numpy/fft/_pocketfft.py'&gt;</text:p>
          </table:table-cell>
        </table:table-row>
        <table:table-row table:style-name="ro1">
          <table:table-cell table:number-columns-repeated="18"/>
          <table:table-cell office:value-type="string" office:string-value="numpy.fft.helper" calcext:value-type="string">
            <text:p>numpy.fft.helper</text:p>
          </table:table-cell>
          <table:table-cell office:value-type="string" office:string-value="&lt;module 'numpy.fft.helper' from '/home/user/.local/lib/python3.12/site-packages/numpy/fft/helper.py'&gt;" calcext:value-type="string">
            <text:p>&lt;module 'numpy.fft.helper' from '/home/user/.local/lib/python3.12/site-packages/numpy/fft/helper.py'&gt;</text:p>
          </table:table-cell>
        </table:table-row>
        <table:table-row table:style-name="ro1">
          <table:table-cell table:number-columns-repeated="18"/>
          <table:table-cell office:value-type="string" office:string-value="numpy.fft" calcext:value-type="string">
            <text:p>numpy.fft</text:p>
          </table:table-cell>
          <table:table-cell office:value-type="string" office:string-value="&lt;module 'numpy.fft' from '/home/user/.local/lib/python3.12/site-packages/numpy/fft/__init__.py'&gt;" calcext:value-type="string">
            <text:p>&lt;module 'numpy.fft' from '/home/user/.local/lib/python3.12/site-packages/numpy/fft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polyutils" calcext:value-type="string">
            <text:p>numpy.polynomial.polyutils</text:p>
          </table:table-cell>
          <table:table-cell office:value-type="string" office:string-value="&lt;module 'numpy.polynomial.polyutils' from '/home/user/.local/lib/python3.12/site-packages/numpy/polynomial/polyutils.py'&gt;" calcext:value-type="string">
            <text:p>&lt;module 'numpy.polynomial.polyutils' from '/home/user/.local/lib/python3.12/site-packages/numpy/polynomial/polyutils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_polybase" calcext:value-type="string">
            <text:p>numpy.polynomial._polybase</text:p>
          </table:table-cell>
          <table:table-cell office:value-type="string" office:string-value="&lt;module 'numpy.polynomial._polybase' from '/home/user/.local/lib/python3.12/site-packages/numpy/polynomial/_polybase.py'&gt;" calcext:value-type="string">
            <text:p>&lt;module 'numpy.polynomial._polybase' from '/home/user/.local/lib/python3.12/site-packages/numpy/polynomial/_polybas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polynomial" calcext:value-type="string">
            <text:p>numpy.polynomial.polynomial</text:p>
          </table:table-cell>
          <table:table-cell office:value-type="string" office:string-value="&lt;module 'numpy.polynomial.polynomial' from '/home/user/.local/lib/python3.12/site-packages/numpy/polynomial/polynomial.py'&gt;" calcext:value-type="string">
            <text:p>&lt;module 'numpy.polynomial.polynomial' from '/home/user/.local/lib/python3.12/site-packages/numpy/polynomial/polynomial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chebyshev" calcext:value-type="string">
            <text:p>numpy.polynomial.chebyshev</text:p>
          </table:table-cell>
          <table:table-cell office:value-type="string" office:string-value="&lt;module 'numpy.polynomial.chebyshev' from '/home/user/.local/lib/python3.12/site-packages/numpy/polynomial/chebyshev.py'&gt;" calcext:value-type="string">
            <text:p>&lt;module 'numpy.polynomial.chebyshev' from '/home/user/.local/lib/python3.12/site-packages/numpy/polynomial/chebyshev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legendre" calcext:value-type="string">
            <text:p>numpy.polynomial.legendre</text:p>
          </table:table-cell>
          <table:table-cell office:value-type="string" office:string-value="&lt;module 'numpy.polynomial.legendre' from '/home/user/.local/lib/python3.12/site-packages/numpy/polynomial/legendre.py'&gt;" calcext:value-type="string">
            <text:p>&lt;module 'numpy.polynomial.legendre' from '/home/user/.local/lib/python3.12/site-packages/numpy/polynomial/legendr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hermite" calcext:value-type="string">
            <text:p>numpy.polynomial.hermite</text:p>
          </table:table-cell>
          <table:table-cell office:value-type="string" office:string-value="&lt;module 'numpy.polynomial.hermite' from '/home/user/.local/lib/python3.12/site-packages/numpy/polynomial/hermite.py'&gt;" calcext:value-type="string">
            <text:p>&lt;module 'numpy.polynomial.hermite' from '/home/user/.local/lib/python3.12/site-packages/numpy/polynomial/hermit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hermite_e" calcext:value-type="string">
            <text:p>numpy.polynomial.hermite_e</text:p>
          </table:table-cell>
          <table:table-cell office:value-type="string" office:string-value="&lt;module 'numpy.polynomial.hermite_e' from '/home/user/.local/lib/python3.12/site-packages/numpy/polynomial/hermite_e.py'&gt;" calcext:value-type="string">
            <text:p>&lt;module 'numpy.polynomial.hermite_e' from '/home/user/.local/lib/python3.12/site-packages/numpy/polynomial/hermite_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.laguerre" calcext:value-type="string">
            <text:p>numpy.polynomial.laguerre</text:p>
          </table:table-cell>
          <table:table-cell office:value-type="string" office:string-value="&lt;module 'numpy.polynomial.laguerre' from '/home/user/.local/lib/python3.12/site-packages/numpy/polynomial/laguerre.py'&gt;" calcext:value-type="string">
            <text:p>&lt;module 'numpy.polynomial.laguerre' from '/home/user/.local/lib/python3.12/site-packages/numpy/polynomial/laguerre.py'&gt;</text:p>
          </table:table-cell>
        </table:table-row>
        <table:table-row table:style-name="ro1">
          <table:table-cell table:number-columns-repeated="18"/>
          <table:table-cell office:value-type="string" office:string-value="numpy.polynomial" calcext:value-type="string">
            <text:p>numpy.polynomial</text:p>
          </table:table-cell>
          <table:table-cell office:value-type="string" office:string-value="&lt;module 'numpy.polynomial' from '/home/user/.local/lib/python3.12/site-packages/numpy/polynomial/__init__.py'&gt;" calcext:value-type="string">
            <text:p>&lt;module 'numpy.polynomial' from '/home/user/.local/lib/python3.12/site-packages/numpy/polynomial/__init__.py'&gt;</text:p>
          </table:table-cell>
        </table:table-row>
        <table:table-row table:style-name="ro1">
          <table:table-cell table:number-columns-repeated="18"/>
          <table:table-cell office:value-type="string" office:string-value="cython_runtime" calcext:value-type="string">
            <text:p>cython_runtime</text:p>
          </table:table-cell>
          <table:table-cell office:value-type="string" office:string-value="&lt;module 'cython_runtime'&gt;" calcext:value-type="string">
            <text:p>&lt;module 'cython_runtime'&gt;</text:p>
          </table:table-cell>
        </table:table-row>
        <table:table-row table:style-name="ro1">
          <table:table-cell table:number-columns-repeated="18"/>
          <table:table-cell office:value-type="string" office:string-value="_cython_3_0_8" calcext:value-type="string">
            <text:p>_cython_3_0_8</text:p>
          </table:table-cell>
          <table:table-cell office:value-type="string" office:string-value="&lt;module '_cython_3_0_8'&gt;" calcext:value-type="string">
            <text:p>&lt;module '_cython_3_0_8'&gt;</text:p>
          </table:table-cell>
        </table:table-row>
        <table:table-row table:style-name="ro1">
          <table:table-cell table:number-columns-repeated="18"/>
          <table:table-cell office:value-type="string" office:string-value="numpy.random._common" calcext:value-type="string">
            <text:p>numpy.random._common</text:p>
          </table:table-cell>
          <table:table-cell office:value-type="string" office:string-value="&lt;module 'numpy.random._common' from '/home/user/.local/lib/python3.12/site-packages/numpy/random/_common.cpython-312-x86_64-linux-gnu.so'&gt;" calcext:value-type="string">
            <text:p>&lt;module 'numpy.random._common' from '/home/user/.local/lib/python3.12/site-packages/numpy/random/_comm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inascii" calcext:value-type="string">
            <text:p>binascii</text:p>
          </table:table-cell>
          <table:table-cell office:value-type="string" office:string-value="&lt;module 'binascii' from '/usr/lib64/python3.12/lib-dynload/binascii.cpython-312-x86_64-linux-gnu.so'&gt;" calcext:value-type="string">
            <text:p>&lt;module 'binascii' from '/usr/lib64/python3.12/lib-dynload/binascii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ase64" calcext:value-type="string">
            <text:p>base64</text:p>
          </table:table-cell>
          <table:table-cell office:value-type="string" office:string-value="&lt;module 'base64' from '/usr/lib64/python3.12/base64.py'&gt;" calcext:value-type="string">
            <text:p>&lt;module 'base64' from '/usr/lib64/python3.12/base64.py'&gt;</text:p>
          </table:table-cell>
        </table:table-row>
        <table:table-row table:style-name="ro1">
          <table:table-cell table:number-columns-repeated="18"/>
          <table:table-cell office:value-type="string" office:string-value="_hashlib" calcext:value-type="string">
            <text:p>_hashlib</text:p>
          </table:table-cell>
          <table:table-cell office:value-type="string" office:string-value="&lt;module '_hashlib' from '/usr/lib64/python3.12/lib-dynload/_hashlib.cpython-312-x86_64-linux-gnu.so'&gt;" calcext:value-type="string">
            <text:p>&lt;module '_hashlib' from '/usr/lib64/python3.12/lib-dynload/_hashlib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blake2" calcext:value-type="string">
            <text:p>_blake2</text:p>
          </table:table-cell>
          <table:table-cell office:value-type="string" office:string-value="&lt;module '_blake2' from '/usr/lib64/python3.12/lib-dynload/_blake2.cpython-312-x86_64-linux-gnu.so'&gt;" calcext:value-type="string">
            <text:p>&lt;module '_blake2' from '/usr/lib64/python3.12/lib-dynload/_blake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hashlib" calcext:value-type="string">
            <text:p>hashlib</text:p>
          </table:table-cell>
          <table:table-cell office:value-type="string" office:string-value="&lt;module 'hashlib' from '/usr/lib64/python3.12/hashlib.py'&gt;" calcext:value-type="string">
            <text:p>&lt;module 'hashlib' from '/usr/lib64/python3.12/hashlib.py'&gt;</text:p>
          </table:table-cell>
        </table:table-row>
        <table:table-row table:style-name="ro1">
          <table:table-cell table:number-columns-repeated="18"/>
          <table:table-cell office:value-type="string" office:string-value="hmac" calcext:value-type="string">
            <text:p>hmac</text:p>
          </table:table-cell>
          <table:table-cell office:value-type="string" office:string-value="&lt;module 'hmac' from '/usr/lib64/python3.12/hmac.py'&gt;" calcext:value-type="string">
            <text:p>&lt;module 'hmac' from '/usr/lib64/python3.12/hmac.py'&gt;</text:p>
          </table:table-cell>
        </table:table-row>
        <table:table-row table:style-name="ro1">
          <table:table-cell table:number-columns-repeated="18"/>
          <table:table-cell office:value-type="string" office:string-value="_bisect" calcext:value-type="string">
            <text:p>_bisect</text:p>
          </table:table-cell>
          <table:table-cell office:value-type="string" office:string-value="&lt;module '_bisect' from '/usr/lib64/python3.12/lib-dynload/_bisect.cpython-312-x86_64-linux-gnu.so'&gt;" calcext:value-type="string">
            <text:p>&lt;module '_bisect' from '/usr/lib64/python3.12/lib-dynload/_bisect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isect" calcext:value-type="string">
            <text:p>bisect</text:p>
          </table:table-cell>
          <table:table-cell office:value-type="string" office:string-value="&lt;module 'bisect' from '/usr/lib64/python3.12/bisect.py'&gt;" calcext:value-type="string">
            <text:p>&lt;module 'bisect' from '/usr/lib64/python3.12/bisect.py'&gt;</text:p>
          </table:table-cell>
        </table:table-row>
        <table:table-row table:style-name="ro1">
          <table:table-cell table:number-columns-repeated="18"/>
          <table:table-cell office:value-type="string" office:string-value="_random" calcext:value-type="string">
            <text:p>_random</text:p>
          </table:table-cell>
          <table:table-cell office:value-type="string" office:string-value="&lt;module '_random' from '/usr/lib64/python3.12/lib-dynload/_random.cpython-312-x86_64-linux-gnu.so'&gt;" calcext:value-type="string">
            <text:p>&lt;module '_random' from '/usr/lib64/python3.12/lib-dynload/_random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sha2" calcext:value-type="string">
            <text:p>_sha2</text:p>
          </table:table-cell>
          <table:table-cell office:value-type="string" office:string-value="&lt;module '_sha2' from '/usr/lib64/python3.12/lib-dynload/_sha2.cpython-312-x86_64-linux-gnu.so'&gt;" calcext:value-type="string">
            <text:p>&lt;module '_sha2' from '/usr/lib64/python3.12/lib-dynload/_sha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random" calcext:value-type="string">
            <text:p>random</text:p>
          </table:table-cell>
          <table:table-cell office:value-type="string" office:string-value="&lt;module 'random' from '/usr/lib64/python3.12/random.py'&gt;" calcext:value-type="string">
            <text:p>&lt;module 'random' from '/usr/lib64/python3.12/random.py'&gt;</text:p>
          </table:table-cell>
        </table:table-row>
        <table:table-row table:style-name="ro1">
          <table:table-cell table:number-columns-repeated="18"/>
          <table:table-cell office:value-type="string" office:string-value="secrets" calcext:value-type="string">
            <text:p>secrets</text:p>
          </table:table-cell>
          <table:table-cell office:value-type="string" office:string-value="&lt;module 'secrets' from '/usr/lib64/python3.12/secrets.py'&gt;" calcext:value-type="string">
            <text:p>&lt;module 'secrets' from '/usr/lib64/python3.12/secrets.py'&gt;</text:p>
          </table:table-cell>
        </table:table-row>
        <table:table-row table:style-name="ro1">
          <table:table-cell table:number-columns-repeated="18"/>
          <table:table-cell office:value-type="string" office:string-value="numpy.random.bit_generator" calcext:value-type="string">
            <text:p>numpy.random.bit_generator</text:p>
          </table:table-cell>
          <table:table-cell office:value-type="string" office:string-value="&lt;module 'numpy.random.bit_generator' from '/home/user/.local/lib/python3.12/site-packages/numpy/random/bit_generator.cpython-312-x86_64-linux-gnu.so'&gt;" calcext:value-type="string">
            <text:p>&lt;module 'numpy.random.bit_generator' from '/home/user/.local/lib/python3.12/site-packages/numpy/random/bit_generato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bounded_integers" calcext:value-type="string">
            <text:p>numpy.random._bounded_integers</text:p>
          </table:table-cell>
          <table:table-cell office:value-type="string" office:string-value="&lt;module 'numpy.random._bounded_integers' from '/home/user/.local/lib/python3.12/site-packages/numpy/random/_bounded_integers.cpython-312-x86_64-linux-gnu.so'&gt;" calcext:value-type="string">
            <text:p>&lt;module 'numpy.random._bounded_integers' from '/home/user/.local/lib/python3.12/site-packages/numpy/random/_bounded_integer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mt19937" calcext:value-type="string">
            <text:p>numpy.random._mt19937</text:p>
          </table:table-cell>
          <table:table-cell office:value-type="string" office:string-value="&lt;module 'numpy.random._mt19937' from '/home/user/.local/lib/python3.12/site-packages/numpy/random/_mt19937.cpython-312-x86_64-linux-gnu.so'&gt;" calcext:value-type="string">
            <text:p>&lt;module 'numpy.random._mt19937' from '/home/user/.local/lib/python3.12/site-packages/numpy/random/_mt19937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mtrand" calcext:value-type="string">
            <text:p>numpy.random.mtrand</text:p>
          </table:table-cell>
          <table:table-cell office:value-type="string" office:string-value="&lt;module 'numpy.random.mtrand' from '/home/user/.local/lib/python3.12/site-packages/numpy/random/mtrand.cpython-312-x86_64-linux-gnu.so'&gt;" calcext:value-type="string">
            <text:p>&lt;module 'numpy.random.mtrand' from '/home/user/.local/lib/python3.12/site-packages/numpy/random/mtran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hilox" calcext:value-type="string">
            <text:p>numpy.random._philox</text:p>
          </table:table-cell>
          <table:table-cell office:value-type="string" office:string-value="&lt;module 'numpy.random._philox' from '/home/user/.local/lib/python3.12/site-packages/numpy/random/_philox.cpython-312-x86_64-linux-gnu.so'&gt;" calcext:value-type="string">
            <text:p>&lt;module 'numpy.random._philox' from '/home/user/.local/lib/python3.12/site-packages/numpy/random/_philox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cg64" calcext:value-type="string">
            <text:p>numpy.random._pcg64</text:p>
          </table:table-cell>
          <table:table-cell office:value-type="string" office:string-value="&lt;module 'numpy.random._pcg64' from '/home/user/.local/lib/python3.12/site-packages/numpy/random/_pcg64.cpython-312-x86_64-linux-gnu.so'&gt;" calcext:value-type="string">
            <text:p>&lt;module 'numpy.random._pcg64' from '/home/user/.local/lib/python3.12/site-packages/numpy/random/_pcg64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sfc64" calcext:value-type="string">
            <text:p>numpy.random._sfc64</text:p>
          </table:table-cell>
          <table:table-cell office:value-type="string" office:string-value="&lt;module 'numpy.random._sfc64' from '/home/user/.local/lib/python3.12/site-packages/numpy/random/_sfc64.cpython-312-x86_64-linux-gnu.so'&gt;" calcext:value-type="string">
            <text:p>&lt;module 'numpy.random._sfc64' from '/home/user/.local/lib/python3.12/site-packages/numpy/random/_sfc64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generator" calcext:value-type="string">
            <text:p>numpy.random._generator</text:p>
          </table:table-cell>
          <table:table-cell office:value-type="string" office:string-value="&lt;module 'numpy.random._generator' from '/home/user/.local/lib/python3.12/site-packages/numpy/random/_generator.cpython-312-x86_64-linux-gnu.so'&gt;" calcext:value-type="string">
            <text:p>&lt;module 'numpy.random._generator' from '/home/user/.local/lib/python3.12/site-packages/numpy/random/_generato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random._pickle" calcext:value-type="string">
            <text:p>numpy.random._pickle</text:p>
          </table:table-cell>
          <table:table-cell office:value-type="string" office:string-value="&lt;module 'numpy.random._pickle' from '/home/user/.local/lib/python3.12/site-packages/numpy/random/_pickle.py'&gt;" calcext:value-type="string">
            <text:p>&lt;module 'numpy.random._pickle' from '/home/user/.local/lib/python3.12/site-packages/numpy/random/_pickle.py'&gt;</text:p>
          </table:table-cell>
        </table:table-row>
        <table:table-row table:style-name="ro1">
          <table:table-cell table:number-columns-repeated="18"/>
          <table:table-cell office:value-type="string" office:string-value="numpy.random" calcext:value-type="string">
            <text:p>numpy.random</text:p>
          </table:table-cell>
          <table:table-cell office:value-type="string" office:string-value="&lt;module 'numpy.random' from '/home/user/.local/lib/python3.12/site-packages/numpy/random/__init__.py'&gt;" calcext:value-type="string">
            <text:p>&lt;module 'numpy.random' from '/home/user/.local/lib/python3.12/site-packages/numpy/random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ctypeslib" calcext:value-type="string">
            <text:p>numpy.ctypeslib</text:p>
          </table:table-cell>
          <table:table-cell office:value-type="string" office:string-value="&lt;module 'numpy.ctypeslib' from '/home/user/.local/lib/python3.12/site-packages/numpy/ctypeslib.py'&gt;" calcext:value-type="string">
            <text:p>&lt;module 'numpy.ctypeslib' from '/home/user/.local/lib/python3.12/site-packages/numpy/ctypeslib.py'&gt;</text:p>
          </table:table-cell>
        </table:table-row>
        <table:table-row table:style-name="ro1">
          <table:table-cell table:number-columns-repeated="18"/>
          <table:table-cell office:value-type="string" office:string-value="_opcode" calcext:value-type="string">
            <text:p>_opcode</text:p>
          </table:table-cell>
          <table:table-cell office:value-type="string" office:string-value="&lt;module '_opcode' from '/usr/lib64/python3.12/lib-dynload/_opcode.cpython-312-x86_64-linux-gnu.so'&gt;" calcext:value-type="string">
            <text:p>&lt;module '_opcode' from '/usr/lib64/python3.12/lib-dynload/_opcod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opcode" calcext:value-type="string">
            <text:p>opcode</text:p>
          </table:table-cell>
          <table:table-cell office:value-type="string" office:string-value="&lt;module 'opcode' from '/usr/lib64/python3.12/opcode.py'&gt;" calcext:value-type="string">
            <text:p>&lt;module 'opcode' from '/usr/lib64/python3.12/opcode.py'&gt;</text:p>
          </table:table-cell>
        </table:table-row>
        <table:table-row table:style-name="ro1">
          <table:table-cell table:number-columns-repeated="18"/>
          <table:table-cell office:value-type="string" office:string-value="dis" calcext:value-type="string">
            <text:p>dis</text:p>
          </table:table-cell>
          <table:table-cell office:value-type="string" office:string-value="&lt;module 'dis' from '/usr/lib64/python3.12/dis.py'&gt;" calcext:value-type="string">
            <text:p>&lt;module 'dis' from '/usr/lib64/python3.12/dis.py'&gt;</text:p>
          </table:table-cell>
        </table:table-row>
        <table:table-row table:style-name="ro1">
          <table:table-cell table:number-columns-repeated="18"/>
          <table:table-cell office:value-type="string" office:string-value="inspect" calcext:value-type="string">
            <text:p>inspect</text:p>
          </table:table-cell>
          <table:table-cell office:value-type="string" office:string-value="&lt;module 'inspect' from '/usr/lib64/python3.12/inspect.py'&gt;" calcext:value-type="string">
            <text:p>&lt;module 'inspect' from '/usr/lib64/python3.12/inspect.py'&gt;</text:p>
          </table:table-cell>
        </table:table-row>
        <table:table-row table:style-name="ro1">
          <table:table-cell table:number-columns-repeated="18"/>
          <table:table-cell office:value-type="string" office:string-value="numpy.ma.core" calcext:value-type="string">
            <text:p>numpy.ma.core</text:p>
          </table:table-cell>
          <table:table-cell office:value-type="string" office:string-value="&lt;module 'numpy.ma.core' from '/home/user/.local/lib/python3.12/site-packages/numpy/ma/core.py'&gt;" calcext:value-type="string">
            <text:p>&lt;module 'numpy.ma.core' from '/home/user/.local/lib/python3.12/site-packages/numpy/ma/core.py'&gt;</text:p>
          </table:table-cell>
        </table:table-row>
        <table:table-row table:style-name="ro1">
          <table:table-cell table:number-columns-repeated="18"/>
          <table:table-cell office:value-type="string" office:string-value="numpy.ma.extras" calcext:value-type="string">
            <text:p>numpy.ma.extras</text:p>
          </table:table-cell>
          <table:table-cell office:value-type="string" office:string-value="&lt;module 'numpy.ma.extras' from '/home/user/.local/lib/python3.12/site-packages/numpy/ma/extras.py'&gt;" calcext:value-type="string">
            <text:p>&lt;module 'numpy.ma.extras' from '/home/user/.local/lib/python3.12/site-packages/numpy/ma/extras.py'&gt;</text:p>
          </table:table-cell>
        </table:table-row>
        <table:table-row table:style-name="ro1">
          <table:table-cell table:number-columns-repeated="18"/>
          <table:table-cell office:value-type="string" office:string-value="numpy.ma" calcext:value-type="string">
            <text:p>numpy.ma</text:p>
          </table:table-cell>
          <table:table-cell office:value-type="string" office:string-value="&lt;module 'numpy.ma' from '/home/user/.local/lib/python3.12/site-packages/numpy/ma/__init__.py'&gt;" calcext:value-type="string">
            <text:p>&lt;module 'numpy.ma' from '/home/user/.local/lib/python3.12/site-packages/numpy/ma/__init__.py'&gt;</text:p>
          </table:table-cell>
        </table:table-row>
        <table:table-row table:style-name="ro1">
          <table:table-cell table:number-columns-repeated="18"/>
          <table:table-cell office:value-type="string" office:string-value="numpy" calcext:value-type="string">
            <text:p>numpy</text:p>
          </table:table-cell>
          <table:table-cell office:value-type="string" office:string-value="&lt;module 'numpy' from '/home/user/.local/lib/python3.12/site-packages/numpy/__init__.py'&gt;" calcext:value-type="string">
            <text:p>&lt;module 'numpy' from '/home/user/.local/lib/python3.12/site-packages/numpy/__init__.py'&gt;</text:p>
          </table:table-cell>
        </table:table-row>
        <table:table-row table:style-name="ro1">
          <table:table-cell table:number-columns-repeated="18"/>
          <table:table-cell office:value-type="string" office:string-value="pytz.exceptions" calcext:value-type="string">
            <text:p>pytz.exceptions</text:p>
          </table:table-cell>
          <table:table-cell office:value-type="string" office:string-value="&lt;module 'pytz.exceptions' from '/home/user/.local/lib/python3.12/site-packages/pytz/exceptions.py'&gt;" calcext:value-type="string">
            <text:p>&lt;module 'pytz.exceptions' from '/home/user/.local/lib/python3.12/site-packages/pytz/exceptions.py'&gt;</text:p>
          </table:table-cell>
        </table:table-row>
        <table:table-row table:style-name="ro1">
          <table:table-cell table:number-columns-repeated="18"/>
          <table:table-cell office:value-type="string" office:string-value="pytz.lazy" calcext:value-type="string">
            <text:p>pytz.lazy</text:p>
          </table:table-cell>
          <table:table-cell office:value-type="string" office:string-value="&lt;module 'pytz.lazy' from '/home/user/.local/lib/python3.12/site-packages/pytz/lazy.py'&gt;" calcext:value-type="string">
            <text:p>&lt;module 'pytz.lazy' from '/home/user/.local/lib/python3.12/site-packages/pytz/lazy.py'&gt;</text:p>
          </table:table-cell>
        </table:table-row>
        <table:table-row table:style-name="ro1">
          <table:table-cell table:number-columns-repeated="18"/>
          <table:table-cell office:value-type="string" office:string-value="pytz.tzinfo" calcext:value-type="string">
            <text:p>pytz.tzinfo</text:p>
          </table:table-cell>
          <table:table-cell office:value-type="string" office:string-value="&lt;module 'pytz.tzinfo' from '/home/user/.local/lib/python3.12/site-packages/pytz/tzinfo.py'&gt;" calcext:value-type="string">
            <text:p>&lt;module 'pytz.tzinfo' from '/home/user/.local/lib/python3.12/site-packages/pytz/tzinfo.py'&gt;</text:p>
          </table:table-cell>
        </table:table-row>
        <table:table-row table:style-name="ro1">
          <table:table-cell table:number-columns-repeated="18"/>
          <table:table-cell office:value-type="string" office:string-value="pytz.tzfile" calcext:value-type="string">
            <text:p>pytz.tzfile</text:p>
          </table:table-cell>
          <table:table-cell office:value-type="string" office:string-value="&lt;module 'pytz.tzfile' from '/home/user/.local/lib/python3.12/site-packages/pytz/tzfile.py'&gt;" calcext:value-type="string">
            <text:p>&lt;module 'pytz.tzfile' from '/home/user/.local/lib/python3.12/site-packages/pytz/tzfile.py'&gt;</text:p>
          </table:table-cell>
        </table:table-row>
        <table:table-row table:style-name="ro1">
          <table:table-cell table:number-columns-repeated="18"/>
          <table:table-cell office:value-type="string" office:string-value="pytz" calcext:value-type="string">
            <text:p>pytz</text:p>
          </table:table-cell>
          <table:table-cell office:value-type="string" office:string-value="&lt;module 'pytz' from '/home/user/.local/lib/python3.12/site-packages/pytz/__init__.py'&gt;" calcext:value-type="string">
            <text:p>&lt;module 'pytz' from '/home/user/.local/lib/python3.12/site-packages/pytz/__init__.py'&gt;</text:p>
          </table:table-cell>
        </table:table-row>
        <table:table-row table:style-name="ro1">
          <table:table-cell table:number-columns-repeated="18"/>
          <table:table-cell office:value-type="string" office:string-value="dateutil._version" calcext:value-type="string">
            <text:p>dateutil._version</text:p>
          </table:table-cell>
          <table:table-cell office:value-type="string" office:string-value="&lt;module 'dateutil._version' from '/usr/lib/python3.12/site-packages/dateutil/_version.py'&gt;" calcext:value-type="string">
            <text:p>&lt;module 'dateutil._version' from '/usr/lib/python3.12/site-packages/dateutil/_version.py'&gt;</text:p>
          </table:table-cell>
        </table:table-row>
        <table:table-row table:style-name="ro1">
          <table:table-cell table:number-columns-repeated="18"/>
          <table:table-cell office:value-type="string" office:string-value="dateutil" calcext:value-type="string">
            <text:p>dateutil</text:p>
          </table:table-cell>
          <table:table-cell office:value-type="string" office:string-value="&lt;module 'dateutil' from '/usr/lib/python3.12/site-packages/dateutil/__init__.py'&gt;" calcext:value-type="string">
            <text:p>&lt;module 'dateutil' from '/usr/lib/python3.12/site-packages/dateutil/__init__.py'&gt;</text:p>
          </table:table-cell>
        </table:table-row>
        <table:table-row table:style-name="ro1">
          <table:table-cell table:number-columns-repeated="18"/>
          <table:table-cell office:value-type="string" office:string-value="sysconfig" calcext:value-type="string">
            <text:p>sysconfig</text:p>
          </table:table-cell>
          <table:table-cell office:value-type="string" office:string-value="&lt;module 'sysconfig' from '/usr/lib64/python3.12/sysconfig.py'&gt;" calcext:value-type="string">
            <text:p>&lt;module 'sysconfig' from '/usr/lib64/python3.12/sysconfig.py'&gt;</text:p>
          </table:table-cell>
        </table:table-row>
        <table:table-row table:style-name="ro1">
          <table:table-cell table:number-columns-repeated="18"/>
          <table:table-cell office:value-type="string" office:string-value="_sysconfigdata__linux_x86_64-linux-gnu" calcext:value-type="string">
            <text:p>_sysconfigdata__linux_x86_64-linux-gnu</text:p>
          </table:table-cell>
          <table:table-cell office:value-type="string" office:string-value="&lt;module '_sysconfigdata__linux_x86_64-linux-gnu' from '/usr/lib64/python3.12/_sysconfigdata__linux_x86_64-linux-gnu.py'&gt;" calcext:value-type="string">
            <text:p>&lt;module '_sysconfigdata__linux_x86_64-linux-gnu' from '/usr/lib64/python3.12/_sysconfigdata__linux_x86_64-linux-gnu.py'&gt;</text:p>
          </table:table-cell>
        </table:table-row>
        <table:table-row table:style-name="ro1">
          <table:table-cell table:number-columns-repeated="18"/>
          <table:table-cell office:value-type="string" office:string-value="pandas.compat._constants" calcext:value-type="string">
            <text:p>pandas.compat._constants</text:p>
          </table:table-cell>
          <table:table-cell office:value-type="string" office:string-value="&lt;module 'pandas.compat._constants' from '/home/user/.local/lib/python3.12/site-packages/pandas/compat/_constants.py'&gt;" calcext:value-type="string">
            <text:p>&lt;module 'pandas.compat._constants' from '/home/user/.local/lib/python3.12/site-packages/pandas/compat/_constants.py'&gt;</text:p>
          </table:table-cell>
        </table:table-row>
        <table:table-row table:style-name="ro1">
          <table:table-cell table:number-columns-repeated="18"/>
          <table:table-cell office:value-type="string" office:string-value="_compression" calcext:value-type="string">
            <text:p>_compression</text:p>
          </table:table-cell>
          <table:table-cell office:value-type="string" office:string-value="&lt;module '_compression' from '/usr/lib64/python3.12/_compression.py'&gt;" calcext:value-type="string">
            <text:p>&lt;module '_compression' from '/usr/lib64/python3.12/_compression.py'&gt;</text:p>
          </table:table-cell>
        </table:table-row>
        <table:table-row table:style-name="ro1">
          <table:table-cell table:number-columns-repeated="18"/>
          <table:table-cell office:value-type="string" office:string-value="_bz2" calcext:value-type="string">
            <text:p>_bz2</text:p>
          </table:table-cell>
          <table:table-cell office:value-type="string" office:string-value="&lt;module '_bz2' from '/usr/lib64/python3.12/lib-dynload/_bz2.cpython-312-x86_64-linux-gnu.so'&gt;" calcext:value-type="string">
            <text:p>&lt;module '_bz2' from '/usr/lib64/python3.12/lib-dynload/_bz2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bz2" calcext:value-type="string">
            <text:p>bz2</text:p>
          </table:table-cell>
          <table:table-cell office:value-type="string" office:string-value="&lt;module 'bz2' from '/usr/lib64/python3.12/bz2.py'&gt;" calcext:value-type="string">
            <text:p>&lt;module 'bz2' from '/usr/lib64/python3.12/bz2.py'&gt;</text:p>
          </table:table-cell>
        </table:table-row>
        <table:table-row table:style-name="ro1">
          <table:table-cell table:number-columns-repeated="18"/>
          <table:table-cell office:value-type="string" office:string-value="_lzma" calcext:value-type="string">
            <text:p>_lzma</text:p>
          </table:table-cell>
          <table:table-cell office:value-type="string" office:string-value="&lt;module '_lzma' from '/usr/lib64/python3.12/lib-dynload/_lzma.cpython-312-x86_64-linux-gnu.so'&gt;" calcext:value-type="string">
            <text:p>&lt;module '_lzma' from '/usr/lib64/python3.12/lib-dynload/_lzma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lzma" calcext:value-type="string">
            <text:p>lzma</text:p>
          </table:table-cell>
          <table:table-cell office:value-type="string" office:string-value="&lt;module 'lzma' from '/usr/lib64/python3.12/lzma.py'&gt;" calcext:value-type="string">
            <text:p>&lt;module 'lzma' from '/usr/lib64/python3.12/lzma.py'&gt;</text:p>
          </table:table-cell>
        </table:table-row>
        <table:table-row table:style-name="ro1">
          <table:table-cell table:number-columns-repeated="18"/>
          <table:table-cell office:value-type="string" office:string-value="pandas.compat.compressors" calcext:value-type="string">
            <text:p>pandas.compat.compressors</text:p>
          </table:table-cell>
          <table:table-cell office:value-type="string" office:string-value="&lt;module 'pandas.compat.compressors' from '/home/user/.local/lib/python3.12/site-packages/pandas/compat/compressors.py'&gt;" calcext:value-type="string">
            <text:p>&lt;module 'pandas.compat.compressors' from '/home/user/.local/lib/python3.12/site-packages/pandas/compat/compressors.py'&gt;</text:p>
          </table:table-cell>
        </table:table-row>
        <table:table-row table:style-name="ro1">
          <table:table-cell table:number-columns-repeated="18"/>
          <table:table-cell office:value-type="string" office:string-value="pandas.util" calcext:value-type="string">
            <text:p>pandas.util</text:p>
          </table:table-cell>
          <table:table-cell office:value-type="string" office:string-value="&lt;module 'pandas.util' from '/home/user/.local/lib/python3.12/site-packages/pandas/util/__init__.py'&gt;" calcext:value-type="string">
            <text:p>&lt;module 'pandas.util' from '/home/user/.local/lib/python3.12/site-packages/pandas/util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util.version" calcext:value-type="string">
            <text:p>pandas.util.version</text:p>
          </table:table-cell>
          <table:table-cell office:value-type="string" office:string-value="&lt;module 'pandas.util.version' from '/home/user/.local/lib/python3.12/site-packages/pandas/util/version/__init__.py'&gt;" calcext:value-type="string">
            <text:p>&lt;module 'pandas.util.version' from '/home/user/.local/lib/python3.12/site-packages/pandas/util/version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mpat.numpy" calcext:value-type="string">
            <text:p>pandas.compat.numpy</text:p>
          </table:table-cell>
          <table:table-cell office:value-type="string" office:string-value="&lt;module 'pandas.compat.numpy' from '/home/user/.local/lib/python3.12/site-packages/pandas/compat/numpy/__init__.py'&gt;" calcext:value-type="string">
            <text:p>&lt;module 'pandas.compat.numpy' from '/home/user/.local/lib/python3.12/site-packages/pandas/compat/numpy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mpat.pyarrow" calcext:value-type="string">
            <text:p>pandas.compat.pyarrow</text:p>
          </table:table-cell>
          <table:table-cell office:value-type="string" office:string-value="&lt;module 'pandas.compat.pyarrow' from '/home/user/.local/lib/python3.12/site-packages/pandas/compat/pyarrow.py'&gt;" calcext:value-type="string">
            <text:p>&lt;module 'pandas.compat.pyarrow' from '/home/user/.local/lib/python3.12/site-packages/pandas/compat/pyarrow.py'&gt;</text:p>
          </table:table-cell>
        </table:table-row>
        <table:table-row table:style-name="ro1">
          <table:table-cell table:number-columns-repeated="18"/>
          <table:table-cell office:value-type="string" office:string-value="pandas.compat" calcext:value-type="string">
            <text:p>pandas.compat</text:p>
          </table:table-cell>
          <table:table-cell office:value-type="string" office:string-value="&lt;module 'pandas.compat' from '/home/user/.local/lib/python3.12/site-packages/pandas/compat/__init__.py'&gt;" calcext:value-type="string">
            <text:p>&lt;module 'pandas.compat' from '/home/user/.local/lib/python3.12/site-packages/pandas/compat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typing" calcext:value-type="string">
            <text:p>pandas._typing</text:p>
          </table:table-cell>
          <table:table-cell office:value-type="string" office:string-value="&lt;module 'pandas._typing' from '/home/user/.local/lib/python3.12/site-packages/pandas/_typing.py'&gt;" calcext:value-type="string">
            <text:p>&lt;module 'pandas._typing' from '/home/user/.local/lib/python3.12/site-packages/pandas/_typing.py'&gt;</text:p>
          </table:table-cell>
        </table:table-row>
        <table:table-row table:style-name="ro1">
          <table:table-cell table:number-columns-repeated="18"/>
          <table:table-cell office:value-type="string" office:string-value="pandas.util._exceptions" calcext:value-type="string">
            <text:p>pandas.util._exceptions</text:p>
          </table:table-cell>
          <table:table-cell office:value-type="string" office:string-value="&lt;module 'pandas.util._exceptions' from '/home/user/.local/lib/python3.12/site-packages/pandas/util/_exceptions.py'&gt;" calcext:value-type="string">
            <text:p>&lt;module 'pandas.util._exceptions' from '/home/user/.local/lib/python3.12/site-packages/pandas/util/_exceptions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config" calcext:value-type="string">
            <text:p>pandas._config.config</text:p>
          </table:table-cell>
          <table:table-cell office:value-type="string" office:string-value="&lt;module 'pandas._config.config' from '/home/user/.local/lib/python3.12/site-packages/pandas/_config/config.py'&gt;" calcext:value-type="string">
            <text:p>&lt;module 'pandas._config.config' from '/home/user/.local/lib/python3.12/site-packages/pandas/_config/config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dates" calcext:value-type="string">
            <text:p>pandas._config.dates</text:p>
          </table:table-cell>
          <table:table-cell office:value-type="string" office:string-value="&lt;module 'pandas._config.dates' from '/home/user/.local/lib/python3.12/site-packages/pandas/_config/dates.py'&gt;" calcext:value-type="string">
            <text:p>&lt;module 'pandas._config.dates' from '/home/user/.local/lib/python3.12/site-packages/pandas/_config/dates.py'&gt;</text:p>
          </table:table-cell>
        </table:table-row>
        <table:table-row table:style-name="ro1">
          <table:table-cell table:number-columns-repeated="18"/>
          <table:table-cell office:value-type="string" office:string-value="_locale" calcext:value-type="string">
            <text:p>_locale</text:p>
          </table:table-cell>
          <table:table-cell office:value-type="string" office:string-value="&lt;module '_locale' (built-in)&gt;" calcext:value-type="string">
            <text:p>&lt;module '_locale' (built-in)&gt;</text:p>
          </table:table-cell>
        </table:table-row>
        <table:table-row table:style-name="ro1">
          <table:table-cell table:number-columns-repeated="18"/>
          <table:table-cell office:value-type="string" office:string-value="locale" calcext:value-type="string">
            <text:p>locale</text:p>
          </table:table-cell>
          <table:table-cell office:value-type="string" office:string-value="&lt;module 'locale' from '/usr/lib64/python3.12/locale.py'&gt;" calcext:value-type="string">
            <text:p>&lt;module 'locale' from '/usr/lib64/python3.12/locale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display" calcext:value-type="string">
            <text:p>pandas._config.display</text:p>
          </table:table-cell>
          <table:table-cell office:value-type="string" office:string-value="&lt;module 'pandas._config.display' from '/home/user/.local/lib/python3.12/site-packages/pandas/_config/display.py'&gt;" calcext:value-type="string">
            <text:p>&lt;module 'pandas._config.display' from '/home/user/.local/lib/python3.12/site-packages/pandas/_config/display.py'&gt;</text:p>
          </table:table-cell>
        </table:table-row>
        <table:table-row table:style-name="ro1">
          <table:table-cell table:number-columns-repeated="18"/>
          <table:table-cell office:value-type="string" office:string-value="pandas._config" calcext:value-type="string">
            <text:p>pandas._config</text:p>
          </table:table-cell>
          <table:table-cell office:value-type="string" office:string-value="&lt;module 'pandas._config' from '/home/user/.local/lib/python3.12/site-packages/pandas/_config/__init__.py'&gt;" calcext:value-type="string">
            <text:p>&lt;module 'pandas._config' from '/home/user/.local/lib/python3.12/site-packages/pandas/_config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" calcext:value-type="string">
            <text:p>pandas.core</text:p>
          </table:table-cell>
          <table:table-cell office:value-type="string" office:string-value="&lt;module 'pandas.core' from '/home/user/.local/lib/python3.12/site-packages/pandas/core/__init__.py'&gt;" calcext:value-type="string">
            <text:p>&lt;module 'pandas.core' from '/home/user/.local/lib/python3.12/site-packages/pandas/core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config_init" calcext:value-type="string">
            <text:p>pandas.core.config_init</text:p>
          </table:table-cell>
          <table:table-cell office:value-type="string" office:string-value="&lt;module 'pandas.core.config_init' from '/home/user/.local/lib/python3.12/site-packages/pandas/core/config_init.py'&gt;" calcext:value-type="string">
            <text:p>&lt;module 'pandas.core.config_init' from '/home/user/.local/lib/python3.12/site-packages/pandas/core/config_init.py'&gt;</text:p>
          </table:table-cell>
        </table:table-row>
        <table:table-row table:style-name="ro1">
          <table:table-cell table:number-columns-repeated="18"/>
          <table:table-cell office:value-type="string" office:string-value="pandas._libs.pandas_parser" calcext:value-type="string">
            <text:p>pandas._libs.pandas_parser</text:p>
          </table:table-cell>
          <table:table-cell office:value-type="string" office:string-value="&lt;module 'pandas._libs.pandas_parser' from '/home/user/.local/lib/python3.12/site-packages/pandas/_libs/pandas_parser.cpython-312-x86_64-linux-gnu.so'&gt;" calcext:value-type="string">
            <text:p>&lt;module 'pandas._libs.pandas_parser' from '/home/user/.local/lib/python3.12/site-packages/pandas/_libs/pandas_parse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numpy._core" calcext:value-type="string">
            <text:p>numpy._core</text:p>
          </table:table-cell>
          <table:table-cell office:value-type="string" office:string-value="&lt;module 'numpy._core' from '/home/user/.local/lib/python3.12/site-packages/numpy/_core/__init__.py'&gt;" calcext:value-type="string">
            <text:p>&lt;module 'numpy._core' from '/home/user/.local/lib/python3.12/site-packages/numpy/_core/__init__.py'&gt;</text:p>
          </table:table-cell>
        </table:table-row>
        <table:table-row table:style-name="ro1">
          <table:table-cell table:number-columns-repeated="18"/>
          <table:table-cell office:value-type="string" office:string-value="numpy._core._multiarray_umath" calcext:value-type="string">
            <text:p>numpy._core._multiarray_umath</text:p>
          </table:table-cell>
          <table:table-cell office:value-type="string" office:string-value="&lt;module 'numpy.core._multiarray_umath' from '/home/user/.local/lib/python3.12/site-packages/numpy/core/_multiarray_umath.cpython-312-x86_64-linux-gnu.so'&gt;" calcext:value-type="string">
            <text:p>&lt;module 'numpy.core._multiarray_umath' from '/home/user/.local/lib/python3.12/site-packages/numpy/core/_multiarray_umat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pandas_datetime" calcext:value-type="string">
            <text:p>pandas._libs.pandas_datetime</text:p>
          </table:table-cell>
          <table:table-cell office:value-type="string" office:string-value="&lt;module 'pandas._libs.pandas_datetime' from '/home/user/.local/lib/python3.12/site-packages/pandas/_libs/pandas_datetime.cpython-312-x86_64-linux-gnu.so'&gt;" calcext:value-type="string">
            <text:p>&lt;module 'pandas._libs.pandas_datetime' from '/home/user/.local/lib/python3.12/site-packages/pandas/_libs/pandas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cython_3_0_5" calcext:value-type="string">
            <text:p>_cython_3_0_5</text:p>
          </table:table-cell>
          <table:table-cell office:value-type="string" office:string-value="&lt;module '_cython_3_0_5'&gt;" calcext:value-type="string">
            <text:p>&lt;module '_cython_3_0_5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ccalendar" calcext:value-type="string">
            <text:p>pandas._libs.tslibs.ccalendar</text:p>
          </table:table-cell>
          <table:table-cell office:value-type="string" office:string-value="&lt;module 'pandas._libs.tslibs.ccalendar' from '/home/user/.local/lib/python3.12/site-packages/pandas/_libs/tslibs/ccalendar.cpython-312-x86_64-linux-gnu.so'&gt;" calcext:value-type="string">
            <text:p>&lt;module 'pandas._libs.tslibs.ccalendar' from '/home/user/.local/lib/python3.12/site-packages/pandas/_libs/tslibs/ccalendar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np_datetime" calcext:value-type="string">
            <text:p>pandas._libs.tslibs.np_datetime</text:p>
          </table:table-cell>
          <table:table-cell office:value-type="string" office:string-value="&lt;module 'pandas._libs.tslibs.np_datetime' from '/home/user/.local/lib/python3.12/site-packages/pandas/_libs/tslibs/np_datetime.cpython-312-x86_64-linux-gnu.so'&gt;" calcext:value-type="string">
            <text:p>&lt;module 'pandas._libs.tslibs.np_datetime' from '/home/user/.local/lib/python3.12/site-packages/pandas/_libs/tslibs/np_date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dtypes" calcext:value-type="string">
            <text:p>pandas._libs.tslibs.dtypes</text:p>
          </table:table-cell>
          <table:table-cell office:value-type="string" office:string-value="&lt;module 'pandas._libs.tslibs.dtypes' from '/home/user/.local/lib/python3.12/site-packages/pandas/_libs/tslibs/dtypes.cpython-312-x86_64-linux-gnu.so'&gt;" calcext:value-type="string">
            <text:p>&lt;module 'pandas._libs.tslibs.dtypes' from '/home/user/.local/lib/python3.12/site-packages/pandas/_libs/tslibs/dtyp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base" calcext:value-type="string">
            <text:p>pandas._libs.tslibs.base</text:p>
          </table:table-cell>
          <table:table-cell office:value-type="string" office:string-value="&lt;module 'pandas._libs.tslibs.base' from '/home/user/.local/lib/python3.12/site-packages/pandas/_libs/tslibs/base.cpython-312-x86_64-linux-gnu.so'&gt;" calcext:value-type="string">
            <text:p>&lt;module 'pandas._libs.tslibs.base' from '/home/user/.local/lib/python3.12/site-packages/pandas/_libs/tslibs/bas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nattype" calcext:value-type="string">
            <text:p>pandas._libs.tslibs.nattype</text:p>
          </table:table-cell>
          <table:table-cell office:value-type="string" office:string-value="&lt;module 'pandas._libs.tslibs.nattype' from '/home/user/.local/lib/python3.12/site-packages/pandas/_libs/tslibs/nattype.cpython-312-x86_64-linux-gnu.so'&gt;" calcext:value-type="string">
            <text:p>&lt;module 'pandas._libs.tslibs.nattype' from '/home/user/.local/lib/python3.12/site-packages/pandas/_libs/tslibs/nattyp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compat._optional" calcext:value-type="string">
            <text:p>pandas.compat._optional</text:p>
          </table:table-cell>
          <table:table-cell office:value-type="string" office:string-value="&lt;module 'pandas.compat._optional' from '/home/user/.local/lib/python3.12/site-packages/pandas/compat/_optional.py'&gt;" calcext:value-type="string">
            <text:p>&lt;module 'pandas.compat._optional' from '/home/user/.local/lib/python3.12/site-packages/pandas/compat/_optional.py'&gt;</text:p>
          </table:table-cell>
        </table:table-row>
        <table:table-row table:style-name="ro1">
          <table:table-cell table:number-columns-repeated="18"/>
          <table:table-cell office:value-type="string" office:string-value="zoneinfo._tzpath" calcext:value-type="string">
            <text:p>zoneinfo._tzpath</text:p>
          </table:table-cell>
          <table:table-cell office:value-type="string" office:string-value="&lt;module 'zoneinfo._tzpath' from '/usr/lib64/python3.12/zoneinfo/_tzpath.py'&gt;" calcext:value-type="string">
            <text:p>&lt;module 'zoneinfo._tzpath' from '/usr/lib64/python3.12/zoneinfo/_tzpath.py'&gt;</text:p>
          </table:table-cell>
        </table:table-row>
        <table:table-row table:style-name="ro1">
          <table:table-cell table:number-columns-repeated="18"/>
          <table:table-cell office:value-type="string" office:string-value="zoneinfo._common" calcext:value-type="string">
            <text:p>zoneinfo._common</text:p>
          </table:table-cell>
          <table:table-cell office:value-type="string" office:string-value="&lt;module 'zoneinfo._common' from '/usr/lib64/python3.12/zoneinfo/_common.py'&gt;" calcext:value-type="string">
            <text:p>&lt;module 'zoneinfo._common' from '/usr/lib64/python3.12/zoneinfo/_common.py'&gt;</text:p>
          </table:table-cell>
        </table:table-row>
        <table:table-row table:style-name="ro1">
          <table:table-cell table:number-columns-repeated="18"/>
          <table:table-cell office:value-type="string" office:string-value="_zoneinfo" calcext:value-type="string">
            <text:p>_zoneinfo</text:p>
          </table:table-cell>
          <table:table-cell office:value-type="string" office:string-value="&lt;module '_zoneinfo' from '/usr/lib64/python3.12/lib-dynload/_zoneinfo.cpython-312-x86_64-linux-gnu.so'&gt;" calcext:value-type="string">
            <text:p>&lt;module '_zoneinfo' from '/usr/lib64/python3.12/lib-dynload/_zoneinfo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zoneinfo" calcext:value-type="string">
            <text:p>zoneinfo</text:p>
          </table:table-cell>
          <table:table-cell office:value-type="string" office:string-value="&lt;module 'zoneinfo' from '/usr/lib64/python3.12/zoneinfo/__init__.py'&gt;" calcext:value-type="string">
            <text:p>&lt;module 'zoneinfo' from '/usr/lib64/python3.12/zoneinfo/__init__.py'&gt;</text:p>
          </table:table-cell>
        </table:table-row>
        <table:table-row table:style-name="ro1">
          <table:table-cell table:number-columns-repeated="18"/>
          <table:table-cell office:value-type="string" office:string-value="six" calcext:value-type="string">
            <text:p>six</text:p>
          </table:table-cell>
          <table:table-cell office:value-type="string" office:string-value="&lt;module 'six' from '/usr/lib/python3.12/site-packages/six.py'&gt;" calcext:value-type="string">
            <text:p>&lt;module 'six' from '/usr/lib/python3.12/site-packages/six.py'&gt;</text:p>
          </table:table-cell>
        </table:table-row>
        <table:table-row table:style-name="ro1">
          <table:table-cell table:number-columns-repeated="18"/>
          <table:table-cell office:value-type="string" office:string-value="six.moves" calcext:value-type="string">
            <text:p>six.moves</text:p>
          </table:table-cell>
          <table:table-cell office:value-type="string" office:string-value="&lt;module 'six.moves' (&lt;six._SixMetaPathImporter object at 0x7fb0ad51a720&gt;)&gt;" calcext:value-type="string">
            <text:p>&lt;module 'six.moves' (&lt;six._SixMetaPathImporter object at 0x7fb0ad51a720&gt;)&gt;</text:p>
          </table:table-cell>
        </table:table-row>
        <table:table-row table:style-name="ro1">
          <table:table-cell table:number-columns-repeated="18"/>
          <table:table-cell office:value-type="string" office:string-value="dateutil.tz._common" calcext:value-type="string">
            <text:p>dateutil.tz._common</text:p>
          </table:table-cell>
          <table:table-cell office:value-type="string" office:string-value="&lt;module 'dateutil.tz._common' from '/usr/lib/python3.12/site-packages/dateutil/tz/_common.py'&gt;" calcext:value-type="string">
            <text:p>&lt;module 'dateutil.tz._common' from '/usr/lib/python3.12/site-packages/dateutil/tz/_common.py'&gt;</text:p>
          </table:table-cell>
        </table:table-row>
        <table:table-row table:style-name="ro1">
          <table:table-cell table:number-columns-repeated="18"/>
          <table:table-cell office:value-type="string" office:string-value="dateutil.tz._factories" calcext:value-type="string">
            <text:p>dateutil.tz._factories</text:p>
          </table:table-cell>
          <table:table-cell office:value-type="string" office:string-value="&lt;module 'dateutil.tz._factories' from '/usr/lib/python3.12/site-packages/dateutil/tz/_factories.py'&gt;" calcext:value-type="string">
            <text:p>&lt;module 'dateutil.tz._factories' from '/usr/lib/python3.12/site-packages/dateutil/tz/_factories.py'&gt;</text:p>
          </table:table-cell>
        </table:table-row>
        <table:table-row table:style-name="ro1">
          <table:table-cell table:number-columns-repeated="18"/>
          <table:table-cell office:value-type="string" office:string-value="dateutil.tz.tz" calcext:value-type="string">
            <text:p>dateutil.tz.tz</text:p>
          </table:table-cell>
          <table:table-cell office:value-type="string" office:string-value="&lt;module 'dateutil.tz.tz' from '/usr/lib/python3.12/site-packages/dateutil/tz/tz.py'&gt;" calcext:value-type="string">
            <text:p>&lt;module 'dateutil.tz.tz' from '/usr/lib/python3.12/site-packages/dateutil/tz/tz.py'&gt;</text:p>
          </table:table-cell>
        </table:table-row>
        <table:table-row table:style-name="ro1">
          <table:table-cell table:number-columns-repeated="18"/>
          <table:table-cell office:value-type="string" office:string-value="dateutil.tz" calcext:value-type="string">
            <text:p>dateutil.tz</text:p>
          </table:table-cell>
          <table:table-cell office:value-type="string" office:string-value="&lt;module 'dateutil.tz' from '/usr/lib/python3.12/site-packages/dateutil/tz/__init__.py'&gt;" calcext:value-type="string">
            <text:p>&lt;module 'dateutil.tz' from '/usr/lib/python3.12/site-packages/dateutil/tz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zones" calcext:value-type="string">
            <text:p>pandas._libs.tslibs.timezones</text:p>
          </table:table-cell>
          <table:table-cell office:value-type="string" office:string-value="&lt;module 'pandas._libs.tslibs.timezones' from '/home/user/.local/lib/python3.12/site-packages/pandas/_libs/tslibs/timezones.cpython-312-x86_64-linux-gnu.so'&gt;" calcext:value-type="string">
            <text:p>&lt;module 'pandas._libs.tslibs.timezones' from '/home/user/.local/lib/python3.12/site-packages/pandas/_libs/tslibs/timezon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calendar" calcext:value-type="string">
            <text:p>calendar</text:p>
          </table:table-cell>
          <table:table-cell office:value-type="string" office:string-value="&lt;module 'calendar' from '/usr/lib64/python3.12/calendar.py'&gt;" calcext:value-type="string">
            <text:p>&lt;module 'calendar' from '/usr/lib64/python3.12/calendar.py'&gt;</text:p>
          </table:table-cell>
        </table:table-row>
        <table:table-row table:style-name="ro1">
          <table:table-cell table:number-columns-repeated="18"/>
          <table:table-cell office:value-type="string" office:string-value="_strptime" calcext:value-type="string">
            <text:p>_strptime</text:p>
          </table:table-cell>
          <table:table-cell office:value-type="string" office:string-value="&lt;module '_strptime' from '/usr/lib64/python3.12/_strptime.py'&gt;" calcext:value-type="string">
            <text:p>&lt;module '_strptime' from '/usr/lib64/python3.12/_strptime.py'&gt;</text:p>
          </table:table-cell>
        </table:table-row>
        <table:table-row table:style-name="ro1">
          <table:table-cell table:number-columns-repeated="18"/>
          <table:table-cell office:value-type="string" office:string-value="signal" calcext:value-type="string">
            <text:p>signal</text:p>
          </table:table-cell>
          <table:table-cell office:value-type="string" office:string-value="&lt;module 'signal' from '/usr/lib64/python3.12/signal.py'&gt;" calcext:value-type="string">
            <text:p>&lt;module 'signal' from '/usr/lib64/python3.12/signal.py'&gt;</text:p>
          </table:table-cell>
        </table:table-row>
        <table:table-row table:style-name="ro1">
          <table:table-cell table:number-columns-repeated="18"/>
          <table:table-cell office:value-type="string" office:string-value="fcntl" calcext:value-type="string">
            <text:p>fcntl</text:p>
          </table:table-cell>
          <table:table-cell office:value-type="string" office:string-value="&lt;module 'fcntl' from '/usr/lib64/python3.12/lib-dynload/fcntl.cpython-312-x86_64-linux-gnu.so'&gt;" calcext:value-type="string">
            <text:p>&lt;module 'fcntl' from '/usr/lib64/python3.12/lib-dynload/fcnt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posixsubprocess" calcext:value-type="string">
            <text:p>_posixsubprocess</text:p>
          </table:table-cell>
          <table:table-cell office:value-type="string" office:string-value="&lt;module '_posixsubprocess' from '/usr/lib64/python3.12/lib-dynload/_posixsubprocess.cpython-312-x86_64-linux-gnu.so'&gt;" calcext:value-type="string">
            <text:p>&lt;module '_posixsubprocess' from '/usr/lib64/python3.12/lib-dynload/_posixsubproces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subprocess" calcext:value-type="string">
            <text:p>subprocess</text:p>
          </table:table-cell>
          <table:table-cell office:value-type="string" office:string-value="&lt;module 'subprocess' from '/usr/lib64/python3.12/subprocess.py'&gt;" calcext:value-type="string">
            <text:p>&lt;module 'subprocess' from '/usr/lib64/python3.12/subprocess.py'&gt;</text:p>
          </table:table-cell>
        </table:table-row>
        <table:table-row table:style-name="ro1">
          <table:table-cell table:number-columns-repeated="18"/>
          <table:table-cell office:value-type="string" office:string-value="pandas._config.localization" calcext:value-type="string">
            <text:p>pandas._config.localization</text:p>
          </table:table-cell>
          <table:table-cell office:value-type="string" office:string-value="&lt;module 'pandas._config.localization' from '/home/user/.local/lib/python3.12/site-packages/pandas/_config/localization.py'&gt;" calcext:value-type="string">
            <text:p>&lt;module 'pandas._config.localization' from '/home/user/.local/lib/python3.12/site-packages/pandas/_config/localization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fields" calcext:value-type="string">
            <text:p>pandas._libs.tslibs.fields</text:p>
          </table:table-cell>
          <table:table-cell office:value-type="string" office:string-value="&lt;module 'pandas._libs.tslibs.fields' from '/home/user/.local/lib/python3.12/site-packages/pandas/_libs/tslibs/fields.cpython-312-x86_64-linux-gnu.so'&gt;" calcext:value-type="string">
            <text:p>&lt;module 'pandas._libs.tslibs.fields' from '/home/user/.local/lib/python3.12/site-packages/pandas/_libs/tslibs/field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deltas" calcext:value-type="string">
            <text:p>pandas._libs.tslibs.timedeltas</text:p>
          </table:table-cell>
          <table:table-cell office:value-type="string" office:string-value="&lt;module 'pandas._libs.tslibs.timedeltas' from '/home/user/.local/lib/python3.12/site-packages/pandas/_libs/tslibs/timedeltas.cpython-312-x86_64-linux-gnu.so'&gt;" calcext:value-type="string">
            <text:p>&lt;module 'pandas._libs.tslibs.timedeltas' from '/home/user/.local/lib/python3.12/site-packages/pandas/_libs/tslibs/timedelta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zconversion" calcext:value-type="string">
            <text:p>pandas._libs.tslibs.tzconversion</text:p>
          </table:table-cell>
          <table:table-cell office:value-type="string" office:string-value="&lt;module 'pandas._libs.tslibs.tzconversion' from '/home/user/.local/lib/python3.12/site-packages/pandas/_libs/tslibs/tzconversion.cpython-312-x86_64-linux-gnu.so'&gt;" calcext:value-type="string">
            <text:p>&lt;module 'pandas._libs.tslibs.tzconversion' from '/home/user/.local/lib/python3.12/site-packages/pandas/_libs/tslibs/tzconversi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timestamps" calcext:value-type="string">
            <text:p>pandas._libs.tslibs.timestamps</text:p>
          </table:table-cell>
          <table:table-cell office:value-type="string" office:string-value="&lt;module 'pandas._libs.tslibs.timestamps' from '/home/user/.local/lib/python3.12/site-packages/pandas/_libs/tslibs/timestamps.cpython-312-x86_64-linux-gnu.so'&gt;" calcext:value-type="string">
            <text:p>&lt;module 'pandas._libs.tslibs.timestamps' from '/home/user/.local/lib/python3.12/site-packages/pandas/_libs/tslibs/timestamp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properties" calcext:value-type="string">
            <text:p>pandas._libs.properties</text:p>
          </table:table-cell>
          <table:table-cell office:value-type="string" office:string-value="&lt;module 'pandas._libs.properties' from '/home/user/.local/lib/python3.12/site-packages/pandas/_libs/properties.cpython-312-x86_64-linux-gnu.so'&gt;" calcext:value-type="string">
            <text:p>&lt;module 'pandas._libs.properties' from '/home/user/.local/lib/python3.12/site-packages/pandas/_libs/propertie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offsets" calcext:value-type="string">
            <text:p>pandas._libs.tslibs.offsets</text:p>
          </table:table-cell>
          <table:table-cell office:value-type="string" office:string-value="&lt;module 'pandas._libs.tslibs.offsets' from '/home/user/.local/lib/python3.12/site-packages/pandas/_libs/tslibs/offsets.cpython-312-x86_64-linux-gnu.so'&gt;" calcext:value-type="string">
            <text:p>&lt;module 'pandas._libs.tslibs.offsets' from '/home/user/.local/lib/python3.12/site-packages/pandas/_libs/tslibs/offset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_decimal" calcext:value-type="string">
            <text:p>_decimal</text:p>
          </table:table-cell>
          <table:table-cell office:value-type="string" office:string-value="&lt;module '_decimal' from '/usr/lib64/python3.12/lib-dynload/_decimal.cpython-312-x86_64-linux-gnu.so'&gt;" calcext:value-type="string">
            <text:p>&lt;module '_decimal' from '/usr/lib64/python3.12/lib-dynload/_decim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decimal" calcext:value-type="string">
            <text:p>decimal</text:p>
          </table:table-cell>
          <table:table-cell office:value-type="string" office:string-value="&lt;module 'decimal' from '/usr/lib64/python3.12/decimal.py'&gt;" calcext:value-type="string">
            <text:p>&lt;module 'decimal' from '/usr/lib64/python3.12/decimal.py'&gt;</text:p>
          </table:table-cell>
        </table:table-row>
        <table:table-row table:style-name="ro1">
          <table:table-cell table:number-columns-repeated="18"/>
          <table:table-cell office:value-type="string" office:string-value="_string" calcext:value-type="string">
            <text:p>_string</text:p>
          </table:table-cell>
          <table:table-cell office:value-type="string" office:string-value="&lt;module '_string' (built-in)&gt;" calcext:value-type="string">
            <text:p>&lt;module '_string' (built-in)&gt;</text:p>
          </table:table-cell>
        </table:table-row>
        <table:table-row table:style-name="ro1">
          <table:table-cell table:number-columns-repeated="18"/>
          <table:table-cell office:value-type="string" office:string-value="string" calcext:value-type="string">
            <text:p>string</text:p>
          </table:table-cell>
          <table:table-cell office:value-type="string" office:string-value="&lt;module 'string' from '/usr/lib64/python3.12/string.py'&gt;" calcext:value-type="string">
            <text:p>&lt;module 'string' from '/usr/lib64/python3.12/string.py'&gt;</text:p>
          </table:table-cell>
        </table:table-row>
        <table:table-row table:style-name="ro1">
          <table:table-cell table:number-columns-repeated="18"/>
          <table:table-cell office:value-type="string" office:string-value="dateutil._common" calcext:value-type="string">
            <text:p>dateutil._common</text:p>
          </table:table-cell>
          <table:table-cell office:value-type="string" office:string-value="&lt;module 'dateutil._common' from '/usr/lib/python3.12/site-packages/dateutil/_common.py'&gt;" calcext:value-type="string">
            <text:p>&lt;module 'dateutil._common' from '/usr/lib/python3.12/site-packages/dateutil/_common.py'&gt;</text:p>
          </table:table-cell>
        </table:table-row>
        <table:table-row table:style-name="ro1">
          <table:table-cell table:number-columns-repeated="18"/>
          <table:table-cell office:value-type="string" office:string-value="dateutil.relativedelta" calcext:value-type="string">
            <text:p>dateutil.relativedelta</text:p>
          </table:table-cell>
          <table:table-cell office:value-type="string" office:string-value="&lt;module 'dateutil.relativedelta' from '/usr/lib/python3.12/site-packages/dateutil/relativedelta.py'&gt;" calcext:value-type="string">
            <text:p>&lt;module 'dateutil.relativedelta' from '/usr/lib/python3.12/site-packages/dateutil/relativedelta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._parser" calcext:value-type="string">
            <text:p>dateutil.parser._parser</text:p>
          </table:table-cell>
          <table:table-cell office:value-type="string" office:string-value="&lt;module 'dateutil.parser._parser' from '/usr/lib/python3.12/site-packages/dateutil/parser/_parser.py'&gt;" calcext:value-type="string">
            <text:p>&lt;module 'dateutil.parser._parser' from '/usr/lib/python3.12/site-packages/dateutil/parser/_parser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.isoparser" calcext:value-type="string">
            <text:p>dateutil.parser.isoparser</text:p>
          </table:table-cell>
          <table:table-cell office:value-type="string" office:string-value="&lt;module 'dateutil.parser.isoparser' from '/usr/lib/python3.12/site-packages/dateutil/parser/isoparser.py'&gt;" calcext:value-type="string">
            <text:p>&lt;module 'dateutil.parser.isoparser' from '/usr/lib/python3.12/site-packages/dateutil/parser/isoparser.py'&gt;</text:p>
          </table:table-cell>
        </table:table-row>
        <table:table-row table:style-name="ro1">
          <table:table-cell table:number-columns-repeated="18"/>
          <table:table-cell office:value-type="string" office:string-value="dateutil.parser" calcext:value-type="string">
            <text:p>dateutil.parser</text:p>
          </table:table-cell>
          <table:table-cell office:value-type="string" office:string-value="&lt;module 'dateutil.parser' from '/usr/lib/python3.12/site-packages/dateutil/parser/__init__.py'&gt;" calcext:value-type="string">
            <text:p>&lt;module 'dateutil.parser' from '/usr/lib/python3.12/site-packages/dateutil/parser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strptime" calcext:value-type="string">
            <text:p>pandas._libs.tslibs.strptime</text:p>
          </table:table-cell>
          <table:table-cell office:value-type="string" office:string-value="&lt;module 'pandas._libs.tslibs.strptime' from '/home/user/.local/lib/python3.12/site-packages/pandas/_libs/tslibs/strptime.cpython-312-x86_64-linux-gnu.so'&gt;" calcext:value-type="string">
            <text:p>&lt;module 'pandas._libs.tslibs.strptime' from '/home/user/.local/lib/python3.12/site-packages/pandas/_libs/tslibs/strptim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parsing" calcext:value-type="string">
            <text:p>pandas._libs.tslibs.parsing</text:p>
          </table:table-cell>
          <table:table-cell office:value-type="string" office:string-value="&lt;module 'pandas._libs.tslibs.parsing' from '/home/user/.local/lib/python3.12/site-packages/pandas/_libs/tslibs/parsing.cpython-312-x86_64-linux-gnu.so'&gt;" calcext:value-type="string">
            <text:p>&lt;module 'pandas._libs.tslibs.parsing' from '/home/user/.local/lib/python3.12/site-packages/pandas/_libs/tslibs/parsin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conversion" calcext:value-type="string">
            <text:p>pandas._libs.tslibs.conversion</text:p>
          </table:table-cell>
          <table:table-cell office:value-type="string" office:string-value="&lt;module 'pandas._libs.tslibs.conversion' from '/home/user/.local/lib/python3.12/site-packages/pandas/_libs/tslibs/conversion.cpython-312-x86_64-linux-gnu.so'&gt;" calcext:value-type="string">
            <text:p>&lt;module 'pandas._libs.tslibs.conversion' from '/home/user/.local/lib/python3.12/site-packages/pandas/_libs/tslibs/conversion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period" calcext:value-type="string">
            <text:p>pandas._libs.tslibs.period</text:p>
          </table:table-cell>
          <table:table-cell office:value-type="string" office:string-value="&lt;module 'pandas._libs.tslibs.period' from '/home/user/.local/lib/python3.12/site-packages/pandas/_libs/tslibs/period.cpython-312-x86_64-linux-gnu.so'&gt;" calcext:value-type="string">
            <text:p>&lt;module 'pandas._libs.tslibs.period' from '/home/user/.local/lib/python3.12/site-packages/pandas/_libs/tslibs/perio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.vectorized" calcext:value-type="string">
            <text:p>pandas._libs.tslibs.vectorized</text:p>
          </table:table-cell>
          <table:table-cell office:value-type="string" office:string-value="&lt;module 'pandas._libs.tslibs.vectorized' from '/home/user/.local/lib/python3.12/site-packages/pandas/_libs/tslibs/vectorized.cpython-312-x86_64-linux-gnu.so'&gt;" calcext:value-type="string">
            <text:p>&lt;module 'pandas._libs.tslibs.vectorized' from '/home/user/.local/lib/python3.12/site-packages/pandas/_libs/tslibs/vectorized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tslibs" calcext:value-type="string">
            <text:p>pandas._libs.tslibs</text:p>
          </table:table-cell>
          <table:table-cell office:value-type="string" office:string-value="&lt;module 'pandas._libs.tslibs' from '/home/user/.local/lib/python3.12/site-packages/pandas/_libs/tslibs/__init__.py'&gt;" calcext:value-type="string">
            <text:p>&lt;module 'pandas._libs.tslibs' from '/home/user/.local/lib/python3.12/site-packages/pandas/_libs/tslib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ops_dispatch" calcext:value-type="string">
            <text:p>pandas._libs.ops_dispatch</text:p>
          </table:table-cell>
          <table:table-cell office:value-type="string" office:string-value="&lt;module 'pandas._libs.ops_dispatch' from '/home/user/.local/lib/python3.12/site-packages/pandas/_libs/ops_dispatch.cpython-312-x86_64-linux-gnu.so'&gt;" calcext:value-type="string">
            <text:p>&lt;module 'pandas._libs.ops_dispatch' from '/home/user/.local/lib/python3.12/site-packages/pandas/_libs/ops_dispatch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missing" calcext:value-type="string">
            <text:p>pandas._libs.missing</text:p>
          </table:table-cell>
          <table:table-cell office:value-type="string" office:string-value="&lt;module 'pandas._libs.missing' from '/home/user/.local/lib/python3.12/site-packages/pandas/_libs/missing.cpython-312-x86_64-linux-gnu.so'&gt;" calcext:value-type="string">
            <text:p>&lt;module 'pandas._libs.missing' from '/home/user/.local/lib/python3.12/site-packages/pandas/_libs/missing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hashtable" calcext:value-type="string">
            <text:p>pandas._libs.hashtable</text:p>
          </table:table-cell>
          <table:table-cell office:value-type="string" office:string-value="&lt;module 'pandas._libs.hashtable' from '/home/user/.local/lib/python3.12/site-packages/pandas/_libs/hashtable.cpython-312-x86_64-linux-gnu.so'&gt;" calcext:value-type="string">
            <text:p>&lt;module 'pandas._libs.hashtable' from '/home/user/.local/lib/python3.12/site-packages/pandas/_libs/hashtable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algos" calcext:value-type="string">
            <text:p>pandas._libs.algos</text:p>
          </table:table-cell>
          <table:table-cell office:value-type="string" office:string-value="&lt;module 'pandas._libs.algos' from '/home/user/.local/lib/python3.12/site-packages/pandas/_libs/algos.cpython-312-x86_64-linux-gnu.so'&gt;" calcext:value-type="string">
            <text:p>&lt;module 'pandas._libs.algos' from '/home/user/.local/lib/python3.12/site-packages/pandas/_libs/algos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.interval" calcext:value-type="string">
            <text:p>pandas._libs.interval</text:p>
          </table:table-cell>
          <table:table-cell office:value-type="string" office:string-value="&lt;module 'pandas._libs.interval' from '/home/user/.local/lib/python3.12/site-packages/pandas/_libs/interval.cpython-312-x86_64-linux-gnu.so'&gt;" calcext:value-type="string">
            <text:p>&lt;module 'pandas._libs.interval' from '/home/user/.local/lib/python3.12/site-packages/pandas/_libs/interval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_libs" calcext:value-type="string">
            <text:p>pandas._libs</text:p>
          </table:table-cell>
          <table:table-cell office:value-type="string" office:string-value="&lt;module 'pandas._libs' from '/home/user/.local/lib/python3.12/site-packages/pandas/_libs/__init__.py'&gt;" calcext:value-type="string">
            <text:p>&lt;module 'pandas._libs' from '/home/user/.local/lib/python3.12/site-packages/pandas/_lib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" calcext:value-type="string">
            <text:p>pandas.core.dtypes</text:p>
          </table:table-cell>
          <table:table-cell office:value-type="string" office:string-value="&lt;module 'pandas.core.dtypes' from '/home/user/.local/lib/python3.12/site-packages/pandas/core/dtypes/__init__.py'&gt;" calcext:value-type="string">
            <text:p>&lt;module 'pandas.core.dtypes' from '/home/user/.local/lib/python3.12/site-packages/pandas/core/dtype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_libs.lib" calcext:value-type="string">
            <text:p>pandas._libs.lib</text:p>
          </table:table-cell>
          <table:table-cell office:value-type="string" office:string-value="&lt;module 'pandas._libs.lib' from '/home/user/.local/lib/python3.12/site-packages/pandas/_libs/lib.cpython-312-x86_64-linux-gnu.so'&gt;" calcext:value-type="string">
            <text:p>&lt;module 'pandas._libs.lib' from '/home/user/.local/lib/python3.12/site-packages/pandas/_libs/lib.cpython-312-x86_64-linux-gnu.so'&gt;</text:p>
          </table:table-cell>
        </table:table-row>
        <table:table-row table:style-name="ro1">
          <table:table-cell table:number-columns-repeated="18"/>
          <table:table-cell office:value-type="string" office:string-value="pandas.errors" calcext:value-type="string">
            <text:p>pandas.errors</text:p>
          </table:table-cell>
          <table:table-cell office:value-type="string" office:string-value="&lt;module 'pandas.errors' from '/home/user/.local/lib/python3.12/site-packages/pandas/errors/__init__.py'&gt;" calcext:value-type="string">
            <text:p>&lt;module 'pandas.errors' from '/home/user/.local/lib/python3.12/site-packages/pandas/error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generic" calcext:value-type="string">
            <text:p>pandas.core.dtypes.generic</text:p>
          </table:table-cell>
          <table:table-cell office:value-type="string" office:string-value="&lt;module 'pandas.core.dtypes.generic' from '/home/user/.local/lib/python3.12/site-packages/pandas/core/dtypes/generic.py'&gt;" calcext:value-type="string">
            <text:p>&lt;module 'pandas.core.dtypes.generic' from '/home/user/.local/lib/python3.12/site-packages/pandas/core/dtypes/generic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base" calcext:value-type="string">
            <text:p>pandas.core.dtypes.base</text:p>
          </table:table-cell>
          <table:table-cell office:value-type="string" office:string-value="&lt;module 'pandas.core.dtypes.base' from '/home/user/.local/lib/python3.12/site-packages/pandas/core/dtypes/base.py'&gt;" calcext:value-type="string">
            <text:p>&lt;module 'pandas.core.dtypes.base' from '/home/user/.local/lib/python3.12/site-packages/pandas/core/dtypes/bas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inference" calcext:value-type="string">
            <text:p>pandas.core.dtypes.inference</text:p>
          </table:table-cell>
          <table:table-cell office:value-type="string" office:string-value="&lt;module 'pandas.core.dtypes.inference' from '/home/user/.local/lib/python3.12/site-packages/pandas/core/dtypes/inference.py'&gt;" calcext:value-type="string">
            <text:p>&lt;module 'pandas.core.dtypes.inference' from '/home/user/.local/lib/python3.12/site-packages/pandas/core/dtypes/inferenc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dtypes" calcext:value-type="string">
            <text:p>pandas.core.dtypes.dtypes</text:p>
          </table:table-cell>
          <table:table-cell office:value-type="string" office:string-value="&lt;module 'pandas.core.dtypes.dtypes' from '/home/user/.local/lib/python3.12/site-packages/pandas/core/dtypes/dtypes.py'&gt;" calcext:value-type="string">
            <text:p>&lt;module 'pandas.core.dtypes.dtypes' from '/home/user/.local/lib/python3.12/site-packages/pandas/core/dtypes/dtypes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ommon" calcext:value-type="string">
            <text:p>pandas.core.dtypes.common</text:p>
          </table:table-cell>
          <table:table-cell office:value-type="string" office:string-value="&lt;module 'pandas.core.dtypes.common' from '/home/user/.local/lib/python3.12/site-packages/pandas/core/dtypes/common.py'&gt;" calcext:value-type="string">
            <text:p>&lt;module 'pandas.core.dtypes.common' from '/home/user/.local/lib/python3.12/site-packages/pandas/core/dtypes/common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missing" calcext:value-type="string">
            <text:p>pandas.core.dtypes.missing</text:p>
          </table:table-cell>
          <table:table-cell office:value-type="string" office:string-value="&lt;module 'pandas.core.dtypes.missing' from '/home/user/.local/lib/python3.12/site-packages/pandas/core/dtypes/missing.py'&gt;" calcext:value-type="string">
            <text:p>&lt;module 'pandas.core.dtypes.missing' from '/home/user/.local/lib/python3.12/site-packages/pandas/core/dtypes/missing.py'&gt;</text:p>
          </table:table-cell>
        </table:table-row>
        <table:table-row table:style-name="ro1">
          <table:table-cell table:number-columns-repeated="18"/>
          <table:table-cell office:value-type="string" office:string-value="pandas.util._decorators" calcext:value-type="string">
            <text:p>pandas.util._decorators</text:p>
          </table:table-cell>
          <table:table-cell office:value-type="string" office:string-value="&lt;module 'pandas.util._decorators' from '/home/user/.local/lib/python3.12/site-packages/pandas/util/_decorators.py'&gt;" calcext:value-type="string">
            <text:p>&lt;module 'pandas.util._decorators' from '/home/user/.local/lib/python3.12/site-packages/pandas/util/_decorators.py'&gt;</text:p>
          </table:table-cell>
        </table:table-row>
        <table:table-row table:style-name="ro1">
          <table:table-cell table:number-columns-repeated="18"/>
          <table:table-cell office:value-type="string" office:string-value="pandas.io" calcext:value-type="string">
            <text:p>pandas.io</text:p>
          </table:table-cell>
          <table:table-cell office:value-type="string" office:string-value="&lt;module 'pandas.io' from '/home/user/.local/lib/python3.12/site-packages/pandas/io/__init__.py'&gt;" calcext:value-type="string">
            <text:p>&lt;module 'pandas.io' from '/home/user/.local/lib/python3.12/site-packages/pandas/io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io._util" calcext:value-type="string">
            <text:p>pandas.io._util</text:p>
          </table:table-cell>
          <table:table-cell office:value-type="string" office:string-value="&lt;module 'pandas.io._util' from '/home/user/.local/lib/python3.12/site-packages/pandas/io/_util.py'&gt;" calcext:value-type="string">
            <text:p>&lt;module 'pandas.io._util' from '/home/user/.local/lib/python3.12/site-packages/pandas/io/_util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ast" calcext:value-type="string">
            <text:p>pandas.core.dtypes.cast</text:p>
          </table:table-cell>
          <table:table-cell office:value-type="string" office:string-value="&lt;module 'pandas.core.dtypes.cast' from '/home/user/.local/lib/python3.12/site-packages/pandas/core/dtypes/cast.py'&gt;" calcext:value-type="string">
            <text:p>&lt;module 'pandas.core.dtypes.cast' from '/home/user/.local/lib/python3.12/site-packages/pandas/core/dtypes/cast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astype" calcext:value-type="string">
            <text:p>pandas.core.dtypes.astype</text:p>
          </table:table-cell>
          <table:table-cell office:value-type="string" office:string-value="&lt;module 'pandas.core.dtypes.astype' from '/home/user/.local/lib/python3.12/site-packages/pandas/core/dtypes/astype.py'&gt;" calcext:value-type="string">
            <text:p>&lt;module 'pandas.core.dtypes.astype' from '/home/user/.local/lib/python3.12/site-packages/pandas/core/dtypes/astype.py'&gt;</text:p>
          </table:table-cell>
        </table:table-row>
        <table:table-row table:style-name="ro1">
          <table:table-cell table:number-columns-repeated="18"/>
          <table:table-cell office:value-type="string" office:string-value="pandas.core.dtypes.concat" calcext:value-type="string">
            <text:p>pandas.core.dtypes.concat</text:p>
          </table:table-cell>
          <table:table-cell office:value-type="string" office:string-value="&lt;module 'pandas.core.dtypes.concat' from '/home/user/.local/lib/python3.12/site-packages/pandas/core/dtypes/concat.py'&gt;" calcext:value-type="string">
            <text:p>&lt;module 'pandas.core.dtypes.concat' from '/home/user/.local/lib/python3.12/site-packages/pandas/core/dtypes/concat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_algos" calcext:value-type="string">
            <text:p>pandas.core.array_algos</text:p>
          </table:table-cell>
          <table:table-cell office:value-type="string" office:string-value="&lt;module 'pandas.core.array_algos' from '/home/user/.local/lib/python3.12/site-packages/pandas/core/array_algos/__init__.py'&gt;" calcext:value-type="string">
            <text:p>&lt;module 'pandas.core.array_algos' from '/home/user/.local/lib/python3.12/site-packages/pandas/core/array_algo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common" calcext:value-type="string">
            <text:p>pandas.core.common</text:p>
          </table:table-cell>
          <table:table-cell office:value-type="string" office:string-value="&lt;module 'pandas.core.common' from '/home/user/.local/lib/python3.12/site-packages/pandas/core/common.py'&gt;" calcext:value-type="string">
            <text:p>&lt;module 'pandas.core.common' from '/home/user/.local/lib/python3.12/site-packages/pandas/core/common.py'&gt;</text:p>
          </table:table-cell>
        </table:table-row>
        <table:table-row table:style-name="ro1">
          <table:table-cell table:number-columns-repeated="18"/>
          <table:table-cell office:value-type="string" office:string-value="pandas.core.construction" calcext:value-type="string">
            <text:p>pandas.core.construction</text:p>
          </table:table-cell>
          <table:table-cell office:value-type="string" office:string-value="&lt;module 'pandas.core.construction' from '/home/user/.local/lib/python3.12/site-packages/pandas/core/construction.py'&gt;" calcext:value-type="string">
            <text:p>&lt;module 'pandas.core.construction' from '/home/user/.local/lib/python3.12/site-packages/pandas/core/construction.py'&gt;</text:p>
          </table:table-cell>
        </table:table-row>
        <table:table-row table:style-name="ro1">
          <table:table-cell table:number-columns-repeated="18"/>
          <table:table-cell office:value-type="string" office:string-value="pandas.core.array_algos.take" calcext:value-type="string">
            <text:p>pandas.core.array_algos.take</text:p>
          </table:table-cell>
          <table:table-cell office:value-type="string" office:string-value="&lt;module 'pandas.core.array_algos.take' from '/home/user/.local/lib/python3.12/site-packages/pandas/core/array_algos/take.py'&gt;" calcext:value-type="string">
            <text:p>&lt;module 'pandas.core.array_algos.take' from '/home/user/.local/lib/python3.12/site-packages/pandas/core/array_algos/take.py'&gt;</text:p>
          </table:table-cell>
        </table:table-row>
        <table:table-row table:style-name="ro1">
          <table:table-cell table:number-columns-repeated="18"/>
          <table:table-cell office:value-type="string" office:string-value="pandas.core.indexers.utils" calcext:value-type="string">
            <text:p>pandas.core.indexers.utils</text:p>
          </table:table-cell>
          <table:table-cell office:value-type="string" office:string-value="&lt;module 'pandas.core.indexers.utils' from '/home/user/.local/lib/python3.12/site-packages/pandas/core/indexers/utils.py'&gt;" calcext:value-type="string">
            <text:p>&lt;module 'pandas.core.indexers.utils' from '/home/user/.local/lib/python3.12/site-packages/pandas/core/indexers/utils.py'&gt;</text:p>
          </table:table-cell>
        </table:table-row>
        <table:table-row table:style-name="ro1">
          <table:table-cell table:number-columns-repeated="18"/>
          <table:table-cell office:value-type="string" office:string-value="pandas.core.indexers" calcext:value-type="string">
            <text:p>pandas.core.indexers</text:p>
          </table:table-cell>
          <table:table-cell office:value-type="string" office:string-value="&lt;module 'pandas.core.indexers' from '/home/user/.local/lib/python3.12/site-packages/pandas/core/indexers/__init__.py'&gt;" calcext:value-type="string">
            <text:p>&lt;module 'pandas.core.indexers' from '/home/user/.local/lib/python3.12/site-packages/pandas/core/indexers/__init__.py'&gt;</text:p>
          </table:table-cell>
        </table:table-row>
        <table:table-row table:style-name="ro1">
          <table:table-cell table:number-columns-repeated="18"/>
          <table:table-cell office:value-type="string" office:string-value="pandas.core.algorithms" calcext:value-type="string">
            <text:p>pandas.core.algorithms</text:p>
          </table:table-cell>
          <table:table-cell office:value-type="string" office:string-value="&lt;module 'pandas.core.algorithms' from '/home/user/.local/lib/python3.12/site-packages/pandas/core/algorithms.py'&gt;" calcext:value-type="string">
            <text:p>&lt;module 'pandas.core.algorithms' from '/home/user/.local/lib/python3.12/site-packages/pandas/core/algorithms.py'&gt;</text:p>
          </table:table-cell>
        </table:table-row>
        <table:table-row table:style-name="ro1" table:number-rows-repeated="104823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5:05:28.377825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25:45.504375970</meta:creation-date>
    <dc:date>2024-05-05T15:07:29.676254169</dc:date>
    <meta:editing-duration>PT1H46M</meta:editing-duration>
    <meta:editing-cycles>121</meta:editing-cycles>
    <meta:generator>LibreOffice/24.2.3.2$Linux_X86_64 LibreOffice_project/420$Build-2</meta:generator>
    <meta:document-statistic meta:table-count="1" meta:cell-count="1151" meta:object-count="0"/>
  </office:meta>
</office:document-meta>
</file>